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6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8.615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9.79cm"/>
    </style:style>
    <style:style style:name="co12" style:family="table-column">
      <style:table-column-properties fo:break-before="auto" style:column-width="10.7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175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4.307cm"/>
    </style:style>
    <style:style style:name="co18" style:family="table-column">
      <style:table-column-properties fo:break-before="auto" style:column-width="8.223cm"/>
    </style:style>
    <style:style style:name="co19" style:family="table-column">
      <style:table-column-properties fo:break-before="auto" style:column-width="11.748cm"/>
    </style:style>
    <style:style style:name="co20" style:family="table-column">
      <style:table-column-properties fo:break-before="auto" style:column-width="1.699cm"/>
    </style:style>
    <style:style style:name="co21" style:family="table-column">
      <style:table-column-properties fo:break-before="auto" style:column-width="17.621cm"/>
    </style:style>
    <style:style style:name="co22" style:family="table-column">
      <style:table-column-properties fo:break-before="auto" style:column-width="8.81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695cm"/>
    </style:style>
    <style:style style:name="co25" style:family="table-column">
      <style:table-column-properties fo:break-before="auto" style:column-width="1.143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2.533cm"/>
    </style:style>
    <style:style style:name="co30" style:family="table-column">
      <style:table-column-properties fo:break-before="auto" style:column-width="2.069cm"/>
    </style:style>
    <style:style style:name="co31" style:family="table-column">
      <style:table-column-properties fo:break-before="auto" style:column-width="2.559cm"/>
    </style:style>
    <style:style style:name="co32" style:family="table-column">
      <style:table-column-properties fo:break-before="auto" style:column-width="4.466cm"/>
    </style:style>
    <style:style style:name="co33" style:family="table-column">
      <style:table-column-properties fo:break-before="auto" style:column-width="1.298cm"/>
    </style:style>
    <style:style style:name="co34" style:family="table-column">
      <style:table-column-properties fo:break-before="auto" style:column-width="1.348cm"/>
    </style:style>
    <style:style style:name="co35" style:family="table-column">
      <style:table-column-properties fo:break-before="auto" style:column-width="1.476cm"/>
    </style:style>
    <style:style style:name="co36" style:family="table-column">
      <style:table-column-properties fo:break-before="auto" style:column-width="3.665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1.679cm"/>
    </style:style>
    <style:style style:name="co39" style:family="table-column">
      <style:table-column-properties fo:break-before="auto" style:column-width="1.857cm"/>
    </style:style>
    <style:style style:name="co40" style:family="table-column">
      <style:table-column-properties fo:break-before="auto" style:column-width="1.526cm"/>
    </style:style>
    <style:style style:name="co41" style:family="table-column">
      <style:table-column-properties fo:break-before="auto" style:column-width="1.806cm"/>
    </style:style>
    <style:style style:name="co42" style:family="table-column">
      <style:table-column-properties fo:break-before="auto" style:column-width="10.181cm"/>
    </style:style>
    <style:style style:name="co43" style:family="table-column">
      <style:table-column-properties fo:break-before="auto" style:column-width="1.697cm"/>
    </style:style>
    <style:style style:name="co44" style:family="table-column">
      <style:table-column-properties fo:break-before="auto" style:column-width="3.413cm"/>
    </style:style>
    <style:style style:name="co45" style:family="table-column">
      <style:table-column-properties fo:break-before="auto" style:column-width="1.016cm"/>
    </style:style>
    <style:style style:name="co46" style:family="table-column">
      <style:table-column-properties fo:break-before="auto" style:column-width="2.163cm"/>
    </style:style>
    <style:style style:name="co47" style:family="table-column">
      <style:table-column-properties fo:break-before="auto" style:column-width="4.581cm"/>
    </style:style>
    <style:style style:name="co48" style:family="table-column">
      <style:table-column-properties fo:break-before="auto" style:column-width="2.111cm"/>
    </style:style>
    <style:style style:name="co49" style:family="table-column">
      <style:table-column-properties fo:break-before="auto" style:column-width="2.242cm"/>
    </style:style>
    <style:style style:name="co50" style:family="table-column">
      <style:table-column-properties fo:break-before="auto" style:column-width="3.18cm"/>
    </style:style>
    <style:style style:name="co51" style:family="table-column">
      <style:table-column-properties fo:break-before="auto" style:column-width="2.57cm"/>
    </style:style>
    <style:style style:name="co52" style:family="table-column">
      <style:table-column-properties fo:break-before="auto" style:column-width="1.478cm"/>
    </style:style>
    <style:style style:name="co53" style:family="table-column">
      <style:table-column-properties fo:break-before="auto" style:column-width="1.752cm"/>
    </style:style>
    <style:style style:name="co54" style:family="table-column">
      <style:table-column-properties fo:break-before="auto" style:column-width="2.323cm"/>
    </style:style>
    <style:style style:name="co55" style:family="table-column">
      <style:table-column-properties fo:break-before="auto" style:column-width="9.999cm"/>
    </style:style>
    <style:style style:name="co56" style:family="table-column">
      <style:table-column-properties fo:break-before="auto" style:column-width="5.475cm"/>
    </style:style>
    <style:style style:name="co57" style:family="table-column">
      <style:table-column-properties fo:break-before="auto" style:column-width="3.404cm"/>
    </style:style>
    <style:style style:name="co58" style:family="table-column">
      <style:table-column-properties fo:break-before="auto" style:column-width="3.35cm"/>
    </style:style>
    <style:style style:name="co59" style:family="table-column">
      <style:table-column-properties fo:break-before="auto" style:column-width="7.624cm"/>
    </style:style>
    <style:style style:name="co60" style:family="table-column">
      <style:table-column-properties fo:break-before="auto" style:column-width="3.84cm"/>
    </style:style>
    <style:style style:name="co61" style:family="table-column">
      <style:table-column-properties fo:break-before="auto" style:column-width="2.741cm"/>
    </style:style>
    <style:style style:name="co62" style:family="table-column">
      <style:table-column-properties fo:break-before="auto" style:column-width="4.699cm"/>
    </style:style>
    <style:style style:name="co63" style:family="table-column">
      <style:table-column-properties fo:break-before="auto" style:column-width="14.097cm"/>
    </style:style>
    <style:style style:name="co64" style:family="table-column">
      <style:table-column-properties fo:break-before="auto" style:column-width="6.006cm"/>
    </style:style>
    <style:style style:name="co65" style:family="table-column">
      <style:table-column-properties fo:break-before="auto" style:column-width="22.909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2.1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2.027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5.976cm" fo:break-before="auto" style:use-optimal-row-height="true"/>
    </style:style>
    <style:style style:name="ro20" style:family="table-row">
      <style:table-row-properties style:row-height="4.001cm" fo:break-before="auto" style:use-optimal-row-height="true"/>
    </style:style>
    <style:style style:name="ro21" style:family="table-row">
      <style:table-row-properties style:row-height="1.191cm" fo:break-before="auto" style:use-optimal-row-height="false"/>
    </style:style>
    <style:style style:name="ro22" style:family="table-row">
      <style:table-row-properties style:row-height="0.762cm" fo:break-before="auto" style:use-optimal-row-height="true"/>
    </style:style>
    <style:style style:name="ta1" style:family="table" style:master-page-name="PageStyle_5f_Table_5f_A_5f_SE">
      <style:table-properties table:display="true" style:writing-mode="lr-tb"/>
    </style:style>
    <style:style style:name="ta2" style:family="table" style:master-page-name="PageStyle_5f_Table_5f_A_5f_Arduino">
      <style:table-properties table:display="true" style:writing-mode="lr-tb"/>
    </style:style>
    <style:style style:name="ta3" style:family="table" style:master-page-name="PageStyle_5f_Audit_5f_Cohérence">
      <style:table-properties table:display="true" style:writing-mode="lr-tb"/>
    </style:style>
    <style:style style:name="ta4" style:family="table" style:master-page-name="PageStyle_5f_Légend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49" style:family="table-cell" style:parent-style-name="Default">
      <style:table-cell-properties fo:background-color="#1f4e7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Default">
      <style:table-cell-properties fo:background-color="#1f4e79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fo:background-color="#ddeeff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ackground-color="#ffe6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ackground-color="#e2efda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ackground-color="#e2d0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fo:background-color="#dae8f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ackground-color="#d5e8d4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fff0e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fo:background-color="#e8e0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ackground-color="#f0f0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f8e8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>
      <style:table-cell-properties fo:background-color="#ddeeff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ackground-color="#ffe6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>
      <style:table-cell-properties fo:background-color="#e2efda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8" style:family="table-cell" style:parent-style-name="Default">
      <style:table-cell-properties fo:background-color="#e2d0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fo:background-color="#dae8f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>
      <style:table-cell-properties fo:background-color="#d5e8d4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fo:background-color="#fff0e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>
      <style:table-cell-properties fo:background-color="#e8e0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fo:background-color="#f0f0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Default">
      <style:table-cell-properties fo:background-color="#f8e8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5" style:family="table-cell" style:parent-style-name="Default">
      <style:table-cell-properties fo:background-color="#dff0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ackground-color="#d6ea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ackground-color="#fadb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ackground-color="#fef9e7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>
      <style:table-cell-properties fo:background-color="#f5ee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ackground-color="#1a252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2e405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ackground-color="#fef9e7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>
      <style:table-cell-properties fo:background-color="#d6e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>
      <style:table-cell-properties fo:background-color="#d5f5e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ackground-color="#fef9e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>
      <style:table-cell-properties fo:background-color="#d6e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>
      <style:table-cell-properties fo:background-color="#d5f5e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="none" style:rotation-align="none"/>
      <style:text-properties fo:color="#1a252f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92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193" style:family="table-cell" style:parent-style-name="Default">
      <style:table-cell-properties fo:border="none" style:rotation-align="none"/>
      <style:text-properties fo:color="#1a7741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>
      <style:table-cell-properties fo:border="none" style:rotation-align="none"/>
      <style:text-properties fo:color="#1a7741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5" style:family="table-cell" style:parent-style-name="Default">
      <style:table-cell-properties fo:border="none" style:rotation-align="none"/>
      <style:text-properties fo:color="#2e4057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>
      <style:table-cell-properties fo:border="none" style:rotation-align="none"/>
      <style:text-properties fo:color="#1a5276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>
      <style:table-cell-properties style:rotation-align="none"/>
      <style:text-properties fo:color="#1a5276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>
      <style:table-cell-properties fo:border="none" style:rotation-align="none"/>
      <style:text-properties fo:color="#784212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0" style:family="table-cell" style:parent-style-name="Default">
      <style:table-cell-properties style:rotation-align="none"/>
      <style:text-properties fo:color="#784212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fo:border="none" style:rotation-align="none"/>
      <style:text-properties fo:color="#6c3483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rotation-align="none"/>
      <style:text-properties fo:color="#6c3483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3" style:family="table-cell" style:parent-style-name="Default">
      <style:table-cell-properties fo:border="none" style:rotation-align="none"/>
      <style:text-properties fo:color="#b7410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>
      <style:table-cell-properties style:rotation-align="none"/>
      <style:text-properties fo:color="#b7410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>
        <loext:char-complex-color loext:theme-type="dark1" loext:color-type="theme"/>
      </style:text-properties>
    </style:style>
    <style:style style:name="ce206" style:family="table-cell" style:parent-style-name="Default">
      <style:table-cell-properties fo:border="none" style:rotation-align="none"/>
      <style:text-properties fo:color="#1a252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7" style:family="table-cell" style:parent-style-name="Default">
      <style:table-cell-properties fo:background-color="#2e4057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8" style:family="table-cell" style:parent-style-name="Default">
      <style:table-cell-properties fo:background-color="#f5f5f5"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>
      <style:table-cell-properties fo:background-color="#f5f5f5"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Default">
      <style:table-cell-properties style:rotation-align="none"/>
      <style:text-properties fo:color="#555555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2" style:family="table-cell" style:parent-style-name="Default">
      <style:table-cell-properties fo:background-color="#f5f5f5" style:rotation-align="none"/>
      <style:text-properties fo:color="#555555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Default">
      <style:table-cell-properties fo:wrap-option="wrap"/>
    </style:style>
    <style:style style:name="ce67" style:family="table-cell" style:parent-style-name="Default">
      <style:table-cell-properties fo:wrap-option="wrap" style:vertical-align="automatic"/>
    </style:style>
    <style:style style:name="ce214" style:family="table-cell" style:parent-style-name="Default">
      <style:table-cell-properties fo:wrap-option="wrap" style:vertical-align="automatic"/>
    </style:style>
    <style:style style:name="ce69" style:family="table-cell" style:parent-style-name="Default">
      <style:table-cell-properties style:vertical-align="automatic"/>
    </style:style>
    <style:style style:name="ce215" style:family="table-cell" style:parent-style-name="Default">
      <style:table-cell-properties style:vertical-align="automatic"/>
    </style:style>
    <style:style style:name="ce216" style:family="table-cell" style:parent-style-name="Default">
      <style:table-cell-properties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SimSun" style:language-asian="zh" style:country-asian="CN" style:font-style-asian="normal" style:font-weight-asian="normal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language-asian="zh" style:country-asian="CN" style:font-style-asian="normal" style:font-weight-asian="normal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7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1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1f4e79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ffff00" fo:wrap-option="wrap" fo:border="0.11pt solid #000000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1" style:language-asian="zh" style:country-asian="CN" style:font-style-asian="normal" style:font-weight-asian="bold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d6e4f0" fo:wrap-option="wrap" fo:border="0.11pt solid #000000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1" style:language-asian="zh" style:country-asian="CN" style:font-style-asian="normal" style:font-weight-asian="bold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ff" fo:wrap-option="wrap" fo:border="0.11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language-asian="zh" style:country-asian="CN" style:font-style-asian="normal" style:font-weight-asian="normal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5f5f5" fo:wrap-option="wrap" fo:border="0.11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language-asian="zh" style:country-asian="CN" style:font-style-asian="normal" style:font-weight-asian="normal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2" fo:font-size="10pt" fo:language="fr" fo:country="FR" style:language-asian="zh" style:country-asian="CN" style:language-complex="fr" style:country-complex="FR" style:font-name-asian="Arial1" style:font-name-complex="Arial2" style:font-size-complex="10pt"/>
    </style:style>
    <style:style style:name="T2" style:family="text">
      <style:text-properties style:font-name="Cambri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size-asian="9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2" fo:font-size="10pt" style:language-complex="fr" style:country-complex="FR" style:font-name-asian="Arial1" style:font-name-complex="Arial2" style:font-size-complex="10pt"/>
    </style:style>
    <style:style style:name="T4" style:family="text">
      <style:text-properties fo:color="#cc0000" style:font-name="Arial2" fo:font-size="8pt" fo:language="fr" fo:country="FR" style:language-asian="zh" style:country-asian="CN" style:language-complex="fr" style:country-complex="FR" style:font-name-asian="Arial1" style:font-name-complex="Arial2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Table_A_SE" table:style-name="ta1">
        <office:forms form:automatic-focus="false" form:apply-design-mode="false"/>
        <table:table-column table:style-name="co1" table:default-cell-style-name="ce154"/>
        <table:table-column table:style-name="co2" table:default-cell-style-name="ce166"/>
        <table:table-column table:style-name="co3" table:default-cell-style-name="ce154"/>
        <table:table-column table:style-name="co4" table:default-cell-style-name="ce176"/>
        <table:table-column table:style-name="co5" table:default-cell-style-name="ce154"/>
        <table:table-column table:style-name="co6" table:default-cell-style-name="ce154"/>
        <table:table-column table:style-name="co7" table:default-cell-style-name="ce154"/>
        <table:table-column table:style-name="co8" table:number-columns-repeated="2" table:default-cell-style-name="ce154"/>
        <table:table-column table:style-name="co9" table:default-cell-style-name="ce154"/>
        <table:table-column table:style-name="co10" table:default-cell-style-name="ce154"/>
        <table:table-column table:style-name="co5" table:default-cell-style-name="ce178"/>
        <table:table-column table:style-name="co5" table:default-cell-style-name="ce154"/>
        <table:table-column table:style-name="co11" table:default-cell-style-name="ce154"/>
        <table:table-column table:style-name="co12" table:default-cell-style-name="ce154"/>
        <table:table-row table:style-name="ro1">
          <table:table-cell table:style-name="ce149" office:value-type="string" calcext:value-type="string" table:number-columns-spanned="15" table:number-rows-spanned="1">
            <text:p>TABLE A — Variables VPIV — Instanciation SE (Smartphone Embarqué) — Projet RZ — v3.0 — Mars 2026 <text:s/>| <text:s/>Règles : table_A_structure_regles.md v2.0 <text:s/>| <text:s/>Sources : rz_vpiv_parser v2.0 / rz_sys_monitor v4.0 / rz_gyro_manager / rz_mg_manager / rz_camera_manager v2.0 / rz_torch_manager v2.0 / rz_microSe_manager v2.0 / rz_stt_handler v2.5 / rz_appli_manager v1.2</text:p>
          </table:table-cell>
          <table:covered-table-cell table:number-columns-repeated="14" table:style-name="Default"/>
        </table:table-row>
        <table:table-row table:style-name="ro2">
          <table:table-cell table:style-name="ce150" office:value-type="string" calcext:value-type="string">
            <text:p>SOURCE</text:p>
          </table:table-cell>
          <table:table-cell table:style-name="ce150" office:value-type="string" calcext:value-type="string">
            <text:p>VAR</text:p>
          </table:table-cell>
          <table:table-cell table:style-name="ce150" office:value-type="string" calcext:value-type="string">
            <text:p>PROP</text:p>
          </table:table-cell>
          <table:table-cell table:style-name="ce150" office:value-type="string" calcext:value-type="string">
            <text:p>CAT</text:p>
          </table:table-cell>
          <table:table-cell table:style-name="ce150" office:value-type="string" calcext:value-type="string">
            <text:p>TYPE</text:p>
          </table:table-cell>
          <table:table-cell table:style-name="ce150" office:value-type="string" calcext:value-type="string">
            <text:p>FORMAT_VALUE</text:p>
          </table:table-cell>
          <table:table-cell table:style-name="ce150" office:value-type="string" calcext:value-type="string">
            <text:p>CODAGE</text:p>
          </table:table-cell>
          <table:table-cell table:style-name="ce150" office:value-type="string" calcext:value-type="string">
            <text:p>DIRECTION</text:p>
          </table:table-cell>
          <table:table-cell table:style-name="ce150" office:value-type="string" calcext:value-type="string">
            <text:p>INSTANCE</text:p>
          </table:table-cell>
          <table:table-cell table:style-name="ce150" office:value-type="string" calcext:value-type="string">
            <text:p>COMPLEXE</text:p>
          </table:table-cell>
          <table:table-cell table:style-name="ce150" office:value-type="string" calcext:value-type="string">
            <text:p>CYCLE</text:p>
          </table:table-cell>
          <table:table-cell table:style-name="ce150" office:value-type="string" calcext:value-type="string">
            <text:p>NATURE</text:p>
          </table:table-cell>
          <table:table-cell table:style-name="ce150" office:value-type="string" calcext:value-type="string">
            <text:p>INTERFACE</text:p>
          </table:table-cell>
          <table:table-cell table:style-name="ce150" office:value-type="string" calcext:value-type="string">
            <text:p>VPIV_EX</text:p>
          </table:table-cell>
          <table:table-cell table:style-name="ce150" office:value-type="string" calcext:value-type="string">
            <text:p>NOTES</text:p>
          </table:table-cell>
        </table:table-row>
        <table:table-row table:style-name="ro3">
          <table:table-cell table:style-name="ce151" office:value-type="string" calcext:value-type="string">
            <text:p>P</text:p>
          </table:table-cell>
          <table:table-cell table:style-name="ce163" office:value-type="string" calcext:value-type="string">
            <text:p>CfgS</text:p>
          </table:table-cell>
          <table:table-cell table:style-name="ce151" office:value-type="string" calcext:value-type="string">
            <text:p>modeRZ</text:p>
          </table:table-cell>
          <table:table-cell table:style-name="ce175" office:value-type="string" calcext:value-type="string">
            <text:p>V</text:p>
          </table:table-cell>
          <table:table-cell table:style-name="ce151" office:value-type="string" calcext:value-type="string">
            <text:p>enum</text:p>
          </table:table-cell>
          <table:table-cell table:style-name="ce151" office:value-type="string" calcext:value-type="string">
            <text:p>0|1|2|3|4|5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P→SE</text:p>
          </table:table-cell>
          <table:table-cell table:style-name="ce151" office:value-type="string" calcext:value-type="string">
            <text:p>*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Ini</text:p>
          </table:table-cell>
          <table:table-cell table:style-name="ce175" office:value-type="string" calcext:value-type="string">
            <text:p>Config</text:p>
          </table:table-cell>
          <table:table-cell table:style-name="ce163" office:value-type="string" calcext:value-type="string">
            <text:p>oui</text:p>
          </table:table-cell>
          <table:table-cell table:style-name="ce151" office:value-type="string" calcext:value-type="string">
            <text:p>$V:CfgS:modeRZ:*:3#</text:p>
          </table:table-cell>
          <table:table-cell table:style-name="ce151" office:value-type="string" calcext:value-type="string">
            <text:p>0=ARRET 1=VEILLE 2=FIXE 3=DEPLACEMENT 4=AUTONOME 5=ERREUR.</text:p>
            <text:p>Mis à jour dans global.json .CfgS.modeRZ.</text:p>
            <text:p>Déclenche recalcul STT.context via calculate_stt_context().</text:p>
            <text:p>Conditionne les autorisations vocales (filtrage modeRZ 0 et 5 dans stt_handler).</text:p>
          </table:table-cell>
        </table:table-row>
        <table:table-row table:style-name="ro3">
          <table:table-cell table:style-name="ce151" office:value-type="string" calcext:value-type="string">
            <text:p>S</text:p>
          </table:table-cell>
          <table:table-cell table:style-name="ce163" office:value-type="string" calcext:value-type="string">
            <text:p>CfgS</text:p>
          </table:table-cell>
          <table:table-cell table:style-name="ce151"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table:style-name="ce151" office:value-type="string" calcext:value-type="string">
            <text:p>enum</text:p>
          </table:table-cell>
          <table:table-cell table:style-name="ce151" office:value-type="string" calcext:value-type="string">
            <text:p>0|1|2|3|4|5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E→SP</text:p>
          </table:table-cell>
          <table:table-cell table:style-name="ce151" office:value-type="string" calcext:value-type="string">
            <text:p>*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Ini</text:p>
          </table:table-cell>
          <table:table-cell table:style-name="ce176" office:value-type="string" calcext:value-type="string">
            <text:p>ACK</text:p>
          </table:table-cell>
          <table:table-cell table:style-name="ce163" office:value-type="string" calcext:value-type="string">
            <text:p>oui</text:p>
          </table:table-cell>
          <table:table-cell table:style-name="ce151" office:value-type="string" calcext:value-type="string">
            <text:p>$I:CfgS:modeRZ:*:3#</text:p>
          </table:table-cell>
          <table:table-cell table:style-name="ce151" office:value-type="string" calcext:value-type="string">
            <text:p>ACK publié par handle_state_transition() dans rz_state-manager.sh</text:p>
            <text:p>après mise à jour atomique de global.json.</text:p>
          </table:table-cell>
        </table:table-row>
        <table:table-row table:style-name="ro3">
          <table:table-cell table:style-name="ce151" office:value-type="string" calcext:value-type="string">
            <text:p>P</text:p>
          </table:table-cell>
          <table:table-cell table:style-name="ce163" office:value-type="string" calcext:value-type="string">
            <text:p>CfgS</text:p>
          </table:table-cell>
          <table:table-cell table:style-name="ce151" office:value-type="string" calcext:value-type="string">
            <text:p>typePtge</text:p>
          </table:table-cell>
          <table:table-cell table:style-name="ce175" office:value-type="string" calcext:value-type="string">
            <text:p>V</text:p>
          </table:table-cell>
          <table:table-cell table:style-name="ce151" office:value-type="string" calcext:value-type="string">
            <text:p>enum</text:p>
          </table:table-cell>
          <table:table-cell table:style-name="ce151" office:value-type="string" calcext:value-type="string">
            <text:p>0|1|2|3|4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P→SE</text:p>
          </table:table-cell>
          <table:table-cell table:style-name="ce151" office:value-type="string" calcext:value-type="string">
            <text:p>*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Ini</text:p>
          </table:table-cell>
          <table:table-cell table:style-name="ce175" office:value-type="string" calcext:value-type="string">
            <text:p>Config</text:p>
          </table:table-cell>
          <table:table-cell table:style-name="ce163" office:value-type="string" calcext:value-type="string">
            <text:p>oui</text:p>
          </table:table-cell>
          <table:table-cell table:style-name="ce151" office:value-type="string" calcext:value-type="string">
            <text:p>$V:CfgS:typePtge:*:4#</text:p>
          </table:table-cell>
          <table:table-cell table:style-name="ce151" office:value-type="string" calcext:value-type="string">
            <text:p>0=Ecran 1=Vocal 2=Manette 3=Laisse 4=Laisse+Vocal.</text:p>
            <text:p>Conditionne : activation TTS (≠0), blocage cmdes motrices laisse (=3 ou 4),</text:p>
            <text:p>déclenchement URG_SENSOR_FAIL caméra (=0 ou 2), contexte STT.</text:p>
          </table:table-cell>
        </table:table-row>
        <table:table-row table:style-name="ro3">
          <table:table-cell table:style-name="ce151" office:value-type="string" calcext:value-type="string">
            <text:p>S</text:p>
          </table:table-cell>
          <table:table-cell table:style-name="ce163" office:value-type="string" calcext:value-type="string">
            <text:p>CfgS</text:p>
          </table:table-cell>
          <table:table-cell table:style-name="ce151"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table:style-name="ce151" office:value-type="string" calcext:value-type="string">
            <text:p>enum</text:p>
          </table:table-cell>
          <table:table-cell table:style-name="ce151" office:value-type="string" calcext:value-type="string">
            <text:p>0|1|2|3|4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E→SP</text:p>
          </table:table-cell>
          <table:table-cell table:style-name="ce151" office:value-type="string" calcext:value-type="string">
            <text:p>*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Ini</text:p>
          </table:table-cell>
          <table:table-cell table:style-name="ce176" office:value-type="string" calcext:value-type="string">
            <text:p>ACK</text:p>
          </table:table-cell>
          <table:table-cell table:style-name="ce163" office:value-type="string" calcext:value-type="string">
            <text:p>oui</text:p>
          </table:table-cell>
          <table:table-cell table:style-name="ce151" office:value-type="string" calcext:value-type="string">
            <text:p>$I:CfgS:typePtge:*:4#</text:p>
          </table:table-cell>
          <table:table-cell table:style-name="ce151" office:value-type="string" calcext:value-type="string">
            <text:p>_</text:p>
          </table:table-cell>
        </table:table-row>
        <table:table-row table:style-name="ro3">
          <table:table-cell table:style-name="ce151" office:value-type="string" calcext:value-type="string">
            <text:p>P</text:p>
          </table:table-cell>
          <table:table-cell table:style-name="ce163" office:value-type="string" calcext:value-type="string">
            <text:p>CfgS</text:p>
          </table:table-cell>
          <table:table-cell table:style-name="ce151" office:value-type="string" calcext:value-type="string">
            <text:p>reset</text:p>
          </table:table-cell>
          <table:table-cell table:style-name="ce175" office:value-type="string" calcext:value-type="string">
            <text:p>V</text:p>
          </table:table-cell>
          <table:table-cell table:style-name="ce151" office:value-type="string" calcext:value-type="string">
            <text:p>boolean</text:p>
          </table:table-cell>
          <table:table-cell table:style-name="ce151" office:value-type="string" calcext:value-type="string">
            <text:p>0|1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P→SE</text:p>
          </table:table-cell>
          <table:table-cell table:style-name="ce151" office:value-type="string" calcext:value-type="string">
            <text:p>*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Dyn</text:p>
          </table:table-cell>
          <table:table-cell table:style-name="ce177" office:value-type="string" calcext:value-type="string">
            <text:p>Event</text:p>
          </table:table-cell>
          <table:table-cell table:style-name="ce163" office:value-type="string" calcext:value-type="string">
            <text:p>oui</text:p>
          </table:table-cell>
          <table:table-cell table:style-name="ce151" office:value-type="string" calcext:value-type="string">
            <text:p>$V:CfgS:reset:*:1#</text:p>
          </table:table-cell>
          <table:table-cell table:style-name="ce151" office:value-type="string" calcext:value-type="string">
            <text:p>Réinitialisation complète. Refusé si urgence active.</text:p>
            <text:p>→ retour $I:COM:error:SE:"urgence active, clear first"#</text:p>
          </table:table-cell>
        </table:table-row>
        <table:table-row table:style-name="ro3">
          <table:table-cell table:style-name="ce151" office:value-type="string" calcext:value-type="string">
            <text:p>P</text:p>
          </table:table-cell>
          <table:table-cell table:style-name="ce163" office:value-type="string" calcext:value-type="string">
            <text:p>CfgS</text:p>
          </table:table-cell>
          <table:table-cell table:style-name="ce151" office:value-type="string" calcext:value-type="string">
            <text:p>typeReseau</text:p>
          </table:table-cell>
          <table:table-cell table:style-name="ce175" office:value-type="string" calcext:value-type="string">
            <text:p>V</text:p>
          </table:table-cell>
          <table:table-cell table:style-name="ce151" office:value-type="string" calcext:value-type="string">
            <text:p>enum</text:p>
          </table:table-cell>
          <table:table-cell table:style-name="ce151" office:value-type="string" calcext:value-type="string">
            <text:p>4K|Wifi4KSP|WifiSPSsI|WifiInternetBox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P→SE</text:p>
          </table:table-cell>
          <table:table-cell table:style-name="ce151" office:value-type="string" calcext:value-type="string">
            <text:p>*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Cste</text:p>
          </table:table-cell>
          <table:table-cell table:style-name="ce175" office:value-type="string" calcext:value-type="string">
            <text:p>Config</text:p>
          </table:table-cell>
          <table:table-cell table:style-name="ce163" office:value-type="string" calcext:value-type="string">
            <text:p>oui</text:p>
          </table:table-cell>
          <table:table-cell table:style-name="ce151" office:value-type="string" calcext:value-type="string">
            <text:p>$V:CfgS:typeReseau:*:WifiInternetBox#</text:p>
          </table:table-cell>
          <table:table-cell table:style-name="ce151" office:value-type="string" calcext:value-type="string">
            <text:p>4K=SIM dédiée SE. Wifi4KSP=Wi-Fi sur partage SP.</text:p>
            <text:p>WifiSPSsI=Wi-Fi SP sans Internet. WifiInternetBox=box Internet.</text:p>
            <text:p>⚠️ Paradoxe d'amorçage : valeur doit être dans courant_init.json</text:p>
            <text:p>avant toute connexion MQTT. SP peut la mettre à jour ensuite.</text:p>
          </table:table-cell>
        </table:table-row>
        <table:table-row table:style-name="ro3">
          <table:table-cell table:style-name="ce151" office:value-type="string" calcext:value-type="string">
            <text:p>S</text:p>
          </table:table-cell>
          <table:table-cell table:style-name="ce163" office:value-type="string" calcext:value-type="string">
            <text:p>CfgS</text:p>
          </table:table-cell>
          <table:table-cell table:style-name="ce151" office:value-type="string" calcext:value-type="string">
            <text:p>typeReseau</text:p>
          </table:table-cell>
          <table:table-cell office:value-type="string" calcext:value-type="string">
            <text:p>I</text:p>
          </table:table-cell>
          <table:table-cell table:style-name="ce151" office:value-type="string" calcext:value-type="string">
            <text:p>enum</text:p>
          </table:table-cell>
          <table:table-cell table:style-name="ce151" office:value-type="string" calcext:value-type="string">
            <text:p>4K|Wifi4KSP|WifiSPSsI|WifiInternetBox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E→SP</text:p>
          </table:table-cell>
          <table:table-cell table:style-name="ce151" office:value-type="string" calcext:value-type="string">
            <text:p>*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Cste</text:p>
          </table:table-cell>
          <table:table-cell table:style-name="ce176" office:value-type="string" calcext:value-type="string">
            <text:p>ACK</text:p>
          </table:table-cell>
          <table:table-cell table:style-name="ce163" office:value-type="string" calcext:value-type="string">
            <text:p>oui</text:p>
          </table:table-cell>
          <table:table-cell table:style-name="ce151" office:value-type="string" calcext:value-type="string">
            <text:p>$I:CfgS:typeReseau:*:WifiInternetBox#</text:p>
          </table:table-cell>
          <table:table-cell table:style-name="ce151" office:value-type="string" calcext:value-type="string">
            <text:p>_</text:p>
          </table:table-cell>
        </table:table-row>
        <table:table-row table:style-name="ro3">
          <table:table-cell table:style-name="ce152" office:value-type="string" calcext:value-type="string">
            <text:p>E</text:p>
          </table:table-cell>
          <table:table-cell table:style-name="ce164" office:value-type="string" calcext:value-type="string">
            <text:p>Urg</text:p>
          </table:table-cell>
          <table:table-cell table:style-name="ce152" office:value-type="string" calcext:value-type="string">
            <text:p>source</text:p>
          </table:table-cell>
          <table:table-cell table:style-name="ce177" office:value-type="string" calcext:value-type="string">
            <text:p>E</text:p>
          </table:table-cell>
          <table:table-cell table:style-name="ce152" office:value-type="string" calcext:value-type="string">
            <text:p>enum</text:p>
          </table:table-cell>
          <table:table-cell table:style-name="ce152" office:value-type="string" calcext:value-type="string">
            <text:p>URG_NONE|URG_LOW_BAT|URG_CPU_CHARGE|URG_OVERHEAT|</text:p>
            <text:p>URG_MOTOR_STALL|URG_SENSOR_FAIL|URG_BUFFER_OVERFLOW|</text:p>
            <text:p>URG_PARSING_ERROR|URG_LOOP_TOO_SLOW|URG_APPLI_FAIL|</text:p>
            <text:p>URG_DANGER|URG_UNKNOWN</text:p>
          </table:table-cell>
          <table:table-cell table:style-name="ce152" office:value-type="string" calcext:value-type="string">
            <text:p>_</text:p>
          </table:table-cell>
          <table:table-cell table:style-name="ce152" office:value-type="string" calcext:value-type="string">
            <text:p>SE→SP</text:p>
          </table:table-cell>
          <table:table-cell table:style-name="ce152" office:value-type="string" calcext:value-type="string">
            <text:p>SE</text:p>
          </table:table-cell>
          <table:table-cell table:style-name="ce152" office:value-type="string" calcext:value-type="string">
            <text:p>_</text:p>
          </table:table-cell>
          <table:table-cell table:style-name="ce152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4" office:value-type="string" calcext:value-type="string">
            <text:p>oui</text:p>
          </table:table-cell>
          <table:table-cell table:style-name="ce152" office:value-type="string" calcext:value-type="string">
            <text:p>$E:Urg:source:SE:URG_CPU_CHARGE#</text:p>
          </table:table-cell>
          <table:table-cell table:style-name="ce152" office:value-type="string" calcext:value-type="string">
            <text:p>Émis par trigger_urgence() (urgence.sh) ou safety_stop.sh (URG_DANGER).</text:p>
            <text:p>Codes validés dans URG_CODES_VALIDES[] — fallback URG_UNKNOWN si inconnu.</text:p>
            <text:p>SP décide du niveau (warn/danger) et orchestre la réponse.</text:p>
            <text:p>global.json : .Urg.source</text:p>
          </table:table-cell>
        </table:table-row>
        <table:table-row table:style-name="ro3">
          <table:table-cell table:style-name="ce152" office:value-type="string" calcext:value-type="string">
            <text:p>S</text:p>
          </table:table-cell>
          <table:table-cell table:style-name="ce164" office:value-type="string" calcext:value-type="string">
            <text:p>Urg</text:p>
          </table:table-cell>
          <table:table-cell table:style-name="ce152" office:value-type="string" calcext:value-type="string">
            <text:p>statut</text:p>
          </table:table-cell>
          <table:table-cell office:value-type="string" calcext:value-type="string">
            <text:p>I</text:p>
          </table:table-cell>
          <table:table-cell table:style-name="ce152" office:value-type="string" calcext:value-type="string">
            <text:p>enum</text:p>
          </table:table-cell>
          <table:table-cell table:style-name="ce152" office:value-type="string" calcext:value-type="string">
            <text:p>cleared|active</text:p>
          </table:table-cell>
          <table:table-cell table:style-name="ce152" office:value-type="string" calcext:value-type="string">
            <text:p>_</text:p>
          </table:table-cell>
          <table:table-cell table:style-name="ce152" office:value-type="string" calcext:value-type="string">
            <text:p>SE→SP</text:p>
          </table:table-cell>
          <table:table-cell table:style-name="ce152" office:value-type="string" calcext:value-type="string">
            <text:p>*</text:p>
          </table:table-cell>
          <table:table-cell table:style-name="ce152" office:value-type="string" calcext:value-type="string">
            <text:p>_</text:p>
          </table:table-cell>
          <table:table-cell table:style-name="ce152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4" office:value-type="string" calcext:value-type="string">
            <text:p>oui</text:p>
          </table:table-cell>
          <table:table-cell table:style-name="ce152" office:value-type="string" calcext:value-type="string">
            <text:p>$I:Urg:statut:SE:active#</text:p>
          </table:table-cell>
          <table:table-cell table:style-name="ce152" office:value-type="string" calcext:value-type="string">
            <text:p>Reflète l'état courant urgence côté SE.</text:p>
            <text:p>global.json : .Urg.statut</text:p>
          </table:table-cell>
        </table:table-row>
        <table:table-row table:style-name="ro3">
          <table:table-cell table:style-name="ce152" office:value-type="string" calcext:value-type="string">
            <text:p>S</text:p>
          </table:table-cell>
          <table:table-cell table:style-name="ce164" office:value-type="string" calcext:value-type="string">
            <text:p>Urg</text:p>
          </table:table-cell>
          <table:table-cell table:style-name="ce152" office:value-type="string" calcext:value-type="string">
            <text:p>niveau</text:p>
          </table:table-cell>
          <table:table-cell office:value-type="string" calcext:value-type="string">
            <text:p>I</text:p>
          </table:table-cell>
          <table:table-cell table:style-name="ce152" office:value-type="string" calcext:value-type="string">
            <text:p>enum</text:p>
          </table:table-cell>
          <table:table-cell table:style-name="ce152" office:value-type="string" calcext:value-type="string">
            <text:p>warn|danger</text:p>
          </table:table-cell>
          <table:table-cell table:style-name="ce152" office:value-type="string" calcext:value-type="string">
            <text:p>_</text:p>
          </table:table-cell>
          <table:table-cell table:style-name="ce152" office:value-type="string" calcext:value-type="string">
            <text:p>SE→SP</text:p>
          </table:table-cell>
          <table:table-cell table:style-name="ce152" office:value-type="string" calcext:value-type="string">
            <text:p>*</text:p>
          </table:table-cell>
          <table:table-cell table:style-name="ce152" office:value-type="string" calcext:value-type="string">
            <text:p>_</text:p>
          </table:table-cell>
          <table:table-cell table:style-name="ce152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4" office:value-type="string" calcext:value-type="string">
            <text:p>oui</text:p>
          </table:table-cell>
          <table:table-cell table:style-name="ce152" office:value-type="string" calcext:value-type="string">
            <text:p>$I:Urg:niveau:SE:danger#</text:p>
          </table:table-cell>
          <table:table-cell table:style-name="ce152" office:value-type="string" calcext:value-type="string">
            <text:p>danger → rz_vpiv_parser.sh lance safety_stop.sh (Point C).</text:p>
            <text:p>warn → affichage SP, pas d'arrêt automatique.</text:p>
            <text:p>global.json : .Urg.niveau</text:p>
          </table:table-cell>
        </table:table-row>
        <table:table-row table:style-name="ro3">
          <table:table-cell table:style-name="ce152" office:value-type="string" calcext:value-type="string">
            <text:p>P</text:p>
          </table:table-cell>
          <table:table-cell table:style-name="ce164" office:value-type="string" calcext:value-type="string">
            <text:p>Urg</text:p>
          </table:table-cell>
          <table:table-cell table:style-name="ce152" office:value-type="string" calcext:value-type="string">
            <text:p>clear</text:p>
          </table:table-cell>
          <table:table-cell table:style-name="ce175" office:value-type="string" calcext:value-type="string">
            <text:p>V</text:p>
          </table:table-cell>
          <table:table-cell table:style-name="ce152" office:value-type="string" calcext:value-type="string">
            <text:p>boolean</text:p>
          </table:table-cell>
          <table:table-cell table:style-name="ce152" office:value-type="string" calcext:value-type="string">
            <text:p>0|1</text:p>
          </table:table-cell>
          <table:table-cell table:style-name="ce152" office:value-type="string" calcext:value-type="string">
            <text:p>_</text:p>
          </table:table-cell>
          <table:table-cell table:style-name="ce152" office:value-type="string" calcext:value-type="string">
            <text:p>SP→SE</text:p>
          </table:table-cell>
          <table:table-cell table:style-name="ce152" office:value-type="string" calcext:value-type="string">
            <text:p>*</text:p>
          </table:table-cell>
          <table:table-cell table:style-name="ce152" office:value-type="string" calcext:value-type="string">
            <text:p>_</text:p>
          </table:table-cell>
          <table:table-cell table:style-name="ce152" office:value-type="string" calcext:value-type="string">
            <text:p>Dyn</text:p>
          </table:table-cell>
          <table:table-cell table:style-name="ce177" office:value-type="string" calcext:value-type="string">
            <text:p>Event</text:p>
          </table:table-cell>
          <table:table-cell table:style-name="ce164" office:value-type="string" calcext:value-type="string">
            <text:p>oui</text:p>
          </table:table-cell>
          <table:table-cell table:style-name="ce152" office:value-type="string" calcext:value-type="string">
            <text:p>$V:Urg:clear:*:1#</text:p>
          </table:table-cell>
          <table:table-cell table:style-name="ce152" office:value-type="string" calcext:value-type="string">
            <text:p>Efface l'état d'urgence (cleared). SE attend clear avant de reprendre.</text:p>
            <text:p>Après clear, SP renvoie modeSys et/ou modeRZ pour relancer les managers.</text:p>
          </table:table-cell>
        </table:table-row>
        <table:table-row table:style-name="ro3">
          <table:table-cell table:style-name="ce153" office:value-type="string" calcext:value-type="string">
            <text:p>E</text:p>
          </table:table-cell>
          <table:table-cell table:style-name="ce165" office:value-type="string" calcext:value-type="string">
            <text:p>COM</text:p>
          </table:table-cell>
          <table:table-cell table:style-name="ce153"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table:style-name="ce153" office:value-type="string" calcext:value-type="string">
            <text:p>string</text:p>
          </table:table-cell>
          <table:table-cell table:style-name="ce153" office:value-type="string" calcext:value-type="string">
            <text:p>texte libre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SE→SP</text:p>
          </table:table-cell>
          <table:table-cell table:style-name="ce153" office:value-type="string" calcext:value-type="string">
            <text:p>SE|A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Dyn</text:p>
          </table:table-cell>
          <table:table-cell table:style-name="ce180" office:value-type="string" calcext:value-type="string">
            <text:p>_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$I:COM:debug:SE:"gyro init OK"#</text:p>
          </table:table-cell>
          <table:table-cell table:style-name="ce153" office:value-type="string" calcext:value-type="string">
            <text:p>global.json : .COM.debug</text:p>
            <text:p>Réservé au débogage — ne pas activer en production.</text:p>
          </table:table-cell>
        </table:table-row>
        <table:table-row table:style-name="ro3">
          <table:table-cell table:style-name="ce153" office:value-type="string" calcext:value-type="string">
            <text:p>E</text:p>
          </table:table-cell>
          <table:table-cell table:style-name="ce165" office:value-type="string" calcext:value-type="string">
            <text:p>COM</text:p>
          </table:table-cell>
          <table:table-cell table:style-name="ce153" office:value-type="string" calcext:value-type="string">
            <text:p>error</text:p>
          </table:table-cell>
          <table:table-cell office:value-type="string" calcext:value-type="string">
            <text:p>I</text:p>
          </table:table-cell>
          <table:table-cell table:style-name="ce153" office:value-type="string" calcext:value-type="string">
            <text:p>string</text:p>
          </table:table-cell>
          <table:table-cell table:style-name="ce153" office:value-type="string" calcext:value-type="string">
            <text:p>texte libre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SE→SP</text:p>
          </table:table-cell>
          <table:table-cell table:style-name="ce153" office:value-type="string" calcext:value-type="string">
            <text:p>SE|A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Dyn</text:p>
          </table:table-cell>
          <table:table-cell table:style-name="ce180" office:value-type="string" calcext:value-type="string">
            <text:p>_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$I:COM:error:SE:"CamSE rear : CAM_START_FAIL"#</text:p>
          </table:table-cell>
          <table:table-cell table:style-name="ce153" office:value-type="string" calcext:value-type="string">
            <text:p>Erreur non critique — SP affiche, pas d'arrêt automatique.</text:p>
            <text:p>Émis par tous les managers sur erreur récupérable.</text:p>
            <text:p>global.json : .COM.error</text:p>
            <text:p>TTS si typePtge ≠ 0 (retour vocal activé dans rz_vpiv_parser.sh).</text:p>
          </table:table-cell>
        </table:table-row>
        <table:table-row table:style-name="ro3">
          <table:table-cell table:style-name="ce153" office:value-type="string" calcext:value-type="string">
            <text:p>E</text:p>
          </table:table-cell>
          <table:table-cell table:style-name="ce165" office:value-type="string" calcext:value-type="string">
            <text:p>COM</text:p>
          </table:table-cell>
          <table:table-cell table:style-name="ce153" office:value-type="string" calcext:value-type="string">
            <text:p>info</text:p>
          </table:table-cell>
          <table:table-cell office:value-type="string" calcext:value-type="string">
            <text:p>I</text:p>
          </table:table-cell>
          <table:table-cell table:style-name="ce153" office:value-type="string" calcext:value-type="string">
            <text:p>string</text:p>
          </table:table-cell>
          <table:table-cell table:style-name="ce153" office:value-type="string" calcext:value-type="string">
            <text:p>texte libre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SE→SP</text:p>
          </table:table-cell>
          <table:table-cell table:style-name="ce153" office:value-type="string" calcext:value-type="string">
            <text:p>SE|A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Dyn</text:p>
          </table:table-cell>
          <table:table-cell table:style-name="ce180" office:value-type="string" calcext:value-type="string">
            <text:p>_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$I:COM:info:SE:"CAMERA_START_PRIORITY"#</text:p>
          </table:table-cell>
          <table:table-cell table:style-name="ce153" office:value-type="string" calcext:value-type="string">
            <text:p>Information de fonctionnement — ACK, notifications.</text:p>
            <text:p>TTS si typePtge ≠ 0.</text:p>
            <text:p>global.json : .COM.info</text:p>
          </table:table-cell>
        </table:table-row>
        <table:table-row table:style-name="ro3">
          <table:table-cell table:style-name="ce153" office:value-type="string" calcext:value-type="string">
            <text:p>E</text:p>
          </table:table-cell>
          <table:table-cell table:style-name="ce165" office:value-type="string" calcext:value-type="string">
            <text:p>COM</text:p>
          </table:table-cell>
          <table:table-cell table:style-name="ce153" office:value-type="string" calcext:value-type="string">
            <text:p>warn</text:p>
          </table:table-cell>
          <table:table-cell office:value-type="string" calcext:value-type="string">
            <text:p>I</text:p>
          </table:table-cell>
          <table:table-cell table:style-name="ce153" office:value-type="string" calcext:value-type="string">
            <text:p>string</text:p>
          </table:table-cell>
          <table:table-cell table:style-name="ce153" office:value-type="string" calcext:value-type="string">
            <text:p>texte libre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SE→SP</text:p>
          </table:table-cell>
          <table:table-cell table:style-name="ce153" office:value-type="string" calcext:value-type="string">
            <text:p>SE|A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Dyn</text:p>
          </table:table-cell>
          <table:table-cell table:style-name="ce180" office:value-type="string" calcext:value-type="string">
            <text:p>_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$I:COM:warn:SE:"CPU 85% depuis 10s"#</text:p>
          </table:table-cell>
          <table:table-cell table:style-name="ce153" office:value-type="string" calcext:value-type="string">
            <text:p>Avertissement non bloquant.</text:p>
            <text:p>Déclenché par alerts_sys.sh quand seuil warn franchi 10s.</text:p>
            <text:p>global.json : .COM.warn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table:style-name="ce175"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table:style-name="ce175" office:value-type="string" calcext:value-type="string">
            <text:p>Config</text:p>
          </table:table-cell>
          <table:table-cell table:style-name="ce166" office:value-type="string" calcext:value-type="string">
            <text:p>oui</text:p>
          </table:table-cell>
          <table:table-cell office:value-type="string" calcext:value-type="string">
            <text:p>$V:Sys:modeSys:*:FLOW#</text:p>
          </table:table-cell>
          <table:table-cell office:value-type="string" calcext:value-type="string">
            <text:p>OFF=aucune surveillance.</text:p>
            <text:p>FLOW=dataCont* publiés à freqCont secondes.</text:p>
            <text:p>MOY=dataMoy* (moyenne nbCycles) publiés à freqMoy secondes.</text:p>
            <text:p>ALERTE=surveillance seuils uniquement, aucun flux.</text:p>
            <text:p>⚠️ Après urgence : SE arrête émissions et attend nouveau modeSys de SP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table:style-name="ce176" office:value-type="string" calcext:value-type="string">
            <text:p>ACK</text:p>
          </table:table-cell>
          <table:table-cell table:style-name="ce166" office:value-type="string" calcext:value-type="string">
            <text:p>oui</text:p>
          </table:table-cell>
          <table:table-cell office:value-type="string" calcext:value-type="string">
            <text:p>$I:Sys:modeSys:SE:FLOW#</text:p>
          </table:table-cell>
          <table:table-cell office:value-type="string" calcext:value-type="string">
            <text:p>ACK émis par load_config() dans rz_sys_monitor.sh.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table:style-name="ce175"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: number &gt;0  (secondes — plus petit = plus fréquent)</text:p>
            <text:p>freqMoy      : number &gt;=freqCont  (secondes)</text:p>
            <text:p>nbCycles     : number &gt;0</text:p>
            <text:p>thresholds.cpu.warn     : number 0–100  (%)</text:p>
            <text:p>thresholds.cpu.urg      : number &gt;warn  (%)</text:p>
            <text:p>thresholds.thermal.warn : number &gt;0  (°C)</text:p>
            <text:p>thresholds.thermal.urg  : number &gt;warn  (°C)</text:p>
            <text:p>thresholds.storage.warn : number 0–100  (%)</text:p>
            <text:p>thresholds.storage.urg  : number &gt;warn  (%)</text:p>
            <text:p>thresholds.mem.warn     : number 0–100  (%)</text:p>
            <text:p>thresholds.mem.urg      : number &gt;warn  (%)</text:p>
            <text:p>thresholds.batt.warn    : number 0–100  (%) ⚠️SENS INVERSÉ : alerte si &lt;warn</text:p>
            <text:p>thresholds.batt.urg     : number &lt;warn  (%) ⚠️SENS INVERSÉ : alerte si &lt;urg</text:p>
          </table:table-cell>
          <table:table-cell office:value-type="string" calcext:value-type="string">
            <text:p>Cste</text:p>
          </table:table-cell>
          <table:table-cell table:style-name="ce175"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ys:paraSys:*:{"freqCont":10,"freqMoy":60,"nbCycles":3,"thresholds":{"cpu":{"warn":80,"urg":90},"thermal":{"warn":70,"urg":85},"storage":{"warn":85,"urg":95},"mem":{"warn":80,"urg":90},"batt":{"warn":30,"urg":15}}}#</text:p>
          </table:table-cell>
          <table:table-cell office:value-type="string" calcext:value-type="string">
            <text:p>⚠️ freqCont/freqMoy en SECONDES (≠ Gyro/Mag en Hz, ≠ MicroSE en ms).</text:p>
            <text:p>⚠️ Batterie SENS INVERSÉ : urg &lt; warn (15 &lt; 30).</text:p>
            <text:p>Alertes déclenchées après 10s de dépassement continu (règle alerts_sys.sh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table:style-name="ce176"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paraSys:SE:{"freqCont":10,"thresholds":{...}}#</text:p>
          </table:table-cell>
          <table:table-cell office:value-type="string" calcext:value-type="string">
            <text:p>ACK émis par load_config() — image des paramètres réellement appliqués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uptime:SE:3600#</text:p>
          </table:table-cell>
          <table:table-cell office:value-type="string" calcext:value-type="string">
            <text:p>Publié UNE SEULE FOIS au démarrage via send_uptime().</text:p>
            <text:p>Lu depuis /proc/uptime. Valeur ponctuelle (pas de flux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Cpu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6" office:value-type="string" calcext:value-type="string">
            <text:p>oui</text:p>
          </table:table-cell>
          <table:table-cell office:value-type="string" calcext:value-type="string">
            <text:p>$F:Sys:dataContCpu:SE:45#</text:p>
          </table:table-cell>
          <table:table-cell office:value-type="string" calcext:value-type="string">
            <text:p>Charge CPU via top. Publié à freqCont s (mode FLOW).</text:p>
            <text:p>&gt;warn(80%) depuis 10s → $I:COM:warn | &gt;urg(90%) depuis 10s → $E:Urg:source:SE:URG_CPU_CHARGE</text:p>
            <text:p>global.json .Sys.cpu — lu par rz_stt_handler.sh (filtre CPU&gt;90%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Cpu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Cpu:SE:42#</text:p>
          </table:table-cell>
          <table:table-cell office:value-type="string" calcext:value-type="string">
            <text:p>Moyenne CPU sur nbCycles mesures. Publié à freqMoy s (mode MOY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Thermal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6" office:value-type="string" calcext:value-type="string">
            <text:p>oui</text:p>
          </table:table-cell>
          <table:table-cell office:value-type="string" calcext:value-type="string">
            <text:p>$F:Sys:dataContThermal:SE:38#</text:p>
          </table:table-cell>
          <table:table-cell office:value-type="string" calcext:value-type="string">
            <text:p>Température via termux-sensor puis fallback /sys/thermal_zone0.</text:p>
            <text:p>&gt;warn(70°C) → COM:warn | &gt;urg(85°C) → URG_OVERHEAT</text:p>
            <text:p>global.json .Sys.thermal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Thermal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Thermal:SE:37#</text:p>
          </table:table-cell>
          <table:table-cell office:value-type="string" calcext:value-type="string">
            <text:p>Moyenne thermal sur nbCycles (mode MOY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Storage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Storage:SE:72#</text:p>
          </table:table-cell>
          <table:table-cell office:value-type="string" calcext:value-type="string">
            <text:p>% espace utilisé /sdcard via df.</text:p>
            <text:p>&gt;warn(85%) → COM:warn | &gt;urg(95%) → URG_SENSOR_FAIL</text:p>
            <text:p>global.json .Sys.storage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Storage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Storage:SE:71#</text:p>
          </table:table-cell>
          <table:table-cell office:value-type="string" calcext:value-type="string">
            <text:p>Moyenne storage sur nbCycles (mode MOY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Mem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Mem:SE:58#</text:p>
          </table:table-cell>
          <table:table-cell office:value-type="string" calcext:value-type="string">
            <text:p>RAM utilisée via /proc/meminfo — (MemTotal−MemAvailable)/MemTotal.</text:p>
            <text:p>&gt;warn(80%) → COM:warn | &gt;urg(90%) → URG_SENSOR_FAIL</text:p>
            <text:p>global.json .Sys.mem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Mem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Mem:SE:56#</text:p>
          </table:table-cell>
          <table:table-cell office:value-type="string" calcext:value-type="string">
            <text:p>Moyenne mem sur nbCycles (mode MOY).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Batt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6" office:value-type="string" calcext:value-type="string">
            <text:p>oui</text:p>
          </table:table-cell>
          <table:table-cell office:value-type="string" calcext:value-type="string">
            <text:p>$F:Sys:dataContBatt:SE:65#</text:p>
          </table:table-cell>
          <table:table-cell office:value-type="string" calcext:value-type="string">
            <text:p>Niveau batterie via termux-battery-status (pkg install termux-api requis).</text:p>
            <text:p>⚠️ SENS INVERSÉ : &lt;warn(30%) → COM:warn | &lt;urg(15%) → URG_LOW_BAT</text:p>
            <text:p>global.json .Sys.batt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Batt</text:p>
          </table:table-cell>
          <table:table-cell table:style-name="ce178"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Batt:SE:63#</text:p>
          </table:table-cell>
          <table:table-cell office:value-type="string" calcext:value-type="string">
            <text:p>Moyenne batt sur nbCycles (mode MOY).</text:p>
          </table:table-cell>
        </table:table-row>
        <table:table-row table:style-name="ro3">
          <table:table-cell table:style-name="ce155" office:value-type="string" calcext:value-type="string">
            <text:p>P</text:p>
          </table:table-cell>
          <table:table-cell table:style-name="ce167" office:value-type="string" calcext:value-type="string">
            <text:p>Gyro</text:p>
          </table:table-cell>
          <table:table-cell table:style-name="ce155" office:value-type="string" calcext:value-type="string">
            <text:p>modeGyro</text:p>
          </table:table-cell>
          <table:table-cell table:style-name="ce175" office:value-type="string" calcext:value-type="string">
            <text:p>V</text:p>
          </table:table-cell>
          <table:table-cell table:style-name="ce155" office:value-type="string" calcext:value-type="string">
            <text:p>enum</text:p>
          </table:table-cell>
          <table:table-cell table:style-name="ce155" office:value-type="string" calcext:value-type="string">
            <text:p>OFF|DATACont|DATAMoy|ALERTE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SP→SE</text:p>
          </table:table-cell>
          <table:table-cell table:style-name="ce155" office:value-type="string" calcext:value-type="string">
            <text:p>*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Ini</text:p>
          </table:table-cell>
          <table:table-cell table:style-name="ce175" office:value-type="string" calcext:value-type="string">
            <text:p>Config</text:p>
          </table:table-cell>
          <table:table-cell table:style-name="ce167" office:value-type="string" calcext:value-type="string">
            <text:p>oui</text:p>
          </table:table-cell>
          <table:table-cell table:style-name="ce155" office:value-type="string" calcext:value-type="string">
            <text:p>$V:Gyro:modeGyro:*:DATACont#</text:p>
          </table:table-cell>
          <table:table-cell table:style-name="ce155" office:value-type="string" calcext:value-type="string">
            <text:p>OFF=capteur inactif.</text:p>
            <text:p>DATACont=flux brut dataContGyro à freqCont Hz.</text:p>
            <text:p>DATAMoy=flux moyenné dataMoyGyro à freqMoy Hz.</text:p>
            <text:p>ALERTE=surveillance seuilAlerte uniquement → statusGyro si changement.</text:p>
          </table:table-cell>
        </table:table-row>
        <table:table-row table:style-name="ro3">
          <table:table-cell table:style-name="ce155" office:value-type="string" calcext:value-type="string">
            <text:p>S</text:p>
          </table:table-cell>
          <table:table-cell table:style-name="ce167" office:value-type="string" calcext:value-type="string">
            <text:p>Gyro</text:p>
          </table:table-cell>
          <table:table-cell table:style-name="ce155" office:value-type="string" calcext:value-type="string">
            <text:p>modeGyro</text:p>
          </table:table-cell>
          <table:table-cell office:value-type="string" calcext:value-type="string">
            <text:p>I</text:p>
          </table:table-cell>
          <table:table-cell table:style-name="ce155" office:value-type="string" calcext:value-type="string">
            <text:p>enum</text:p>
          </table:table-cell>
          <table:table-cell table:style-name="ce155" office:value-type="string" calcext:value-type="string">
            <text:p>OFF|DATACont|DATAMoy|ALERTE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SE→SP</text:p>
          </table:table-cell>
          <table:table-cell table:style-name="ce155" office:value-type="string" calcext:value-type="string">
            <text:p>*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Ini</text:p>
          </table:table-cell>
          <table:table-cell table:style-name="ce176" office:value-type="string" calcext:value-type="string">
            <text:p>ACK</text:p>
          </table:table-cell>
          <table:table-cell table:style-name="ce167" office:value-type="string" calcext:value-type="string">
            <text:p>oui</text:p>
          </table:table-cell>
          <table:table-cell table:style-name="ce155" office:value-type="string" calcext:value-type="string">
            <text:p>$I:Gyro:modeGyro:*:DATACont#</text:p>
          </table:table-cell>
          <table:table-cell table:style-name="ce155" office:value-type="string" calcext:value-type="string">
            <text:p>ACK réception du mode envoyé par load_config().</text:p>
          </table:table-cell>
        </table:table-row>
        <table:table-row table:style-name="ro3">
          <table:table-cell table:style-name="ce155" office:value-type="string" calcext:value-type="string">
            <text:p>P</text:p>
          </table:table-cell>
          <table:table-cell table:style-name="ce167" office:value-type="string" calcext:value-type="string">
            <text:p>Gyro</text:p>
          </table:table-cell>
          <table:table-cell table:style-name="ce155" office:value-type="string" calcext:value-type="string">
            <text:p>angleVSEBase</text:p>
          </table:table-cell>
          <table:table-cell table:style-name="ce175" office:value-type="string" calcext:value-type="string">
            <text:p>V</text:p>
          </table:table-cell>
          <table:table-cell table:style-name="ce155" office:value-type="string" calcext:value-type="string">
            <text:p>number</text:p>
          </table:table-cell>
          <table:table-cell table:style-name="ce155" office:value-type="string" calcext:value-type="string">
            <text:p>0–3600</text:p>
          </table:table-cell>
          <table:table-cell table:style-name="ce155" office:value-type="string" calcext:value-type="string">
            <text:p>deg × 10</text:p>
          </table:table-cell>
          <table:table-cell table:style-name="ce155" office:value-type="string" calcext:value-type="string">
            <text:p>SP→SE</text:p>
          </table:table-cell>
          <table:table-cell table:style-name="ce155" office:value-type="string" calcext:value-type="string">
            <text:p>*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Cste</text:p>
          </table:table-cell>
          <table:table-cell table:style-name="ce175" office:value-type="string" calcext:value-type="string">
            <text:p>Config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$V:Gyro:angleVSEBase:*:150#</text:p>
          </table:table-cell>
          <table:table-cell table:style-name="ce155" office:value-type="string" calcext:value-type="string">
            <text:p>Angle combiné BASE+THB pour correction tangage (mode ALERTE).</text:p>
            <text:p>150 = 15,0°. Calculé lors de la calibration. Ne change pas au runtime.</text:p>
          </table:table-cell>
        </table:table-row>
        <table:table-row table:style-name="ro3">
          <table:table-cell table:style-name="ce155" office:value-type="string" calcext:value-type="string">
            <text:p>S</text:p>
          </table:table-cell>
          <table:table-cell table:style-name="ce167" office:value-type="string" calcext:value-type="string">
            <text:p>Gyro</text:p>
          </table:table-cell>
          <table:table-cell table:style-name="ce155" office:value-type="string" calcext:value-type="string">
            <text:p>angleVSEBase</text:p>
          </table:table-cell>
          <table:table-cell office:value-type="string" calcext:value-type="string">
            <text:p>I</text:p>
          </table:table-cell>
          <table:table-cell table:style-name="ce155" office:value-type="string" calcext:value-type="string">
            <text:p>number</text:p>
          </table:table-cell>
          <table:table-cell table:style-name="ce155" office:value-type="string" calcext:value-type="string">
            <text:p>0–3600</text:p>
          </table:table-cell>
          <table:table-cell table:style-name="ce155" office:value-type="string" calcext:value-type="string">
            <text:p>deg × 10</text:p>
          </table:table-cell>
          <table:table-cell table:style-name="ce155" office:value-type="string" calcext:value-type="string">
            <text:p>SE→SP</text:p>
          </table:table-cell>
          <table:table-cell table:style-name="ce155" office:value-type="string" calcext:value-type="string">
            <text:p>*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Cste</text:p>
          </table:table-cell>
          <table:table-cell table:style-name="ce176" office:value-type="string" calcext:value-type="string">
            <text:p>ACK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$I:Gyro:angleVSEBase:*:150#</text:p>
          </table:table-cell>
          <table:table-cell table:style-name="ce155" office:value-type="string" calcext:value-type="string">
            <text:p>_</text:p>
          </table:table-cell>
        </table:table-row>
        <table:table-row table:style-name="ro3">
          <table:table-cell table:style-name="ce155" office:value-type="string" calcext:value-type="string">
            <text:p>P</text:p>
          </table:table-cell>
          <table:table-cell table:style-name="ce167" office:value-type="string" calcext:value-type="string">
            <text:p>Gyro</text:p>
          </table:table-cell>
          <table:table-cell table:style-name="ce155" office:value-type="string" calcext:value-type="string">
            <text:p>paraGyro</text:p>
          </table:table-cell>
          <table:table-cell table:style-name="ce175" office:value-type="string" calcext:value-type="string">
            <text:p>V</text:p>
          </table:table-cell>
          <table:table-cell table:style-name="ce155" office:value-type="string" calcext:value-type="string">
            <text:p>object</text:p>
          </table:table-cell>
          <table:table-cell table:number-columns-repeated="2" table:style-name="ce155" office:value-type="string" calcext:value-type="string">
            <text:p>voir COMPLEXE</text:p>
          </table:table-cell>
          <table:table-cell table:style-name="ce155" office:value-type="string" calcext:value-type="string">
            <text:p>SP→SE</text:p>
          </table:table-cell>
          <table:table-cell table:style-name="ce155" office:value-type="string" calcext:value-type="string">
            <text:p>*</text:p>
          </table:table-cell>
          <table:table-cell table:style-name="ce155" office:value-type="string" calcext:value-type="string">
            <text:p>freqCont       : number &gt;0  (Hz — plus grand = plus fréquent)</text:p>
            <text:p>freqMoy        : number &gt;0  (Hz)</text:p>
            <text:p>nbValPourMoy   : number &gt;0</text:p>
            <text:p>seuilMesure.x  : number &gt;=0  (rad/s × 100) filtrage bruit axe x</text:p>
            <text:p>seuilMesure.y  : number &gt;=0  (rad/s × 100) filtrage bruit axe y</text:p>
            <text:p>seuilMesure.z  : number &gt;=0  (rad/s × 100) filtrage bruit axe z</text:p>
            <text:p>seuilAlerte.x  : number &gt;0  (rad/s × 100) seuil chute axe x</text:p>
            <text:p>seuilAlerte.y  : number &gt;0  (rad/s × 100) seuil chute axe y</text:p>
          </table:table-cell>
          <table:table-cell table:style-name="ce155" office:value-type="string" calcext:value-type="string">
            <text:p>Cste</text:p>
          </table:table-cell>
          <table:table-cell table:style-name="ce175" office:value-type="string" calcext:value-type="string">
            <text:p>Config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$V:Gyro:paraGyro:*:{"freqCont":20,"freqMoy":2,"nbValPourMoy":5,"seuilMesure":{"x":10,"y":10,"z":5},"seuilAlerte":{"x":300,"y":300}}#</text:p>
          </table:table-cell>
          <table:table-cell table:style-name="ce155" office:value-type="string" calcext:value-type="string">
            <text:p>⚠️ freqCont/freqMoy en Hz (≠ Sys en secondes, ≠ MicroSE en ms).</text:p>
            <text:p>seuilAlerte &gt; seuilMesure recommandé (vérifié par check_config.sh).</text:p>
          </table:table-cell>
        </table:table-row>
        <table:table-row table:style-name="ro3">
          <table:table-cell table:style-name="ce155" office:value-type="string" calcext:value-type="string">
            <text:p>S</text:p>
          </table:table-cell>
          <table:table-cell table:style-name="ce167" office:value-type="string" calcext:value-type="string">
            <text:p>Gyro</text:p>
          </table:table-cell>
          <table:table-cell table:style-name="ce155" office:value-type="string" calcext:value-type="string">
            <text:p>paraGyro</text:p>
          </table:table-cell>
          <table:table-cell office:value-type="string" calcext:value-type="string">
            <text:p>I</text:p>
          </table:table-cell>
          <table:table-cell table:style-name="ce155" office:value-type="string" calcext:value-type="string">
            <text:p>object</text:p>
          </table:table-cell>
          <table:table-cell table:style-name="ce155" office:value-type="string" calcext:value-type="string">
            <text:p>voir COMPLEXE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SE→SP</text:p>
          </table:table-cell>
          <table:table-cell table:style-name="ce155" office:value-type="string" calcext:value-type="string">
            <text:p>*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Cste</text:p>
          </table:table-cell>
          <table:table-cell table:style-name="ce176" office:value-type="string" calcext:value-type="string">
            <text:p>ACK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$I:Gyro:paraGyro:*:{"freqCont":20,"nbValPourMoy":5,...}#</text:p>
          </table:table-cell>
          <table:table-cell table:style-name="ce155" office:value-type="string" calcext:value-type="string">
            <text:p>ACK réception — image des paramètres réellement appliqués.</text:p>
          </table:table-cell>
        </table:table-row>
        <table:table-row table:style-name="ro3">
          <table:table-cell table:style-name="ce155" office:value-type="string" calcext:value-type="string">
            <text:p>S</text:p>
          </table:table-cell>
          <table:table-cell table:style-name="ce167" office:value-type="string" calcext:value-type="string">
            <text:p>Gyro</text:p>
          </table:table-cell>
          <table:table-cell table:style-name="ce155" office:value-type="string" calcext:value-type="string">
            <text:p>dataContGyro</text:p>
          </table:table-cell>
          <table:table-cell table:style-name="ce178" office:value-type="string" calcext:value-type="string">
            <text:p>F</text:p>
          </table:table-cell>
          <table:table-cell table:style-name="ce155" office:value-type="string" calcext:value-type="string">
            <text:p>string</text:p>
          </table:table-cell>
          <table:table-cell table:style-name="ce155" office:value-type="string" calcext:value-type="string">
            <text:p>"[gx,gy,gz]"</text:p>
          </table:table-cell>
          <table:table-cell table:style-name="ce155" office:value-type="string" calcext:value-type="string">
            <text:p>rad/s × 100</text:p>
          </table:table-cell>
          <table:table-cell table:style-name="ce155" office:value-type="string" calcext:value-type="string">
            <text:p>SE→SP</text:p>
          </table:table-cell>
          <table:table-cell table:style-name="ce155" office:value-type="string" calcext:value-type="string">
            <text:p>*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$F:Gyro:dataContGyro:*:[1200,-450,9800]#</text:p>
          </table:table-cell>
          <table:table-cell table:style-name="ce155" office:value-type="string" calcext:value-type="string">
            <text:p>Flux vitesses angulaires 3 axes. Diviser par 100 pour rad/s réels.</text:p>
            <text:p>Filtré par seuilMesure (valeurs sous seuil mises à 0).</text:p>
            <text:p>Publié à freqCont Hz (mode DATACont).</text:p>
          </table:table-cell>
        </table:table-row>
        <table:table-row table:style-name="ro3">
          <table:table-cell table:style-name="ce155" office:value-type="string" calcext:value-type="string">
            <text:p>S</text:p>
          </table:table-cell>
          <table:table-cell table:style-name="ce167" office:value-type="string" calcext:value-type="string">
            <text:p>Gyro</text:p>
          </table:table-cell>
          <table:table-cell table:style-name="ce155" office:value-type="string" calcext:value-type="string">
            <text:p>dataMoyGyro</text:p>
          </table:table-cell>
          <table:table-cell table:style-name="ce178" office:value-type="string" calcext:value-type="string">
            <text:p>F</text:p>
          </table:table-cell>
          <table:table-cell table:style-name="ce155" office:value-type="string" calcext:value-type="string">
            <text:p>string</text:p>
          </table:table-cell>
          <table:table-cell table:style-name="ce155" office:value-type="string" calcext:value-type="string">
            <text:p>"[gx,gy,gz]"</text:p>
          </table:table-cell>
          <table:table-cell table:style-name="ce155" office:value-type="string" calcext:value-type="string">
            <text:p>rad/s × 100</text:p>
          </table:table-cell>
          <table:table-cell table:style-name="ce155" office:value-type="string" calcext:value-type="string">
            <text:p>SE→SP</text:p>
          </table:table-cell>
          <table:table-cell table:style-name="ce155" office:value-type="string" calcext:value-type="string">
            <text:p>*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$F:Gyro:dataMoyGyro:*:[1150,-420,9750]#</text:p>
          </table:table-cell>
          <table:table-cell table:style-name="ce155" office:value-type="string" calcext:value-type="string">
            <text:p>Moyenne glissante sur nbValPourMoy mesures.</text:p>
            <text:p>Publié à freqMoy Hz (mode DATAMoy).</text:p>
          </table:table-cell>
        </table:table-row>
        <table:table-row table:style-name="ro3">
          <table:table-cell table:style-name="ce155" office:value-type="string" calcext:value-type="string">
            <text:p>S</text:p>
          </table:table-cell>
          <table:table-cell table:style-name="ce167" office:value-type="string" calcext:value-type="string">
            <text:p>Gyro</text:p>
          </table:table-cell>
          <table:table-cell table:style-name="ce155" office:value-type="string" calcext:value-type="string">
            <text:p>statusGyro</text:p>
          </table:table-cell>
          <table:table-cell table:style-name="ce177" office:value-type="string" calcext:value-type="string">
            <text:p>E</text:p>
          </table:table-cell>
          <table:table-cell table:style-name="ce155" office:value-type="string" calcext:value-type="string">
            <text:p>enum</text:p>
          </table:table-cell>
          <table:table-cell table:style-name="ce155" office:value-type="string" calcext:value-type="string">
            <text:p>OFF|OK|ALERTE|ERROR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SE→SP</text:p>
          </table:table-cell>
          <table:table-cell table:style-name="ce155" office:value-type="string" calcext:value-type="string">
            <text:p>*</text:p>
          </table:table-cell>
          <table:table-cell table:style-name="ce155" office:value-type="string" calcext:value-type="string">
            <text:p>_</text:p>
          </table:table-cell>
          <table:table-cell table:style-name="ce155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7" office:value-type="string" calcext:value-type="string">
            <text:p>oui</text:p>
          </table:table-cell>
          <table:table-cell table:style-name="ce155" office:value-type="string" calcext:value-type="string">
            <text:p>$E:Gyro:statusGyro:*:ALERTE#</text:p>
          </table:table-cell>
          <table:table-cell table:style-name="ce155" office:value-type="string" calcext:value-type="string">
            <text:p>Publié UNIQUEMENT si changement d'état ou dépassement seuilAlerte.</text:p>
            <text:p>ALERTE = axe x ou y dépasse seuilAlerte → risque chute détecté.</text:p>
            <text:p>ERROR = capteur inaccessible (termux-sensor absent ou erreur critique).</text:p>
          </table:table-cell>
        </table:table-row>
        <table:table-row table:style-name="ro3">
          <table:table-cell table:style-name="ce156" office:value-type="string" calcext:value-type="string">
            <text:p>P</text:p>
          </table:table-cell>
          <table:table-cell table:style-name="ce168" office:value-type="string" calcext:value-type="string">
            <text:p>Mag</text:p>
          </table:table-cell>
          <table:table-cell table:style-name="ce156" office:value-type="string" calcext:value-type="string">
            <text:p>modeMg</text:p>
          </table:table-cell>
          <table:table-cell table:style-name="ce175" office:value-type="string" calcext:value-type="string">
            <text:p>V</text:p>
          </table:table-cell>
          <table:table-cell table:style-name="ce156" office:value-type="string" calcext:value-type="string">
            <text:p>enum</text:p>
          </table:table-cell>
          <table:table-cell table:style-name="ce156" office:value-type="string" calcext:value-type="string">
            <text:p>OFF|DATABrutCont|DATAGeoCont|DATAGeoMoy|DATAMgCont|DATAMgMoy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SP→SE</text:p>
          </table:table-cell>
          <table:table-cell table:style-name="ce156" office:value-type="string" calcext:value-type="string">
            <text:p>*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Ini</text:p>
          </table:table-cell>
          <table:table-cell table:style-name="ce175" office:value-type="string" calcext:value-type="string">
            <text:p>Config</text:p>
          </table:table-cell>
          <table:table-cell table:style-name="ce168" office:value-type="string" calcext:value-type="string">
            <text:p>oui</text:p>
          </table:table-cell>
          <table:table-cell table:style-name="ce156" office:value-type="string" calcext:value-type="string">
            <text:p>$V:Mag:modeMg:*:DATAMgCont#</text:p>
          </table:table-cell>
          <table:table-cell table:style-name="ce156" office:value-type="string" calcext:value-type="string">
            <text:p>OFF=capteur inactif.</text:p>
            <text:p>DATABrutCont=champ magnétique brut [x,y,z] µT×100.</text:p>
            <text:p>DATAMgCont/Moy=cap magnétique continu/moyenné.</text:p>
            <text:p>DATAGeoCont/Moy=cap géographique continu/moyenné.</text:p>
            <text:p>⚠️ Pas de correction déclinaison magnétique en v1.</text:p>
          </table:table-cell>
        </table:table-row>
        <table:table-row table:style-name="ro3">
          <table:table-cell table:style-name="ce156" office:value-type="string" calcext:value-type="string">
            <text:p>S</text:p>
          </table:table-cell>
          <table:table-cell table:style-name="ce168" office:value-type="string" calcext:value-type="string">
            <text:p>Mag</text:p>
          </table:table-cell>
          <table:table-cell table:style-name="ce156" office:value-type="string" calcext:value-type="string">
            <text:p>modeMg</text:p>
          </table:table-cell>
          <table:table-cell office:value-type="string" calcext:value-type="string">
            <text:p>I</text:p>
          </table:table-cell>
          <table:table-cell table:style-name="ce156" office:value-type="string" calcext:value-type="string">
            <text:p>enum</text:p>
          </table:table-cell>
          <table:table-cell table:style-name="ce156" office:value-type="string" calcext:value-type="string">
            <text:p>OFF|DATABrutCont|DATAGeoCont|DATAGeoMoy|DATAMgCont|DATAMgMoy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SE→SP</text:p>
          </table:table-cell>
          <table:table-cell table:style-name="ce156" office:value-type="string" calcext:value-type="string">
            <text:p>*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Ini</text:p>
          </table:table-cell>
          <table:table-cell table:style-name="ce176" office:value-type="string" calcext:value-type="string">
            <text:p>ACK</text:p>
          </table:table-cell>
          <table:table-cell table:style-name="ce168" office:value-type="string" calcext:value-type="string">
            <text:p>oui</text:p>
          </table:table-cell>
          <table:table-cell table:style-name="ce156" office:value-type="string" calcext:value-type="string">
            <text:p>$I:Mag:modeMg:*:DATAMgCont#</text:p>
          </table:table-cell>
          <table:table-cell table:style-name="ce156" office:value-type="string" calcext:value-type="string">
            <text:p>ACK réception du mode.</text:p>
          </table:table-cell>
        </table:table-row>
        <table:table-row table:style-name="ro3">
          <table:table-cell table:style-name="ce156" office:value-type="string" calcext:value-type="string">
            <text:p>P</text:p>
          </table:table-cell>
          <table:table-cell table:style-name="ce168" office:value-type="string" calcext:value-type="string">
            <text:p>Mag</text:p>
          </table:table-cell>
          <table:table-cell table:style-name="ce156" office:value-type="string" calcext:value-type="string">
            <text:p>paraMg</text:p>
          </table:table-cell>
          <table:table-cell table:style-name="ce175" office:value-type="string" calcext:value-type="string">
            <text:p>V</text:p>
          </table:table-cell>
          <table:table-cell table:style-name="ce156" office:value-type="string" calcext:value-type="string">
            <text:p>object</text:p>
          </table:table-cell>
          <table:table-cell table:number-columns-repeated="2" table:style-name="ce156" office:value-type="string" calcext:value-type="string">
            <text:p>voir COMPLEXE</text:p>
          </table:table-cell>
          <table:table-cell table:style-name="ce156" office:value-type="string" calcext:value-type="string">
            <text:p>SP→SE</text:p>
          </table:table-cell>
          <table:table-cell table:style-name="ce156" office:value-type="string" calcext:value-type="string">
            <text:p>*</text:p>
          </table:table-cell>
          <table:table-cell table:style-name="ce156" office:value-type="string" calcext:value-type="string">
            <text:p>freqCont       : number &gt;0  (Hz)</text:p>
            <text:p>freqMoy        : number &gt;0  (Hz)</text:p>
            <text:p>nbValPourMoy   : number &gt;0</text:p>
            <text:p>seuilMesure.x  : number &gt;=0  (µT × 100) filtrage bruit axe x</text:p>
            <text:p>seuilMesure.y  : number &gt;=0  (µT × 100) filtrage bruit axe y</text:p>
            <text:p>seuilMesure.z  : number &gt;=0  (µT × 100) filtrage bruit axe z</text:p>
          </table:table-cell>
          <table:table-cell table:style-name="ce156" office:value-type="string" calcext:value-type="string">
            <text:p>Cste</text:p>
          </table:table-cell>
          <table:table-cell table:style-name="ce175" office:value-type="string" calcext:value-type="string">
            <text:p>Config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$V:Mag:paraMg:*:{"freqCont":5,"freqMoy":1,"nbValPourMoy":5,"seuilMesure":{"x":50,"y":50,"z":50}}#</text:p>
          </table:table-cell>
          <table:table-cell table:style-name="ce156" office:value-type="string" calcext:value-type="string">
            <text:p>_</text:p>
          </table:table-cell>
        </table:table-row>
        <table:table-row table:style-name="ro3">
          <table:table-cell table:style-name="ce156" office:value-type="string" calcext:value-type="string">
            <text:p>S</text:p>
          </table:table-cell>
          <table:table-cell table:style-name="ce168" office:value-type="string" calcext:value-type="string">
            <text:p>Mag</text:p>
          </table:table-cell>
          <table:table-cell table:style-name="ce156" office:value-type="string" calcext:value-type="string">
            <text:p>paraMg</text:p>
          </table:table-cell>
          <table:table-cell office:value-type="string" calcext:value-type="string">
            <text:p>I</text:p>
          </table:table-cell>
          <table:table-cell table:style-name="ce156" office:value-type="string" calcext:value-type="string">
            <text:p>object</text:p>
          </table:table-cell>
          <table:table-cell table:style-name="ce156" office:value-type="string" calcext:value-type="string">
            <text:p>voir COMPLEXE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SE→SP</text:p>
          </table:table-cell>
          <table:table-cell table:style-name="ce156" office:value-type="string" calcext:value-type="string">
            <text:p>*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Cste</text:p>
          </table:table-cell>
          <table:table-cell table:style-name="ce176" office:value-type="string" calcext:value-type="string">
            <text:p>ACK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$I:Mag:paraMg:*:{"freqCont":5,...}#</text:p>
          </table:table-cell>
          <table:table-cell table:style-name="ce156" office:value-type="string" calcext:value-type="string">
            <text:p>_</text:p>
          </table:table-cell>
        </table:table-row>
        <table:table-row table:style-name="ro3">
          <table:table-cell table:style-name="ce156" office:value-type="string" calcext:value-type="string">
            <text:p>S</text:p>
          </table:table-cell>
          <table:table-cell table:style-name="ce168" office:value-type="string" calcext:value-type="string">
            <text:p>Mag</text:p>
          </table:table-cell>
          <table:table-cell table:style-name="ce156" office:value-type="string" calcext:value-type="string">
            <text:p>dataContBrut</text:p>
          </table:table-cell>
          <table:table-cell table:style-name="ce178" office:value-type="string" calcext:value-type="string">
            <text:p>F</text:p>
          </table:table-cell>
          <table:table-cell table:style-name="ce156" office:value-type="string" calcext:value-type="string">
            <text:p>string</text:p>
          </table:table-cell>
          <table:table-cell table:style-name="ce156" office:value-type="string" calcext:value-type="string">
            <text:p>"[mx,my,mz]"</text:p>
          </table:table-cell>
          <table:table-cell table:style-name="ce156" office:value-type="string" calcext:value-type="string">
            <text:p>µT × 100</text:p>
          </table:table-cell>
          <table:table-cell table:style-name="ce156" office:value-type="string" calcext:value-type="string">
            <text:p>SE→SP</text:p>
          </table:table-cell>
          <table:table-cell table:style-name="ce156" office:value-type="string" calcext:value-type="string">
            <text:p>*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$F:Mag:dataContBrut:*:[4520,-1230,5800]#</text:p>
          </table:table-cell>
          <table:table-cell table:style-name="ce156" office:value-type="string" calcext:value-type="string">
            <text:p>Champ magnétique brut 3 axes. Diviser par 100 pour µT réels.</text:p>
            <text:p>Publié en mode DATABrutCont à freqCont Hz.</text:p>
            <text:p>Filtré par seuilMesure.</text:p>
          </table:table-cell>
        </table:table-row>
        <table:table-row table:style-name="ro3">
          <table:table-cell table:style-name="ce156" office:value-type="string" calcext:value-type="string">
            <text:p>S</text:p>
          </table:table-cell>
          <table:table-cell table:style-name="ce168" office:value-type="string" calcext:value-type="string">
            <text:p>Mag</text:p>
          </table:table-cell>
          <table:table-cell table:style-name="ce156" office:value-type="string" calcext:value-type="string">
            <text:p>DataContMg</text:p>
          </table:table-cell>
          <table:table-cell table:style-name="ce178" office:value-type="string" calcext:value-type="string">
            <text:p>F</text:p>
          </table:table-cell>
          <table:table-cell table:style-name="ce156" office:value-type="string" calcext:value-type="string">
            <text:p>number</text:p>
          </table:table-cell>
          <table:table-cell table:style-name="ce156" office:value-type="string" calcext:value-type="string">
            <text:p>0–3600</text:p>
          </table:table-cell>
          <table:table-cell table:style-name="ce156" office:value-type="string" calcext:value-type="string">
            <text:p>deg × 10</text:p>
          </table:table-cell>
          <table:table-cell table:style-name="ce156" office:value-type="string" calcext:value-type="string">
            <text:p>SE→SP</text:p>
          </table:table-cell>
          <table:table-cell table:style-name="ce156" office:value-type="string" calcext:value-type="string">
            <text:p>*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8" office:value-type="string" calcext:value-type="string">
            <text:p>oui</text:p>
          </table:table-cell>
          <table:table-cell table:style-name="ce156" office:value-type="string" calcext:value-type="string">
            <text:p>$F:Mag:DataContMg:*:1850#</text:p>
          </table:table-cell>
          <table:table-cell table:style-name="ce156" office:value-type="string" calcext:value-type="string">
            <text:p>Cap magnétique continu. 1850 = 185,0°. Nord=0°.</text:p>
            <text:p>Calculé via atan2(y,x) sur les axes magnétomètre.</text:p>
            <text:p>Mode DATAMgCont.</text:p>
          </table:table-cell>
        </table:table-row>
        <table:table-row table:style-name="ro3">
          <table:table-cell table:style-name="ce156" office:value-type="string" calcext:value-type="string">
            <text:p>S</text:p>
          </table:table-cell>
          <table:table-cell table:style-name="ce168" office:value-type="string" calcext:value-type="string">
            <text:p>Mag</text:p>
          </table:table-cell>
          <table:table-cell table:style-name="ce156" office:value-type="string" calcext:value-type="string">
            <text:p>DataMoyMg</text:p>
          </table:table-cell>
          <table:table-cell table:style-name="ce178" office:value-type="string" calcext:value-type="string">
            <text:p>F</text:p>
          </table:table-cell>
          <table:table-cell table:style-name="ce156" office:value-type="string" calcext:value-type="string">
            <text:p>number</text:p>
          </table:table-cell>
          <table:table-cell table:style-name="ce156" office:value-type="string" calcext:value-type="string">
            <text:p>0–3600</text:p>
          </table:table-cell>
          <table:table-cell table:style-name="ce156" office:value-type="string" calcext:value-type="string">
            <text:p>deg × 10</text:p>
          </table:table-cell>
          <table:table-cell table:style-name="ce156" office:value-type="string" calcext:value-type="string">
            <text:p>SE→SP</text:p>
          </table:table-cell>
          <table:table-cell table:style-name="ce156" office:value-type="string" calcext:value-type="string">
            <text:p>*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$F:Mag:DataMoyMg:*:1840#</text:p>
          </table:table-cell>
          <table:table-cell table:style-name="ce156" office:value-type="string" calcext:value-type="string">
            <text:p>Moyenne cap magnétique sur nbValPourMoy mesures.</text:p>
            <text:p>Mode DATAMgMoy.</text:p>
          </table:table-cell>
        </table:table-row>
        <table:table-row table:style-name="ro3">
          <table:table-cell table:style-name="ce156" office:value-type="string" calcext:value-type="string">
            <text:p>S</text:p>
          </table:table-cell>
          <table:table-cell table:style-name="ce168" office:value-type="string" calcext:value-type="string">
            <text:p>Mag</text:p>
          </table:table-cell>
          <table:table-cell table:style-name="ce156" office:value-type="string" calcext:value-type="string">
            <text:p>DataContGeo</text:p>
          </table:table-cell>
          <table:table-cell table:style-name="ce178" office:value-type="string" calcext:value-type="string">
            <text:p>F</text:p>
          </table:table-cell>
          <table:table-cell table:style-name="ce156" office:value-type="string" calcext:value-type="string">
            <text:p>number</text:p>
          </table:table-cell>
          <table:table-cell table:style-name="ce156" office:value-type="string" calcext:value-type="string">
            <text:p>0–3600</text:p>
          </table:table-cell>
          <table:table-cell table:style-name="ce156" office:value-type="string" calcext:value-type="string">
            <text:p>deg × 10</text:p>
          </table:table-cell>
          <table:table-cell table:style-name="ce156" office:value-type="string" calcext:value-type="string">
            <text:p>SE→SP</text:p>
          </table:table-cell>
          <table:table-cell table:style-name="ce156" office:value-type="string" calcext:value-type="string">
            <text:p>*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8" office:value-type="string" calcext:value-type="string">
            <text:p>oui</text:p>
          </table:table-cell>
          <table:table-cell table:style-name="ce156" office:value-type="string" calcext:value-type="string">
            <text:p>$F:Mag:DataContGeo:*:1830#</text:p>
          </table:table-cell>
          <table:table-cell table:style-name="ce156" office:value-type="string" calcext:value-type="string">
            <text:p>Cap géographique continu. Mode DATAGeoCont.</text:p>
            <text:p>⚠️ Correction déclinaison magnétique non implémentée en v1.</text:p>
          </table:table-cell>
        </table:table-row>
        <table:table-row table:style-name="ro3">
          <table:table-cell table:style-name="ce156" office:value-type="string" calcext:value-type="string">
            <text:p>S</text:p>
          </table:table-cell>
          <table:table-cell table:style-name="ce168" office:value-type="string" calcext:value-type="string">
            <text:p>Mag</text:p>
          </table:table-cell>
          <table:table-cell table:style-name="ce156" office:value-type="string" calcext:value-type="string">
            <text:p>DataMoyGeo</text:p>
          </table:table-cell>
          <table:table-cell table:style-name="ce178" office:value-type="string" calcext:value-type="string">
            <text:p>F</text:p>
          </table:table-cell>
          <table:table-cell table:style-name="ce156" office:value-type="string" calcext:value-type="string">
            <text:p>number</text:p>
          </table:table-cell>
          <table:table-cell table:style-name="ce156" office:value-type="string" calcext:value-type="string">
            <text:p>0–3600</text:p>
          </table:table-cell>
          <table:table-cell table:style-name="ce156" office:value-type="string" calcext:value-type="string">
            <text:p>deg × 10</text:p>
          </table:table-cell>
          <table:table-cell table:style-name="ce156" office:value-type="string" calcext:value-type="string">
            <text:p>SE→SP</text:p>
          </table:table-cell>
          <table:table-cell table:style-name="ce156" office:value-type="string" calcext:value-type="string">
            <text:p>*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56" office:value-type="string" calcext:value-type="string">
            <text:p>_</text:p>
          </table:table-cell>
          <table:table-cell table:style-name="ce156" office:value-type="string" calcext:value-type="string">
            <text:p>$F:Mag:DataMoyGeo:*:1820#</text:p>
          </table:table-cell>
          <table:table-cell table:style-name="ce156" office:value-type="string" calcext:value-type="string">
            <text:p>Moyenne cap géographique. Mode DATAGeoMoy.</text:p>
          </table:table-cell>
        </table:table-row>
        <table:table-row table:style-name="ro3">
          <table:table-cell table:style-name="ce157" office:value-type="string" calcext:value-type="string">
            <text:p>P</text:p>
          </table:table-cell>
          <table:table-cell table:style-name="ce169" office:value-type="string" calcext:value-type="string">
            <text:p>CamSE</text:p>
          </table:table-cell>
          <table:table-cell table:style-name="ce157" office:value-type="string" calcext:value-type="string">
            <text:p>modeCam</text:p>
          </table:table-cell>
          <table:table-cell table:style-name="ce175" office:value-type="string" calcext:value-type="string">
            <text:p>V</text:p>
          </table:table-cell>
          <table:table-cell table:style-name="ce157" office:value-type="string" calcext:value-type="string">
            <text:p>enum</text:p>
          </table:table-cell>
          <table:table-cell table:style-name="ce157" office:value-type="string" calcext:value-type="string">
            <text:p>off|stream|snapshot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SP→SE</text:p>
          </table:table-cell>
          <table:table-cell table:style-name="ce157" office:value-type="string" calcext:value-type="string">
            <text:p>rear|front|*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Ini</text:p>
          </table:table-cell>
          <table:table-cell table:style-name="ce175" office:value-type="string" calcext:value-type="string">
            <text:p>Config</text:p>
          </table:table-cell>
          <table:table-cell table:style-name="ce169" office:value-type="string" calcext:value-type="string">
            <text:p>oui</text:p>
          </table:table-cell>
          <table:table-cell table:style-name="ce157" office:value-type="string" calcext:value-type="string">
            <text:p>$V:CamSE:modeCam:rear:stream#</text:p>
          </table:table-cell>
          <table:table-cell table:style-name="ce157" office:value-type="string" calcext:value-type="string">
            <text:p>Commande principale caméra.</text:p>
            <text:p>off → am force-stop IP Webcam.</text:p>
            <text:p>stream → démarrage flux vidéo continu (IP Webcam port 8080/video).</text:p>
            <text:p>snapshot → démarrage mode photo (shot.jpg).</text:p>
            <text:p>Profil CPU adapté automatiquement : normal (&lt;70%) ou optimized (&gt;70%).</text:p>
          </table:table-cell>
        </table:table-row>
        <table:table-row table:style-name="ro3">
          <table:table-cell table:style-name="ce157" office:value-type="string" calcext:value-type="string">
            <text:p>S</text:p>
          </table:table-cell>
          <table:table-cell table:style-name="ce169" office:value-type="string" calcext:value-type="string">
            <text:p>CamSE</text:p>
          </table:table-cell>
          <table:table-cell table:style-name="ce157" office:value-type="string" calcext:value-type="string">
            <text:p>modeCam</text:p>
          </table:table-cell>
          <table:table-cell office:value-type="string" calcext:value-type="string">
            <text:p>I</text:p>
          </table:table-cell>
          <table:table-cell table:style-name="ce157" office:value-type="string" calcext:value-type="string">
            <text:p>enum</text:p>
          </table:table-cell>
          <table:table-cell table:style-name="ce157" office:value-type="string" calcext:value-type="string">
            <text:p>off|stream|snapshot|error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SE→SP</text:p>
          </table:table-cell>
          <table:table-cell table:style-name="ce157" office:value-type="string" calcext:value-type="string">
            <text:p>rear|front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Ini</text:p>
          </table:table-cell>
          <table:table-cell table:style-name="ce176" office:value-type="string" calcext:value-type="string">
            <text:p>ACK</text:p>
          </table:table-cell>
          <table:table-cell table:style-name="ce169" office:value-type="string" calcext:value-type="string">
            <text:p>oui</text:p>
          </table:table-cell>
          <table:table-cell table:style-name="ce157" office:value-type="string" calcext:value-type="string">
            <text:p>$I:CamSE:modeCam:rear:stream#</text:p>
          </table:table-cell>
          <table:table-cell table:style-name="ce157" office:value-type="string" calcext:value-type="string">
            <text:p>ACK mode appliqué, émis par send_mode_state().</text:p>
            <text:p>error = mode positionné automatiquement sur erreur non critique.</text:p>
          </table:table-cell>
        </table:table-row>
        <table:table-row table:style-name="ro3">
          <table:table-cell table:style-name="ce157" office:value-type="string" calcext:value-type="string">
            <text:p>P</text:p>
          </table:table-cell>
          <table:table-cell table:style-name="ce169" office:value-type="string" calcext:value-type="string">
            <text:p>CamSE</text:p>
          </table:table-cell>
          <table:table-cell table:style-name="ce157" office:value-type="string" calcext:value-type="string">
            <text:p>paraCam</text:p>
          </table:table-cell>
          <table:table-cell table:style-name="ce175" office:value-type="string" calcext:value-type="string">
            <text:p>V</text:p>
          </table:table-cell>
          <table:table-cell table:style-name="ce157" office:value-type="string" calcext:value-type="string">
            <text:p>object</text:p>
          </table:table-cell>
          <table:table-cell table:number-columns-repeated="2" table:style-name="ce157" office:value-type="string" calcext:value-type="string">
            <text:p>voir COMPLEXE</text:p>
          </table:table-cell>
          <table:table-cell table:style-name="ce157" office:value-type="string" calcext:value-type="string">
            <text:p>SP→SE</text:p>
          </table:table-cell>
          <table:table-cell table:style-name="ce157" office:value-type="string" calcext:value-type="string">
            <text:p>rear|front|*</text:p>
          </table:table-cell>
          <table:table-cell table:style-name="ce157" office:value-type="string" calcext:value-type="string">
            <text:p>res       : enum  (low|720p|1080p|1920x1080|1280x720)</text:p>
            <text:p>fps       : number &gt;0  (images/s)</text:p>
            <text:p>quality   : number 0–100  (compression JPEG)</text:p>
            <text:p>urgDelay  : number &gt;0  (secondes avant URG si perte cam avec typePtge 0 ou 2)</text:p>
          </table:table-cell>
          <table:table-cell table:style-name="ce157" office:value-type="string" calcext:value-type="string">
            <text:p>Cste</text:p>
          </table:table-cell>
          <table:table-cell table:style-name="ce175" office:value-type="string" calcext:value-type="string">
            <text:p>Config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$V:CamSE:paraCam:rear:{"res":"1080p","fps":30,"quality":80,"urgDelay":5}#</text:p>
          </table:table-cell>
          <table:table-cell table:style-name="ce157" office:value-type="string" calcext:value-type="string">
            <text:p>Paramètres mémorisés dans cam_config.json par instance.</text:p>
            <text:p>Le profil CPU (normal/optimized) prend le dessus sur res/fps en cas de surcharge.</text:p>
            <text:p>Mise à jour sélective : seuls les champs présents sont modifiés.</text:p>
          </table:table-cell>
        </table:table-row>
        <table:table-row table:style-name="ro3">
          <table:table-cell table:style-name="ce157" office:value-type="string" calcext:value-type="string">
            <text:p>S</text:p>
          </table:table-cell>
          <table:table-cell table:style-name="ce169" office:value-type="string" calcext:value-type="string">
            <text:p>CamSE</text:p>
          </table:table-cell>
          <table:table-cell table:style-name="ce157" office:value-type="string" calcext:value-type="string">
            <text:p>paraCam</text:p>
          </table:table-cell>
          <table:table-cell office:value-type="string" calcext:value-type="string">
            <text:p>I</text:p>
          </table:table-cell>
          <table:table-cell table:style-name="ce157" office:value-type="string" calcext:value-type="string">
            <text:p>object</text:p>
          </table:table-cell>
          <table:table-cell table:style-name="ce157" office:value-type="string" calcext:value-type="string">
            <text:p>voir COMPLEXE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SE→SP</text:p>
          </table:table-cell>
          <table:table-cell table:style-name="ce157" office:value-type="string" calcext:value-type="string">
            <text:p>rear|front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Cste</text:p>
          </table:table-cell>
          <table:table-cell table:style-name="ce176" office:value-type="string" calcext:value-type="string">
            <text:p>ACK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$I:CamSE:paraCam:rear:{"res":"1080p","fps":30,"quality":80,"urgDelay":5}#</text:p>
          </table:table-cell>
          <table:table-cell table:style-name="ce157" office:value-type="string" calcext:value-type="string">
            <text:p>ACK avec valeurs finales réellement appliquées à l'instance.</text:p>
          </table:table-cell>
        </table:table-row>
        <table:table-row table:style-name="ro3">
          <table:table-cell table:style-name="ce157" office:value-type="string" calcext:value-type="string">
            <text:p>P</text:p>
          </table:table-cell>
          <table:table-cell table:style-name="ce169" office:value-type="string" calcext:value-type="string">
            <text:p>CamSE</text:p>
          </table:table-cell>
          <table:table-cell table:style-name="ce157" office:value-type="string" calcext:value-type="string">
            <text:p>snap</text:p>
          </table:table-cell>
          <table:table-cell table:style-name="ce175" office:value-type="string" calcext:value-type="string">
            <text:p>V</text:p>
          </table:table-cell>
          <table:table-cell table:style-name="ce157" office:value-type="string" calcext:value-type="string">
            <text:p>boolean</text:p>
          </table:table-cell>
          <table:table-cell table:style-name="ce157" office:value-type="string" calcext:value-type="string">
            <text:p>0|1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SP→SE</text:p>
          </table:table-cell>
          <table:table-cell table:style-name="ce157" office:value-type="string" calcext:value-type="string">
            <text:p>rear|front|*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Dyn</text:p>
          </table:table-cell>
          <table:table-cell table:style-name="ce177" office:value-type="string" calcext:value-type="string">
            <text:p>Event</text:p>
          </table:table-cell>
          <table:table-cell table:style-name="ce169" office:value-type="string" calcext:value-type="string">
            <text:p>oui</text:p>
          </table:table-cell>
          <table:table-cell table:style-name="ce157" office:value-type="string" calcext:value-type="string">
            <text:p>$V:CamSE:snap:rear:1#</text:p>
          </table:table-cell>
          <table:table-cell table:style-name="ce157" office:value-type="string" calcext:value-type="string">
            <text:p>Déclenche un snapshot immédiat via IP Webcam.</text:p>
            <text:p>L'URL de la photo est retournée via StreamURL.</text:p>
            <text:p>⚠️ Ancienne notation (snap) remplacée par snap + NATURE=Event.</text:p>
          </table:table-cell>
        </table:table-row>
        <table:table-row table:style-name="ro3">
          <table:table-cell table:style-name="ce157" office:value-type="string" calcext:value-type="string">
            <text:p>S</text:p>
          </table:table-cell>
          <table:table-cell table:style-name="ce169" office:value-type="string" calcext:value-type="string">
            <text:p>CamSE</text:p>
          </table:table-cell>
          <table:table-cell table:style-name="ce157" office:value-type="string" calcext:value-type="string">
            <text:p>StreamURL</text:p>
          </table:table-cell>
          <table:table-cell office:value-type="string" calcext:value-type="string">
            <text:p>I</text:p>
          </table:table-cell>
          <table:table-cell table:style-name="ce157" office:value-type="string" calcext:value-type="string">
            <text:p>string</text:p>
          </table:table-cell>
          <table:table-cell table:style-name="ce157" office:value-type="string" calcext:value-type="string">
            <text:p>URL HTTP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SE→SP</text:p>
          </table:table-cell>
          <table:table-cell table:style-name="ce157" office:value-type="string" calcext:value-type="string">
            <text:p>rear|front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69" office:value-type="string" calcext:value-type="string">
            <text:p>oui</text:p>
          </table:table-cell>
          <table:table-cell table:style-name="ce157" office:value-type="string" calcext:value-type="string">
            <text:p>$I:CamSE:StreamURL:rear:http://192.168.1.10:8080/video#</text:p>
          </table:table-cell>
          <table:table-cell table:style-name="ce157" office:value-type="string" calcext:value-type="string">
            <text:p>URL du flux ou du snapshot, publiée après démarrage réussi.</text:p>
            <text:p>IP récupérée dynamiquement via ifconfig wlan0 (fallback ip addr).</text:p>
            <text:p>Mise à jour dans cam_config.json .status.last_ip.</text:p>
          </table:table-cell>
        </table:table-row>
        <table:table-row table:style-name="ro3">
          <table:table-cell table:style-name="ce157" office:value-type="string" calcext:value-type="string">
            <text:p>S</text:p>
          </table:table-cell>
          <table:table-cell table:style-name="ce169" office:value-type="string" calcext:value-type="string">
            <text:p>CamSE</text:p>
          </table:table-cell>
          <table:table-cell table:style-name="ce157" office:value-type="string" calcext:value-type="string">
            <text:p>error</text:p>
          </table:table-cell>
          <table:table-cell table:style-name="ce177" office:value-type="string" calcext:value-type="string">
            <text:p>E</text:p>
          </table:table-cell>
          <table:table-cell table:style-name="ce157" office:value-type="string" calcext:value-type="string">
            <text:p>enum</text:p>
          </table:table-cell>
          <table:table-cell table:style-name="ce157" office:value-type="string" calcext:value-type="string">
            <text:p>CAM_START_FAIL|CAM_IP_FAIL|CAM_CONFIG_FAIL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SE→SP</text:p>
          </table:table-cell>
          <table:table-cell table:style-name="ce157" office:value-type="string" calcext:value-type="string">
            <text:p>rear|front</text:p>
          </table:table-cell>
          <table:table-cell table:style-name="ce157" office:value-type="string" calcext:value-type="string">
            <text:p>_</text:p>
          </table:table-cell>
          <table:table-cell table:style-name="ce157" office:value-type="string" calcext:value-type="string">
            <text:p>Dyn</text:p>
          </table:table-cell>
          <table:table-cell table:style-name="ce177" office:value-type="string" calcext:value-type="string">
            <text:p>Event</text:p>
          </table:table-cell>
          <table:table-cell table:style-name="ce169" office:value-type="string" calcext:value-type="string">
            <text:p>oui</text:p>
          </table:table-cell>
          <table:table-cell table:style-name="ce157" office:value-type="string" calcext:value-type="string">
            <text:p>$E:CamSE:error:rear:CAM_START_FAIL#</text:p>
          </table:table-cell>
          <table:table-cell table:style-name="ce157" office:value-type="string" calcext:value-type="string">
            <text:p>Événement erreur caméra non récupérable.</text:p>
            <text:p>CAM_START_FAIL = IP Webcam ne répond pas sur 8080 après démarrage.</text:p>
            <text:p>CAM_IP_FAIL = IP wlan0 non lisible.</text:p>
            <text:p>CAM_CONFIG_FAIL = cam_config.json absent ou illisible.</text:p>
            <text:p>Si typePtge=0 ou 2 : déclenche URG_SENSOR_FAIL après urgDelay secondes.</text:p>
            <text:p>⚠️ Ancienne notation (error) remplacée par error + NATURE=Event.</text:p>
          </table:table-cell>
        </table:table-row>
        <table:table-row table:style-name="ro3">
          <table:table-cell table:style-name="ce158" office:value-type="string" calcext:value-type="string">
            <text:p>P</text:p>
          </table:table-cell>
          <table:table-cell table:style-name="ce170" office:value-type="string" calcext:value-type="string">
            <text:p>TorchSE</text:p>
          </table:table-cell>
          <table:table-cell table:style-name="ce158" office:value-type="string" calcext:value-type="string">
            <text:p>active</text:p>
          </table:table-cell>
          <table:table-cell table:style-name="ce175" office:value-type="string" calcext:value-type="string">
            <text:p>V</text:p>
          </table:table-cell>
          <table:table-cell table:style-name="ce158" office:value-type="string" calcext:value-type="string">
            <text:p>enum</text:p>
          </table:table-cell>
          <table:table-cell table:style-name="ce158" office:value-type="string" calcext:value-type="string">
            <text:p>On|Off</text:p>
          </table:table-cell>
          <table:table-cell table:style-name="ce158" office:value-type="string" calcext:value-type="string">
            <text:p>_</text:p>
          </table:table-cell>
          <table:table-cell table:style-name="ce158" office:value-type="string" calcext:value-type="string">
            <text:p>SP→SE</text:p>
          </table:table-cell>
          <table:table-cell table:style-name="ce158" office:value-type="string" calcext:value-type="string">
            <text:p>*</text:p>
          </table:table-cell>
          <table:table-cell table:style-name="ce158" office:value-type="string" calcext:value-type="string">
            <text:p>_</text:p>
          </table:table-cell>
          <table:table-cell table:style-name="ce158" office:value-type="string" calcext:value-type="string">
            <text:p>Dyn</text:p>
          </table:table-cell>
          <table:table-cell table:style-name="ce175" office:value-type="string" calcext:value-type="string">
            <text:p>Config</text:p>
          </table:table-cell>
          <table:table-cell table:style-name="ce170" office:value-type="string" calcext:value-type="string">
            <text:p>oui</text:p>
          </table:table-cell>
          <table:table-cell table:style-name="ce158" office:value-type="string" calcext:value-type="string">
            <text:p>$V:TorchSE:active:*:On#</text:p>
          </table:table-cell>
          <table:table-cell table:style-name="ce158" office:value-type="string" calcext:value-type="string">
            <text:p>Si caméra active → HTTP /enablels ou /disablels (API IP Webcam).</text:p>
            <text:p>Si caméra inactive → termux-torch on/off (natif Android).</text:p>
            <text:p>Bascule automatique selon cam_config.json .status.active.</text:p>
            <text:p>⚠️ Incohérence code actuel : rz_torch_manager.sh envoie $I:Torch:..., le parser route TorchSE. Corriger VAR dans torch_manager.sh.</text:p>
          </table:table-cell>
        </table:table-row>
        <table:table-row table:style-name="ro3">
          <table:table-cell table:style-name="ce158" office:value-type="string" calcext:value-type="string">
            <text:p>S</text:p>
          </table:table-cell>
          <table:table-cell table:style-name="ce170" office:value-type="string" calcext:value-type="string">
            <text:p>TorchSE</text:p>
          </table:table-cell>
          <table:table-cell table:style-name="ce158" office:value-type="string" calcext:value-type="string">
            <text:p>active</text:p>
          </table:table-cell>
          <table:table-cell office:value-type="string" calcext:value-type="string">
            <text:p>I</text:p>
          </table:table-cell>
          <table:table-cell table:style-name="ce158" office:value-type="string" calcext:value-type="string">
            <text:p>enum</text:p>
          </table:table-cell>
          <table:table-cell table:style-name="ce158" office:value-type="string" calcext:value-type="string">
            <text:p>On|Off</text:p>
          </table:table-cell>
          <table:table-cell table:style-name="ce158" office:value-type="string" calcext:value-type="string">
            <text:p>_</text:p>
          </table:table-cell>
          <table:table-cell table:style-name="ce158" office:value-type="string" calcext:value-type="string">
            <text:p>SE→SP</text:p>
          </table:table-cell>
          <table:table-cell table:style-name="ce158" office:value-type="string" calcext:value-type="string">
            <text:p>SE</text:p>
          </table:table-cell>
          <table:table-cell table:style-name="ce158" office:value-type="string" calcext:value-type="string">
            <text:p>_</text:p>
          </table:table-cell>
          <table:table-cell table:style-name="ce158" office:value-type="string" calcext:value-type="string">
            <text:p>Dyn</text:p>
          </table:table-cell>
          <table:table-cell table:style-name="ce176" office:value-type="string" calcext:value-type="string">
            <text:p>ACK</text:p>
          </table:table-cell>
          <table:table-cell table:style-name="ce170" office:value-type="string" calcext:value-type="string">
            <text:p>oui</text:p>
          </table:table-cell>
          <table:table-cell table:style-name="ce158" office:value-type="string" calcext:value-type="string">
            <text:p>$I:TorchSE:active:SE:On#</text:p>
          </table:table-cell>
          <table:table-cell table:style-name="ce158" office:value-type="string" calcext:value-type="string">
            <text:p>ACK émis après exécution de set_torch().</text:p>
            <text:p>⚠️ Code actuel émet $I:Torch:... — à corriger en $I:TorchSE:...</text:p>
          </table:table-cell>
        </table:table-row>
        <table:table-row table:style-name="ro3">
          <table:table-cell table:style-name="ce159" office:value-type="string" calcext:value-type="string">
            <text:p>P</text:p>
          </table:table-cell>
          <table:table-cell table:style-name="ce171" office:value-type="string" calcext:value-type="string">
            <text:p>MicroSE</text:p>
          </table:table-cell>
          <table:table-cell table:style-name="ce159" office:value-type="string" calcext:value-type="string">
            <text:p>modeMicro</text:p>
          </table:table-cell>
          <table:table-cell table:style-name="ce175" office:value-type="string" calcext:value-type="string">
            <text:p>V</text:p>
          </table:table-cell>
          <table:table-cell table:style-name="ce159" office:value-type="string" calcext:value-type="string">
            <text:p>enum</text:p>
          </table:table-cell>
          <table:table-cell table:style-name="ce159" office:value-type="string" calcext:value-type="string">
            <text:p>off|normal|intensite|orientation|surveillance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SP→SE</text:p>
          </table:table-cell>
          <table:table-cell table:style-name="ce159" office:value-type="string" calcext:value-type="string">
            <text:p>*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Ini</text:p>
          </table:table-cell>
          <table:table-cell table:style-name="ce175" office:value-type="string" calcext:value-type="string">
            <text:p>Config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$V:MicroSE:modeMicro:*:intensite#</text:p>
          </table:table-cell>
          <table:table-cell table:style-name="ce159" office:value-type="string" calcext:value-type="string">
            <text:p>off=micro coupé, aucun flux.</text:p>
            <text:p>normal=dataContRMS publié à chaque mesure.</text:p>
            <text:p>intensite=dataContRMS si delta&gt;seuilDelta + alerte si seuil franchi holdTime ms.</text:p>
            <text:p>orientation=balayage servo TGD → angle direction sonore.</text:p>
            <text:p>surveillance=intensite + balayage auto si RMS&gt;seuilMoyen.</text:p>
          </table:table-cell>
        </table:table-row>
        <table:table-row table:style-name="ro3">
          <table:table-cell table:style-name="ce159" office:value-type="string" calcext:value-type="string">
            <text:p>S</text:p>
          </table:table-cell>
          <table:table-cell table:style-name="ce171" office:value-type="string" calcext:value-type="string">
            <text:p>MicroSE</text:p>
          </table:table-cell>
          <table:table-cell table:style-name="ce159" office:value-type="string" calcext:value-type="string">
            <text:p>modeMicro</text:p>
          </table:table-cell>
          <table:table-cell office:value-type="string" calcext:value-type="string">
            <text:p>I</text:p>
          </table:table-cell>
          <table:table-cell table:style-name="ce159" office:value-type="string" calcext:value-type="string">
            <text:p>enum</text:p>
          </table:table-cell>
          <table:table-cell table:style-name="ce159" office:value-type="string" calcext:value-type="string">
            <text:p>off|normal|intensite|orientation|surveillance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SE→SP</text:p>
          </table:table-cell>
          <table:table-cell table:style-name="ce159" office:value-type="string" calcext:value-type="string">
            <text:p>*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Ini</text:p>
          </table:table-cell>
          <table:table-cell table:style-name="ce176" office:value-type="string" calcext:value-type="string">
            <text:p>ACK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$I:MicroSE:modeMicro:*:intensite#</text:p>
          </table:table-cell>
          <table:table-cell table:style-name="ce159" office:value-type="string" calcext:value-type="string">
            <text:p>_</text:p>
          </table:table-cell>
        </table:table-row>
        <table:table-row table:style-name="ro3">
          <table:table-cell table:style-name="ce159" office:value-type="string" calcext:value-type="string">
            <text:p>P</text:p>
          </table:table-cell>
          <table:table-cell table:style-name="ce171" office:value-type="string" calcext:value-type="string">
            <text:p>MicroSE</text:p>
          </table:table-cell>
          <table:table-cell table:style-name="ce159" office:value-type="string" calcext:value-type="string">
            <text:p>paraMicro</text:p>
          </table:table-cell>
          <table:table-cell table:style-name="ce175" office:value-type="string" calcext:value-type="string">
            <text:p>V</text:p>
          </table:table-cell>
          <table:table-cell table:style-name="ce159" office:value-type="string" calcext:value-type="string">
            <text:p>object</text:p>
          </table:table-cell>
          <table:table-cell table:number-columns-repeated="2" table:style-name="ce159" office:value-type="string" calcext:value-type="string">
            <text:p>voir COMPLEXE</text:p>
          </table:table-cell>
          <table:table-cell table:style-name="ce159" office:value-type="string" calcext:value-type="string">
            <text:p>SP→SE</text:p>
          </table:table-cell>
          <table:table-cell table:style-name="ce159" office:value-type="string" calcext:value-type="string">
            <text:p>*</text:p>
          </table:table-cell>
          <table:table-cell table:style-name="ce159" office:value-type="string" calcext:value-type="string">
            <text:p>freqCont           : number &gt;0  (ms — plus petit = plus fréquent)</text:p>
            <text:p>winSize            : number &gt;=freqCont  (ms) fenêtre glissante</text:p>
            <text:p>seuilDelta         : number 0–1000  (RMS × 10) variation min pour envoi</text:p>
            <text:p>holdTime           : number &gt;0  (ms) durée maintien seuil avant alerte</text:p>
            <text:p>seuilFaible        : number 0–1000  (RMS × 10)</text:p>
            <text:p>seuilMoyen         : number &gt;seuilFaible  (RMS × 10)</text:p>
            <text:p>seuilFort          : number &gt;seuilMoyen  (RMS × 10)</text:p>
            <text:p>pasBalayage        : number &gt;0  (degrés/étape)</text:p>
            <text:p>timeoutOrientation : number &gt;0  (secondes)</text:p>
          </table:table-cell>
          <table:table-cell table:style-name="ce159" office:value-type="string" calcext:value-type="string">
            <text:p>Cste</text:p>
          </table:table-cell>
          <table:table-cell table:style-name="ce175" office:value-type="string" calcext:value-type="string">
            <text:p>Config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$V:MicroSE:paraMicro:*:{"freqCont":300,"winSize":300,"seuilDelta":30,"holdTime":500,"seuilFaible":100,"seuilMoyen":400,"seuilFort":700,"pasBalayage":10,"timeoutOrientation":15}#</text:p>
          </table:table-cell>
          <table:table-cell table:style-name="ce159" office:value-type="string" calcext:value-type="string">
            <text:p>⚠️ freqCont/winSize en MILLISECONDES (≠ Gyro/Mag en Hz, ≠ Sys en s).</text:p>
            <text:p>seuilFaible &lt; seuilMoyen &lt; seuilFort obligatoire (vérifié par check_config.sh).</text:p>
            <text:p>N fenêtre glissante = winSize/freqCont (min 2 → winSize &gt;= 2×freqCont recommandé).</text:p>
          </table:table-cell>
        </table:table-row>
        <table:table-row table:style-name="ro3">
          <table:table-cell table:style-name="ce159" office:value-type="string" calcext:value-type="string">
            <text:p>S</text:p>
          </table:table-cell>
          <table:table-cell table:style-name="ce171" office:value-type="string" calcext:value-type="string">
            <text:p>MicroSE</text:p>
          </table:table-cell>
          <table:table-cell table:style-name="ce159" office:value-type="string" calcext:value-type="string">
            <text:p>paraMicro</text:p>
          </table:table-cell>
          <table:table-cell office:value-type="string" calcext:value-type="string">
            <text:p>I</text:p>
          </table:table-cell>
          <table:table-cell table:style-name="ce159" office:value-type="string" calcext:value-type="string">
            <text:p>object</text:p>
          </table:table-cell>
          <table:table-cell table:style-name="ce159" office:value-type="string" calcext:value-type="string">
            <text:p>voir COMPLEXE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SE→SP</text:p>
          </table:table-cell>
          <table:table-cell table:style-name="ce159" office:value-type="string" calcext:value-type="string">
            <text:p>*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Cste</text:p>
          </table:table-cell>
          <table:table-cell table:style-name="ce176" office:value-type="string" calcext:value-type="string">
            <text:p>ACK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$I:MicroSE:paraMicro:*:{"freqCont":300,...}#</text:p>
          </table:table-cell>
          <table:table-cell table:style-name="ce159" office:value-type="string" calcext:value-type="string">
            <text:p>_</text:p>
          </table:table-cell>
        </table:table-row>
        <table:table-row table:style-name="ro3">
          <table:table-cell table:style-name="ce159" office:value-type="string" calcext:value-type="string">
            <text:p>S</text:p>
          </table:table-cell>
          <table:table-cell table:style-name="ce171" office:value-type="string" calcext:value-type="string">
            <text:p>MicroSE</text:p>
          </table:table-cell>
          <table:table-cell table:style-name="ce159" office:value-type="string" calcext:value-type="string">
            <text:p>dataContRMS</text:p>
          </table:table-cell>
          <table:table-cell table:style-name="ce178" office:value-type="string" calcext:value-type="string">
            <text:p>F</text:p>
          </table:table-cell>
          <table:table-cell table:style-name="ce159" office:value-type="string" calcext:value-type="string">
            <text:p>number</text:p>
          </table:table-cell>
          <table:table-cell table:style-name="ce159" office:value-type="string" calcext:value-type="string">
            <text:p>0–1000</text:p>
          </table:table-cell>
          <table:table-cell table:style-name="ce159" office:value-type="string" calcext:value-type="string">
            <text:p>RMS × 10</text:p>
          </table:table-cell>
          <table:table-cell table:style-name="ce159" office:value-type="string" calcext:value-type="string">
            <text:p>SE→SP</text:p>
          </table:table-cell>
          <table:table-cell table:style-name="ce159" office:value-type="string" calcext:value-type="string">
            <text:p>*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$F:MicroSE:dataContRMS:*:342#</text:p>
          </table:table-cell>
          <table:table-cell table:style-name="ce159" office:value-type="string" calcext:value-type="string">
            <text:p>Niveau sonore RMS × 10 (entier). Diviser par 10 pour valeur réelle.</text:p>
            <text:p>Enregistrement winSize ms via termux-microphone-record.</text:p>
            <text:p>Analyse RMS via ffmpeg/astats. Filtre delta : envoyé si |moy−dernière| &gt; seuilDelta.</text:p>
          </table:table-cell>
        </table:table-row>
        <table:table-row table:style-name="ro3">
          <table:table-cell table:style-name="ce159" office:value-type="string" calcext:value-type="string">
            <text:p>S</text:p>
          </table:table-cell>
          <table:table-cell table:style-name="ce171" office:value-type="string" calcext:value-type="string">
            <text:p>MicroSE</text:p>
          </table:table-cell>
          <table:table-cell table:style-name="ce159" office:value-type="string" calcext:value-type="string">
            <text:p>alerte</text:p>
          </table:table-cell>
          <table:table-cell table:style-name="ce177" office:value-type="string" calcext:value-type="string">
            <text:p>E</text:p>
          </table:table-cell>
          <table:table-cell table:style-name="ce159" office:value-type="string" calcext:value-type="string">
            <text:p>enum</text:p>
          </table:table-cell>
          <table:table-cell table:style-name="ce159" office:value-type="string" calcext:value-type="string">
            <text:p>faible|moyen|fort|silence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SE→SP</text:p>
          </table:table-cell>
          <table:table-cell table:style-name="ce159" office:value-type="string" calcext:value-type="string">
            <text:p>*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$E:MicroSE:alerte:*:fort#</text:p>
          </table:table-cell>
          <table:table-cell table:style-name="ce159" office:value-type="string" calcext:value-type="string">
            <text:p>Envoyé à chaque CHANGEMENT de niveau d'intensité (montée ET retour silence).</text:p>
            <text:p>Seuil franchi seulement si maintenu &gt;= holdTime ms (anti-faux positifs).</text:p>
            <text:p>⚠️ Le code émet encore la notation alerte — à normaliser en alerte + NATURE=Event.</text:p>
          </table:table-cell>
        </table:table-row>
        <table:table-row table:style-name="ro3">
          <table:table-cell table:style-name="ce159" office:value-type="string" calcext:value-type="string">
            <text:p>S</text:p>
          </table:table-cell>
          <table:table-cell table:style-name="ce171" office:value-type="string" calcext:value-type="string">
            <text:p>MicroSE</text:p>
          </table:table-cell>
          <table:table-cell table:style-name="ce159" office:value-type="string" calcext:value-type="string">
            <text:p>direction</text:p>
          </table:table-cell>
          <table:table-cell table:style-name="ce178" office:value-type="string" calcext:value-type="string">
            <text:p>F</text:p>
          </table:table-cell>
          <table:table-cell table:style-name="ce159" office:value-type="string" calcext:value-type="string">
            <text:p>number</text:p>
          </table:table-cell>
          <table:table-cell table:style-name="ce159" office:value-type="string" calcext:value-type="string">
            <text:p>0–1800</text:p>
          </table:table-cell>
          <table:table-cell table:style-name="ce159" office:value-type="string" calcext:value-type="string">
            <text:p>deg × 10</text:p>
          </table:table-cell>
          <table:table-cell table:style-name="ce159" office:value-type="string" calcext:value-type="string">
            <text:p>SE→SP</text:p>
          </table:table-cell>
          <table:table-cell table:style-name="ce159" office:value-type="string" calcext:value-type="string">
            <text:p>*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59" office:value-type="string" calcext:value-type="string">
            <text:p>_</text:p>
          </table:table-cell>
          <table:table-cell table:style-name="ce159" office:value-type="string" calcext:value-type="string">
            <text:p>$F:MicroSE:direction:*:450#</text:p>
          </table:table-cell>
          <table:table-cell table:style-name="ce159" office:value-type="string" calcext:value-type="string">
            <text:p>Direction estimée de la source sonore dominante. 450 = 45,0°.</text:p>
            <text:p>Calculé par rz_balayage_sonore.sh : balayage servo TGD, angle à max RMS.</text:p>
            <text:p>Publié en modes orientation et surveillance.</text:p>
          </table:table-cell>
        </table:table-row>
        <table:table-row table:style-name="ro3">
          <table:table-cell table:style-name="ce160" office:value-type="string" calcext:value-type="string">
            <text:p>P</text:p>
          </table:table-cell>
          <table:table-cell table:style-name="ce172" office:value-type="string" calcext:value-type="string">
            <text:p>STT</text:p>
          </table:table-cell>
          <table:table-cell table:style-name="ce160" office:value-type="string" calcext:value-type="string">
            <text:p>modeSTT</text:p>
          </table:table-cell>
          <table:table-cell table:style-name="ce175" office:value-type="string" calcext:value-type="string">
            <text:p>V</text:p>
          </table:table-cell>
          <table:table-cell table:style-name="ce160" office:value-type="string" calcext:value-type="string">
            <text:p>enum</text:p>
          </table:table-cell>
          <table:table-cell table:style-name="ce160" office:value-type="string" calcext:value-type="string">
            <text:p>KWS|OFF</text:p>
          </table:table-cell>
          <table:table-cell table:style-name="ce160" office:value-type="string" calcext:value-type="string">
            <text:p>_</text:p>
          </table:table-cell>
          <table:table-cell table:style-name="ce160" office:value-type="string" calcext:value-type="string">
            <text:p>SP→SE</text:p>
          </table:table-cell>
          <table:table-cell table:style-name="ce160" office:value-type="string" calcext:value-type="string">
            <text:p>*</text:p>
          </table:table-cell>
          <table:table-cell table:style-name="ce160" office:value-type="string" calcext:value-type="string">
            <text:p>_</text:p>
          </table:table-cell>
          <table:table-cell table:style-name="ce160" office:value-type="string" calcext:value-type="string">
            <text:p>Ini</text:p>
          </table:table-cell>
          <table:table-cell table:style-name="ce175" office:value-type="string" calcext:value-type="string">
            <text:p>Config</text:p>
          </table:table-cell>
          <table:table-cell table:style-name="ce172" office:value-type="string" calcext:value-type="string">
            <text:p>oui</text:p>
          </table:table-cell>
          <table:table-cell table:style-name="ce160" office:value-type="string" calcext:value-type="string">
            <text:p>$V:STT:modeSTT:*:KWS#</text:p>
          </table:table-cell>
          <table:table-cell table:style-name="ce160" office:value-type="string" calcext:value-type="string">
            <text:p>KWS=Keyword Spotting PocketSphinx (wake word + catalogue 45 commandes).</text:p>
            <text:p>OFF=STT désactivé.</text:p>
            <text:p>Repli automatique vers Gemini si PocketSphinx exit 1 (non reconnu).</text:p>
          </table:table-cell>
        </table:table-row>
        <table:table-row table:style-name="ro3">
          <table:table-cell table:style-name="ce160" office:value-type="string" calcext:value-type="string">
            <text:p>S</text:p>
          </table:table-cell>
          <table:table-cell table:style-name="ce172" office:value-type="string" calcext:value-type="string">
            <text:p>STT</text:p>
          </table:table-cell>
          <table:table-cell table:style-name="ce160" office:value-type="string" calcext:value-type="string">
            <text:p>modeSTT</text:p>
          </table:table-cell>
          <table:table-cell office:value-type="string" calcext:value-type="string">
            <text:p>I</text:p>
          </table:table-cell>
          <table:table-cell table:style-name="ce160" office:value-type="string" calcext:value-type="string">
            <text:p>enum</text:p>
          </table:table-cell>
          <table:table-cell table:style-name="ce160" office:value-type="string" calcext:value-type="string">
            <text:p>KWS|OFF</text:p>
          </table:table-cell>
          <table:table-cell table:style-name="ce160" office:value-type="string" calcext:value-type="string">
            <text:p>_</text:p>
          </table:table-cell>
          <table:table-cell table:style-name="ce160" office:value-type="string" calcext:value-type="string">
            <text:p>SE→SP</text:p>
          </table:table-cell>
          <table:table-cell table:style-name="ce160" office:value-type="string" calcext:value-type="string">
            <text:p>*</text:p>
          </table:table-cell>
          <table:table-cell table:style-name="ce160" office:value-type="string" calcext:value-type="string">
            <text:p>_</text:p>
          </table:table-cell>
          <table:table-cell table:style-name="ce160" office:value-type="string" calcext:value-type="string">
            <text:p>Ini</text:p>
          </table:table-cell>
          <table:table-cell table:style-name="ce176" office:value-type="string" calcext:value-type="string">
            <text:p>ACK</text:p>
          </table:table-cell>
          <table:table-cell table:style-name="ce172" office:value-type="string" calcext:value-type="string">
            <text:p>oui</text:p>
          </table:table-cell>
          <table:table-cell table:style-name="ce160" office:value-type="string" calcext:value-type="string">
            <text:p>$I:STT:modeSTT:*:KWS#</text:p>
          </table:table-cell>
          <table:table-cell table:style-name="ce160" office:value-type="string" calcext:value-type="string">
            <text:p>_</text:p>
          </table:table-cell>
        </table:table-row>
        <table:table-row table:style-name="ro3">
          <table:table-cell table:style-name="ce160" office:value-type="string" calcext:value-type="string">
            <text:p>P</text:p>
          </table:table-cell>
          <table:table-cell table:style-name="ce172" office:value-type="string" calcext:value-type="string">
            <text:p>STT</text:p>
          </table:table-cell>
          <table:table-cell table:style-name="ce160" office:value-type="string" calcext:value-type="string">
            <text:p>paraSTT</text:p>
          </table:table-cell>
          <table:table-cell table:style-name="ce175" office:value-type="string" calcext:value-type="string">
            <text:p>V</text:p>
          </table:table-cell>
          <table:table-cell table:style-name="ce160" office:value-type="string" calcext:value-type="string">
            <text:p>object</text:p>
          </table:table-cell>
          <table:table-cell table:number-columns-repeated="2" table:style-name="ce160" office:value-type="string" calcext:value-type="string">
            <text:p>voir COMPLEXE</text:p>
          </table:table-cell>
          <table:table-cell table:style-name="ce160" office:value-type="string" calcext:value-type="string">
            <text:p>SP→SE</text:p>
          </table:table-cell>
          <table:table-cell table:style-name="ce160" office:value-type="string" calcext:value-type="string">
            <text:p>*</text:p>
          </table:table-cell>
          <table:table-cell table:style-name="ce160" office:value-type="string" calcext:value-type="string">
            <text:p>keyphrase : string  (mot de réveil, ex: "rz" — doit être dans fr.dict)</text:p>
            <text:p>lang      : enum  (fr|en)</text:p>
            <text:p>threshold : number  (notation scientifique, ex: 1e-20 — plus petit = plus exigeant)</text:p>
            <text:p>lib_path  : string  (chemin relatif vers dossier lib_pocketsphinx/)</text:p>
          </table:table-cell>
          <table:table-cell table:style-name="ce160" office:value-type="string" calcext:value-type="string">
            <text:p>Cste</text:p>
          </table:table-cell>
          <table:table-cell table:style-name="ce175" office:value-type="string" calcext:value-type="string">
            <text:p>Config</text:p>
          </table:table-cell>
          <table:table-cell table:style-name="ce160" office:value-type="string" calcext:value-type="string">
            <text:p>_</text:p>
          </table:table-cell>
          <table:table-cell table:style-name="ce160" office:value-type="string" calcext:value-type="string">
            <text:p>$V:STT:paraSTT:*:{"keyphrase":"rz","lang":"fr","threshold":1e-20,"lib_path":"lib_pocketsphinx"}#</text:p>
          </table:table-cell>
          <table:table-cell table:style-name="ce160" office:value-type="string" calcext:value-type="string">
            <text:p>keyphrase doit être dans fr.dict (regénérable via rz_build_dict.py).</text:p>
            <text:p>⚠️ model-fr/ et lexique_referent.dict : fichiers lourds (~50–200 Mo),</text:p>
            <text:p>hors Git, à installer manuellement une seule fois. original_init.sh vérifie leur présence.</text:p>
          </table:table-cell>
        </table:table-row>
        <table:table-row table:style-name="ro3">
          <table:table-cell table:style-name="ce160" office:value-type="string" calcext:value-type="string">
            <text:p>S</text:p>
          </table:table-cell>
          <table:table-cell table:style-name="ce172" office:value-type="string" calcext:value-type="string">
            <text:p>STT</text:p>
          </table:table-cell>
          <table:table-cell table:style-name="ce160" office:value-type="string" calcext:value-type="string">
            <text:p>context</text:p>
          </table:table-cell>
          <table:table-cell office:value-type="string" calcext:value-type="string">
            <text:p>I</text:p>
          </table:table-cell>
          <table:table-cell table:style-name="ce160" office:value-type="string" calcext:value-type="string">
            <text:p>enum</text:p>
          </table:table-cell>
          <table:table-cell table:style-name="ce160" office:value-type="string" calcext:value-type="string">
            <text:p>Inactif|Cmde|Conv|Mixte</text:p>
          </table:table-cell>
          <table:table-cell table:style-name="ce160" office:value-type="string" calcext:value-type="string">
            <text:p>_</text:p>
          </table:table-cell>
          <table:table-cell table:style-name="ce160" office:value-type="string" calcext:value-type="string">
            <text:p>SE→SP</text:p>
          </table:table-cell>
          <table:table-cell table:style-name="ce160" office:value-type="string" calcext:value-type="string">
            <text:p>*</text:p>
          </table:table-cell>
          <table:table-cell table:style-name="ce160" office:value-type="string" calcext:value-type="string">
            <text:p>_</text:p>
          </table:table-cell>
          <table:table-cell table:style-name="ce160"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table:style-name="ce172" office:value-type="string" calcext:value-type="string">
            <text:p>oui</text:p>
          </table:table-cell>
          <table:table-cell table:style-name="ce160" office:value-type="string" calcext:value-type="string">
            <text:p>$I:STT:context:*:Cmde#</text:p>
          </table:table-cell>
          <table:table-cell table:style-name="ce160" office:value-type="string" calcext:value-type="string">
            <text:p>Calculé par calculate_stt_context() dans rz_state-manager.sh.</text:p>
            <text:p>Inactif : modeRZ=0 ou 5, ou typePtge ≠ 1 et ≠ 4.</text:p>
            <text:p>Cmde    : speed ≠ 0 (robot en mouvement) → PocketSphinx uniquement.</text:p>
            <text:p>Conv    : modeRZ=1 (VEILLE) → Gemini prioritaire.</text:p>
            <text:p>Mixte   : modeRZ=2/3/4 à l'arrêt → PocketSphinx puis Gemini si exit 1.</text:p>
            <text:p>global.json : .STT.context</text:p>
          </table:table-cell>
        </table:table-row>
        <table:table-row table:style-name="ro3">
          <table:table-cell table:style-name="ce160" office:value-type="string" calcext:value-type="string">
            <text:p>S</text:p>
          </table:table-cell>
          <table:table-cell table:style-name="ce172" office:value-type="string" calcext:value-type="string">
            <text:p>STT</text:p>
          </table:table-cell>
          <table:table-cell table:style-name="ce160" office:value-type="string" calcext:value-type="string">
            <text:p>intent</text:p>
          </table:table-cell>
          <table:table-cell table:style-name="ce179" office:value-type="string" calcext:value-type="string">
            <text:p>A</text:p>
          </table:table-cell>
          <table:table-cell table:style-name="ce160" office:value-type="string" calcext:value-type="string">
            <text:p>object</text:p>
          </table:table-cell>
          <table:table-cell table:style-name="ce160" office:value-type="string" calcext:value-type="string">
            <text:p>"{CAT:VAR:PROP:INST:VAL}"</text:p>
          </table:table-cell>
          <table:table-cell table:style-name="ce160" office:value-type="string" calcext:value-type="string">
            <text:p>_</text:p>
          </table:table-cell>
          <table:table-cell table:style-name="ce160" office:value-type="string" calcext:value-type="string">
            <text:p>SE→SP</text:p>
          </table:table-cell>
          <table:table-cell table:style-name="ce160" office:value-type="string" calcext:value-type="string">
            <text:p>*</text:p>
          </table:table-cell>
          <table:table-cell table:style-name="ce160" office:value-type="string" calcext:value-type="string">
            <text:p>CAT  : enum  (V|I|E|F|A) — catégorie de la commande encapsulée</text:p>
            <text:p>VAR  : string  — variable VPIV cible</text:p>
            <text:p>PROP : string  — propriété VPIV cible</text:p>
            <text:p>INST : string  — instance VPIV cible</text:p>
            <text:p>VAL  : string  — valeur de la commande</text:p>
          </table:table-cell>
          <table:table-cell table:style-name="ce160" office:value-type="string" calcext:value-type="string">
            <text:p>Dyn</text:p>
          </table:table-cell>
          <table:table-cell table:style-name="ce179" office:value-type="string" calcext:value-type="string">
            <text:p>Intent</text:p>
          </table:table-cell>
          <table:table-cell table:style-name="ce160" office:value-type="string" calcext:value-type="string">
            <text:p>_</text:p>
          </table:table-cell>
          <table:table-cell table:style-name="ce160" office:value-type="string" calcext:value-type="string">
            <text:p>$A:STT:intent:*:{V:Gyro:modeGyro:*:DATACont}#</text:p>
          </table:table-cell>
          <table:table-cell table:style-name="ce160" office:value-type="string" calcext:value-type="string">
            <text:p>Capsule d'intention vocale construite par rz_stt_handler.sh.</text:p>
            <text:p>Inner VPIV encapsulé entre {} (sans $ ni #).</text:p>
            <text:p>SP reçoit, valide la commande, puis l'exécute ou la refuse.</text:p>
            <text:p>Permet un contrôle SP sur toutes les commandes vocales (validation sécurité).</text:p>
          </table:table-cell>
        </table:table-row>
        <table:table-row table:style-name="ro3">
          <table:table-cell table:style-name="ce161" office:value-type="string" calcext:value-type="string">
            <text:p>P</text:p>
          </table:table-cell>
          <table:table-cell table:style-name="ce173" office:value-type="string" calcext:value-type="string">
            <text:p>Voice</text:p>
          </table:table-cell>
          <table:table-cell table:style-name="ce161" office:value-type="string" calcext:value-type="string">
            <text:p>tts</text:p>
          </table:table-cell>
          <table:table-cell table:style-name="ce179" office:value-type="string" calcext:value-type="string">
            <text:p>A</text:p>
          </table:table-cell>
          <table:table-cell table:style-name="ce161" office:value-type="string" calcext:value-type="string">
            <text:p>string</text:p>
          </table:table-cell>
          <table:table-cell table:style-name="ce161" office:value-type="string" calcext:value-type="string">
            <text:p>texte libre</text:p>
          </table:table-cell>
          <table:table-cell table:style-name="ce161" office:value-type="string" calcext:value-type="string">
            <text:p>_</text:p>
          </table:table-cell>
          <table:table-cell table:style-name="ce161" office:value-type="string" calcext:value-type="string">
            <text:p>SP→SE</text:p>
          </table:table-cell>
          <table:table-cell table:style-name="ce161" office:value-type="string" calcext:value-type="string">
            <text:p>*</text:p>
          </table:table-cell>
          <table:table-cell table:style-name="ce161" office:value-type="string" calcext:value-type="string">
            <text:p>_</text:p>
          </table:table-cell>
          <table:table-cell table:style-name="ce161" office:value-type="string" calcext:value-type="string">
            <text:p>Dyn</text:p>
          </table:table-cell>
          <table:table-cell table:style-name="ce177" office:value-type="string" calcext:value-type="string">
            <text:p>Event</text:p>
          </table:table-cell>
          <table:table-cell table:style-name="ce161" office:value-type="string" calcext:value-type="string">
            <text:p>_</text:p>
          </table:table-cell>
          <table:table-cell table:style-name="ce161" office:value-type="string" calcext:value-type="string">
            <text:p>$A:Voice:tts:*:"Démarrage terminé"#</text:p>
          </table:table-cell>
          <table:table-cell table:style-name="ce161" office:value-type="string" calcext:value-type="string">
            <text:p>SP demande à SE de prononcer un texte via termux-tts-speak.</text:p>
            <text:p>Géré directement dans rz_vpiv_parser.sh (case A / MODULE=Voice).</text:p>
            <text:p>Les guillemets sont retirés avant envoi au moteur TTS.</text:p>
          </table:table-cell>
        </table:table-row>
        <table:table-row table:style-name="ro3">
          <table:table-cell table:style-name="ce162" office:value-type="string" calcext:value-type="string">
            <text:p>P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Baby</text:p>
          </table:table-cell>
          <table:table-cell table:style-name="ce179" office:value-type="string" calcext:value-type="string">
            <text:p>A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n|Off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P→SE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5" office:value-type="string" calcext:value-type="string">
            <text:p>Config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A:Appli:Baby:*:On#</text:p>
          </table:table-cell>
          <table:table-cell table:style-name="ce162" office:value-type="string" calcext:value-type="string">
            <text:p>Démarre/arrête app Baby via Tasker (tâche RZ_Baby).</text:p>
            <text:p>⚠️ Tasker doit être actif (bloquant si Tasker OFF).</text:p>
          </table:table-cell>
        </table:table-row>
        <table:table-row table:style-name="ro3">
          <table:table-cell table:style-name="ce162" office:value-type="string" calcext:value-type="string">
            <text:p>S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Baby</text:p>
          </table:table-cell>
          <table:table-cell office:value-type="string" calcext:value-type="string">
            <text:p>I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K|FAIL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E→SP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6" office:value-type="string" calcext:value-type="string">
            <text:p>ACK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I:Appli:Baby:*:OK#</text:p>
          </table:table-cell>
          <table:table-cell table:style-name="ce162" office:value-type="string" calcext:value-type="string">
            <text:p>FAIL si : Tasker OFF, urgence active, ou erreur bridge.</text:p>
            <text:p>État mis à jour dans appli_config.json (state, last_change).</text:p>
          </table:table-cell>
        </table:table-row>
        <table:table-row table:style-name="ro3">
          <table:table-cell table:style-name="ce162" office:value-type="string" calcext:value-type="string">
            <text:p>P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tasker</text:p>
          </table:table-cell>
          <table:table-cell table:style-name="ce179" office:value-type="string" calcext:value-type="string">
            <text:p>A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n|Off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P→SE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5" office:value-type="string" calcext:value-type="string">
            <text:p>Config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A:Appli:tasker:*:On#</text:p>
          </table:table-cell>
          <table:table-cell table:style-name="ce162" office:value-type="string" calcext:value-type="string">
            <text:p>Démarre Tasker lui-même via am start (net.dinglisch.android.taskerm).</text:p>
            <text:p>Pas de dépendance Tasker pour cette app (am start direct).</text:p>
          </table:table-cell>
        </table:table-row>
        <table:table-row table:style-name="ro3">
          <table:table-cell table:style-name="ce162" office:value-type="string" calcext:value-type="string">
            <text:p>S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tasker</text:p>
          </table:table-cell>
          <table:table-cell office:value-type="string" calcext:value-type="string">
            <text:p>I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K|FAIL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E→SP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6" office:value-type="string" calcext:value-type="string">
            <text:p>ACK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I:Appli:tasker:*:OK#</text:p>
          </table:table-cell>
          <table:table-cell table:style-name="ce162" office:value-type="string" calcext:value-type="string">
            <text:p>_</text:p>
          </table:table-cell>
        </table:table-row>
        <table:table-row table:style-name="ro3">
          <table:table-cell table:style-name="ce162" office:value-type="string" calcext:value-type="string">
            <text:p>P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zoom</text:p>
          </table:table-cell>
          <table:table-cell table:style-name="ce179" office:value-type="string" calcext:value-type="string">
            <text:p>A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n|Off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P→SE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5" office:value-type="string" calcext:value-type="string">
            <text:p>Config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A:Appli:zoom:*:On#</text:p>
          </table:table-cell>
          <table:table-cell table:style-name="ce162" office:value-type="string" calcext:value-type="string">
            <text:p>Via RZ_Zoom (Tasker) ou am start fallback (us.zoom.videomeetings).</text:p>
            <text:p>warn si cam active ou modeRZ=3.</text:p>
            <text:p>bloquant si CPU &gt; seuil urgence.</text:p>
          </table:table-cell>
        </table:table-row>
        <table:table-row table:style-name="ro3">
          <table:table-cell table:style-name="ce162" office:value-type="string" calcext:value-type="string">
            <text:p>S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zoom</text:p>
          </table:table-cell>
          <table:table-cell office:value-type="string" calcext:value-type="string">
            <text:p>I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K|FAIL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E→SP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6" office:value-type="string" calcext:value-type="string">
            <text:p>ACK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I:Appli:zoom:*:OK#</text:p>
          </table:table-cell>
          <table:table-cell table:style-name="ce162" office:value-type="string" calcext:value-type="string">
            <text:p>_</text:p>
          </table:table-cell>
        </table:table-row>
        <table:table-row table:style-name="ro3">
          <table:table-cell table:style-name="ce162" office:value-type="string" calcext:value-type="string">
            <text:p>P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BabyMonitor</text:p>
          </table:table-cell>
          <table:table-cell table:style-name="ce179" office:value-type="string" calcext:value-type="string">
            <text:p>A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n|Off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P→SE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5" office:value-type="string" calcext:value-type="string">
            <text:p>Config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A:Appli:BabyMonitor:*:On#</text:p>
          </table:table-cell>
          <table:table-cell table:style-name="ce162" office:value-type="string" calcext:value-type="string">
            <text:p>Via RZ_BabyMonitor (Tasker).</text:p>
            <text:p>warn si cam active, modeMicro=off, ou modeRZ=3.</text:p>
            <text:p>⚠️ Tasker requis (bloquant si Tasker OFF).</text:p>
          </table:table-cell>
        </table:table-row>
        <table:table-row table:style-name="ro3">
          <table:table-cell table:style-name="ce162" office:value-type="string" calcext:value-type="string">
            <text:p>S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BabyMonitor</text:p>
          </table:table-cell>
          <table:table-cell office:value-type="string" calcext:value-type="string">
            <text:p>I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K|FAIL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E→SP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6" office:value-type="string" calcext:value-type="string">
            <text:p>ACK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I:Appli:BabyMonitor:*:OK#</text:p>
          </table:table-cell>
          <table:table-cell table:style-name="ce162" office:value-type="string" calcext:value-type="string">
            <text:p>_</text:p>
          </table:table-cell>
        </table:table-row>
        <table:table-row table:style-name="ro3">
          <table:table-cell table:style-name="ce162" office:value-type="string" calcext:value-type="string">
            <text:p>P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NavGPS</text:p>
          </table:table-cell>
          <table:table-cell table:style-name="ce179" office:value-type="string" calcext:value-type="string">
            <text:p>A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n|Off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P→SE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5" office:value-type="string" calcext:value-type="string">
            <text:p>Config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A:Appli:NavGPS:*:On#</text:p>
          </table:table-cell>
          <table:table-cell table:style-name="ce162" office:value-type="string" calcext:value-type="string">
            <text:p>Via RZ_NavGPS (Tasker) ou Maps am start (com.google.android.apps.maps).</text:p>
            <text:p>warn si modeRZ=3 (robot en déplacement).</text:p>
          </table:table-cell>
        </table:table-row>
        <table:table-row table:style-name="ro3">
          <table:table-cell table:style-name="ce162" office:value-type="string" calcext:value-type="string">
            <text:p>S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NavGPS</text:p>
          </table:table-cell>
          <table:table-cell office:value-type="string" calcext:value-type="string">
            <text:p>I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K|FAIL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E→SP</text:p>
          </table:table-cell>
          <table:table-cell table:style-name="ce162" office:value-type="string" calcext:value-type="string">
            <text:p>*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6" office:value-type="string" calcext:value-type="string">
            <text:p>ACK</text:p>
          </table:table-cell>
          <table:table-cell table:style-name="ce174" office:value-type="string" calcext:value-type="string">
            <text:p>oui</text:p>
          </table:table-cell>
          <table:table-cell table:style-name="ce162" office:value-type="string" calcext:value-type="string">
            <text:p>$I:Appli:NavGPS:*:OK#</text:p>
          </table:table-cell>
          <table:table-cell table:style-name="ce162" office:value-type="string" calcext:value-type="string">
            <text:p>_</text:p>
          </table:table-cell>
        </table:table-row>
        <table:table-row table:style-name="ro3">
          <table:table-cell table:style-name="ce162" office:value-type="string" calcext:value-type="string">
            <text:p>P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ExprTasker</text:p>
          </table:table-cell>
          <table:table-cell table:style-name="ce179" office:value-type="string" calcext:value-type="string">
            <text:p>A</text:p>
          </table:table-cell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voir INSTANCE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P→SE</text:p>
          </table:table-cell>
          <table:table-cell table:style-name="ce162" office:value-type="string" calcext:value-type="string">
            <text:p>Expression (nom expression) | Info (texte) | Off (*)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7" office:value-type="string" calcext:value-type="string">
            <text:p>Event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$A:Appli:ExprTasker:Expression:sourire#</text:p>
          </table:table-cell>
          <table:table-cell table:style-name="ce162" office:value-type="string" calcext:value-type="string">
            <text:p>Expression → tâche RZ_Expression (expressions faciales robot).</text:p>
            <text:p>Info → tâche RZ_Info (affichage message sur écran SE).</text:p>
            <text:p>Off → arrêt ExprTasker.</text:p>
            <text:p>⚠️ L'INSTANCE porte le type d'action (≠ autres Appli où INSTANCE=*).</text:p>
            <text:p>La VALUE porte l'argument (nom expression ou texte).</text:p>
          </table:table-cell>
        </table:table-row>
        <table:table-row table:style-name="ro3">
          <table:table-cell table:style-name="ce162" office:value-type="string" calcext:value-type="string">
            <text:p>S</text:p>
          </table:table-cell>
          <table:table-cell table:style-name="ce174" office:value-type="string" calcext:value-type="string">
            <text:p>Appli</text:p>
          </table:table-cell>
          <table:table-cell table:style-name="ce162" office:value-type="string" calcext:value-type="string">
            <text:p>ExprTasker</text:p>
          </table:table-cell>
          <table:table-cell office:value-type="string" calcext:value-type="string">
            <text:p>I</text:p>
          </table:table-cell>
          <table:table-cell table:style-name="ce162" office:value-type="string" calcext:value-type="string">
            <text:p>enum</text:p>
          </table:table-cell>
          <table:table-cell table:style-name="ce162" office:value-type="string" calcext:value-type="string">
            <text:p>OK|FAIL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SE→SP</text:p>
          </table:table-cell>
          <table:table-cell table:style-name="ce162" office:value-type="string" calcext:value-type="string">
            <text:p>Expression|Info|Off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Dyn</text:p>
          </table:table-cell>
          <table:table-cell table:style-name="ce176" office:value-type="string" calcext:value-type="string">
            <text:p>ACK</text:p>
          </table:table-cell>
          <table:table-cell table:style-name="ce162" office:value-type="string" calcext:value-type="string">
            <text:p>_</text:p>
          </table:table-cell>
          <table:table-cell table:style-name="ce162" office:value-type="string" calcext:value-type="string">
            <text:p>$I:Appli:ExprTasker:Expression:OK#</text:p>
          </table:table-cell>
          <table:table-cell table:style-name="ce162" office:value-type="string" calcext:value-type="string">
            <text:p>L'instance de l'ACK reprend l'instance de la commande reçue.</text:p>
          </table:table-cell>
        </table:table-row>
      </table:table>
      <table:table table:name="Table_A_Arduino" table:style-name="ta2">
        <table:table-column table:style-name="co1" table:default-cell-style-name="ce184"/>
        <table:table-column table:style-name="co14" table:default-cell-style-name="ce184"/>
        <table:table-column table:style-name="co3" table:default-cell-style-name="ce184"/>
        <table:table-column table:style-name="co15" table:default-cell-style-name="ce184"/>
        <table:table-column table:style-name="co2" table:default-cell-style-name="ce184"/>
        <table:table-column table:style-name="co16" table:default-cell-style-name="ce188"/>
        <table:table-column table:style-name="co17" table:default-cell-style-name="ce188"/>
        <table:table-column table:style-name="co14" table:default-cell-style-name="ce184"/>
        <table:table-column table:style-name="co2" table:number-columns-repeated="2" table:default-cell-style-name="ce184"/>
        <table:table-column table:style-name="co1" table:default-cell-style-name="ce184"/>
        <table:table-column table:style-name="co2" table:number-columns-repeated="2" table:default-cell-style-name="ce184"/>
        <table:table-column table:style-name="co18" table:default-cell-style-name="ce188"/>
        <table:table-column table:style-name="co19" table:default-cell-style-name="ce188"/>
        <table:table-column table:style-name="co20" table:number-columns-repeated="16369"/>
        <table:table-row table:style-name="ro5">
          <table:table-cell table:style-name="ce181" office:value-type="string" calcext:value-type="string" table:number-columns-spanned="15" table:number-rows-spanned="1">
            <text:p>TABLE A — Variables VPIV — Arduino Mega — Projet RZ — v3.0 — Mars 2026 <text:s/>| <text:s/>Règles : table_A_structure_regles.md v2.0</text:p>
          </table:table-cell>
          <table:covered-table-cell table:number-columns-repeated="14" table:style-name="Default"/>
          <table:table-cell table:style-name="Default" table:number-columns-repeated="16369"/>
        </table:table-row>
        <table:table-row table:style-name="ro6">
          <table:table-cell table:style-name="ce35" office:value-type="string" calcext:value-type="string">
            <text:p>SOURCE</text:p>
          </table:table-cell>
          <table:table-cell table:style-name="ce35" office:value-type="string" calcext:value-type="string">
            <text:p>VAR</text:p>
          </table:table-cell>
          <table:table-cell table:style-name="ce35" office:value-type="string" calcext:value-type="string">
            <text:p>PROP</text:p>
          </table:table-cell>
          <table:table-cell table:style-name="ce35" office:value-type="string" calcext:value-type="string">
            <text:p>CAT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FORMAT_VALUE</text:p>
          </table:table-cell>
          <table:table-cell table:style-name="ce35" office:value-type="string" calcext:value-type="string">
            <text:p>CODAGE</text:p>
          </table:table-cell>
          <table:table-cell table:style-name="ce35" office:value-type="string" calcext:value-type="string">
            <text:p>DIRECTION</text:p>
          </table:table-cell>
          <table:table-cell table:style-name="ce35" office:value-type="string" calcext:value-type="string">
            <text:p>INSTANCE</text:p>
          </table:table-cell>
          <table:table-cell table:style-name="ce35" office:value-type="string" calcext:value-type="string">
            <text:p>COMPLEXE</text:p>
          </table:table-cell>
          <table:table-cell table:style-name="ce35" office:value-type="string" calcext:value-type="string">
            <text:p>CYCLE</text:p>
          </table:table-cell>
          <table:table-cell table:style-name="ce35" office:value-type="string" calcext:value-type="string">
            <text:p>NATURE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VPIV_EX</text:p>
          </table:table-cell>
          <table:table-cell table:style-name="ce35" office:value-type="string" calcext:value-type="string">
            <text:p>NOTES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3" office:value-type="string" calcext:value-type="string">
            <text:p>SOURCE</text:p>
          </table:table-cell>
          <table:table-cell table:style-name="ce183" office:value-type="string" calcext:value-type="string">
            <text:p>VAR</text:p>
          </table:table-cell>
          <table:table-cell table:style-name="ce183" office:value-type="string" calcext:value-type="string">
            <text:p>PROP</text:p>
          </table:table-cell>
          <table:table-cell table:style-name="ce183" office:value-type="string" calcext:value-type="string">
            <text:p>CAT</text:p>
          </table:table-cell>
          <table:table-cell table:style-name="ce183" office:value-type="string" calcext:value-type="string">
            <text:p>TYPE</text:p>
          </table:table-cell>
          <table:table-cell table:style-name="ce187" office:value-type="string" calcext:value-type="string">
            <text:p>FORMAT_VALUE</text:p>
          </table:table-cell>
          <table:table-cell table:style-name="ce187" office:value-type="string" calcext:value-type="string">
            <text:p>CODAGE</text:p>
          </table:table-cell>
          <table:table-cell table:style-name="ce183" office:value-type="string" calcext:value-type="string">
            <text:p>DIRECTION</text:p>
          </table:table-cell>
          <table:table-cell table:style-name="ce183" office:value-type="string" calcext:value-type="string">
            <text:p>INSTANCE</text:p>
          </table:table-cell>
          <table:table-cell table:style-name="ce183" office:value-type="string" calcext:value-type="string">
            <text:p>COMPLEXE</text:p>
          </table:table-cell>
          <table:table-cell table:style-name="ce183" office:value-type="string" calcext:value-type="string">
            <text:p>CYCLE</text:p>
          </table:table-cell>
          <table:table-cell table:style-name="ce183" office:value-type="string" calcext:value-type="string">
            <text:p>NATURE</text:p>
          </table:table-cell>
          <table:table-cell table:style-name="ce183" office:value-type="string" calcext:value-type="string">
            <text:p>INTERFACE</text:p>
          </table:table-cell>
          <table:table-cell table:style-name="ce187" office:value-type="string" calcext:value-type="string">
            <text:p>VPIV_EX</text:p>
          </table:table-cell>
          <table:table-cell table:style-name="ce187" office:value-type="string" calcext:value-type="string">
            <text:p>NOTES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*:boot:1#</text:p>
          </table:table-cell>
          <table:table-cell office:value-type="string" calcext:value-type="string">
            <text:p>Publié par RZ_initAll() à la fin de l'initialisation Arduino. Indique à SP que le firmware est opérationnel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CfgS</text:p>
          </table:table-cell>
          <table:table-cell table:style-name="ce185" office:value-type="string" calcext:value-type="string">
            <text:p>modeRZ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0=ARRET|1=VEILLE|2=FIXE|3=DEPLACEMENT|4=AUTONOME|5=ERREUR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CfgS:*:modeRZ:2#</text:p>
          </table:table-cell>
          <table:table-cell table:style-name="ce189" office:value-type="string" calcext:value-type="string">
            <text:p>Mode global du robot. Côté Arduino : number interne mais les valeurs sont les mêmes que l'enum SE. Via SE→bridge→Arduino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modeRZ:2#</text:p>
          </table:table-cell>
          <table:table-cell office:value-type="string" calcext:value-type="string">
            <text:p>Confirmation du mode appliqué. Même enum que SE pour cohérenc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CfgS</text:p>
          </table:table-cell>
          <table:table-cell table:style-name="ce185" office:value-type="string" calcext:value-type="string">
            <text:p>typePtg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0=ECRAN|1=VOCALE|2=JOYSTICK|3=LAISSE|4=LAISSE+VOCALE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CfgS:*:typePtge:3#</text:p>
          </table:table-cell>
          <table:table-cell table:style-name="ce189" office:value-type="string" calcext:value-type="string">
            <text:p>Mode de pilotage. Active ctrl_L automatiquement si 3 ou 4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typePtge:3#</text:p>
          </table:table-cell>
          <table:table-cell office:value-type="string" calcext:value-type="string">
            <text:p>Confirmation type de pilotage appliqué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CfgS</text:p>
          </table:table-cell>
          <table:table-cell table:style-name="ce185" office:value-type="string" calcext:value-type="string">
            <text:p>emg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clear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CfgS:*:emg:clear#</text:p>
          </table:table-cell>
          <table:table-cell table:style-name="ce189" office:value-type="string" calcext:value-type="string">
            <text:p>Efface l'urgence active. Préférer Urg:clear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emg: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CfgS</text:p>
          </table:table-cell>
          <table:table-cell table:style-name="ce185" office:value-type="string" calcext:value-type="string">
            <text:p>rese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true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CfgS:*:reset:true#</text:p>
          </table:table-cell>
          <table:table-cell table:style-name="ce189" office:value-type="string" calcext:value-type="string">
            <text:p>Réinitialise Arduino via RZ_initAll(). Bloqué si urgence activ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reset:true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Urg</text:p>
          </table:table-cell>
          <table:table-cell table:style-name="ce185" office:value-type="string" calcext:value-type="string">
            <text:p>clear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Urg:*:clear:1#</text:p>
          </table:table-cell>
          <table:table-cell table:style-name="ce189" office:value-type="string" calcext:value-type="string">
            <text:p>Efface l'urgence active Arduino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loop_slow|us_danger|mvt_danger|...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source:A:loop_slow#</text:p>
          </table:table-cell>
          <table:table-cell office:value-type="string" calcext:value-type="string">
            <text:p>Cause de l'urgence détectée par Arduino. Instance=A. SP doit réagir automatiquement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etat:A:active#</text:p>
          </table:table-cell>
          <table:table-cell office:value-type="string" calcext:value-type="string">
            <text:p>Urgence active côté Arduino. Instance=A. Publié simultanément avec sourc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*:etat:A:cleared#</text:p>
          </table:table-cell>
          <table:table-cell office:value-type="string" calcext:value-type="string">
            <text:p>Urgence effacée côté Arduino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tr</text:p>
          </table:table-cell>
          <table:table-cell table:style-name="ce185" office:value-type="string" calcext:value-type="string">
            <text:p>cm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string</text:p>
          </table:table-cell>
          <table:table-cell table:style-name="ce189" office:value-type="string" calcext:value-type="string">
            <text:p>"v,omega,a"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tr:*:cmd:80,0,2#</text:p>
          </table:table-cell>
          <table:table-cell table:style-name="ce189" office:value-type="string" calcext:value-type="string">
            <text:p>v∈[-100..100], omega∈[-100..100], a∈[0..4]. Bloqué si urgence activ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tr:*:targets:80,-80,2#</text:p>
          </table:table-cell>
          <table:table-cell office:value-type="string" calcext:value-type="string">
            <text:p>Consignes différentielles calculées envoyées à l'UNO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tr</text:p>
          </table:table-cell>
          <table:table-cell table:style-name="ce185" office:value-type="string" calcext:value-type="string">
            <text:p>stop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tr:*:stop:1#</text:p>
          </table:table-cell>
          <table:table-cell table:style-name="ce189" office:value-type="string" calcext:value-type="string">
            <text:p>Arrêt propre : v=0, omega=0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op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tr</text:p>
          </table:table-cell>
          <table:table-cell table:style-name="ce185" office:value-type="string" calcext:value-type="string">
            <text:p>overrid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stop|clear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tr:*:override:stop#</text:p>
          </table:table-cell>
          <table:table-cell table:style-name="ce189" office:value-type="string" calcext:value-type="string">
            <text:p>Arrêt forcé (stop) ou lever override (clear)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top|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override:stop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tr</text:p>
          </table:table-cell>
          <table:table-cell table:style-name="ce185" office:value-type="string" calcext:value-type="string">
            <text:p>scal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0–1000</text:p>
          </table:table-cell>
          <table:table-cell table:style-name="ce189" office:value-type="string" calcext:value-type="string">
            <text:p>×1000 (0=arrêt 1000=normal)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tr:*:scale:750#</text:p>
          </table:table-cell>
          <table:table-cell table:style-name="ce189" office:value-type="string" calcext:value-type="string">
            <text:p>Facteur réduction vitesses encodé ×1000. 750=0.750, 1000=pleine vitesse. Converti en float interne par dispatch_Mtr.cpp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cale:750#</text:p>
          </table:table-cell>
          <table:table-cell office:value-type="string" calcext:value-type="string">
            <text:p>Confirmation facteur scale appliqué, en entier ×1000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tr</text:p>
          </table:table-cell>
          <table:table-cell table:style-name="ce185" office:value-type="string" calcext:value-type="string">
            <text:p>kturn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0–2000</text:p>
          </table:table-cell>
          <table:table-cell table:style-name="ce189" office:value-type="string" calcext:value-type="string">
            <text:p>×1000 (1000=standard)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tr:*:kturn:800#</text:p>
          </table:table-cell>
          <table:table-cell table:style-name="ce189" office:value-type="string" calcext:value-type="string">
            <text:p>Coefficient rotation encodé ×1000. 500=doux, 800=confort, 1000=standard, 1500=franc. Converti en float intern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kturn:800#</text:p>
          </table:table-cell>
          <table:table-cell office:value-type="string" calcext:value-type="string">
            <text:p>Confirmation kturn appliqué, en entier ×1000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tr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tr:*:act:1#</text:p>
          </table:table-cell>
          <table:table-cell table:style-name="ce189" office:value-type="string" calcext:value-type="string">
            <text:p>Active (1) ou désactive (0) l'envoi vers l'UNO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tr</text:p>
          </table:table-cell>
          <table:table-cell table:style-name="ce185" office:value-type="string" calcext:value-type="string">
            <text:p>rea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_</text:p>
          </table:table-cell>
          <table:table-cell table:style-name="ce189" office:value-type="string" calcext:value-type="string">
            <text:p>$V:Mtr:*:read:1#</text:p>
          </table:table-cell>
          <table:table-cell table:style-name="ce189" office:value-type="string" calcext:value-type="string">
            <text:p>Demande l'état courant L,R,A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ate:80,-80,2#</text:p>
          </table:table-cell>
          <table:table-cell office:value-type="string" calcext:value-type="string">
            <text:p>Consignes actuelles en réponse à read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ic</text:p>
          </table:table-cell>
          <table:table-cell table:style-name="ce185" office:value-type="string" calcext:value-type="string">
            <text:p>modeMicsF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OFF|MOY|ANGLE|PIC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ic:*:modeMicsF:MOY#</text:p>
          </table:table-cell>
          <table:table-cell table:style-name="ce189" office:value-type="string" calcext:value-type="string">
            <text:p>Mode flux microphone Arduino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F:MOY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ic</text:p>
          </table:table-cell>
          <table:table-cell table:style-name="ce185" office:value-type="string" calcext:value-type="string">
            <text:p>modeMicsI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OFF|InfoNuisce|DetectPresence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ic:*:modeMicsI:InfoNuisce#</text:p>
          </table:table-cell>
          <table:table-cell table:style-name="ce189" office:value-type="string" calcext:value-type="string">
            <text:p>Mode détection événements sonores Arduino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I:InfoNuisce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ic</text:p>
          </table:table-cell>
          <table:table-cell table:style-name="ce185" office:value-type="string" calcext:value-type="string">
            <text:p>paraMicsF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string</text:p>
          </table:table-cell>
          <table:table-cell table:style-name="ce189" office:value-type="string" calcext:value-type="string">
            <text:p>"fMoy,fPic,wMoy,wPic,dSeuil,dAngle"</text:p>
          </table:table-cell>
          <table:table-cell table:style-name="ce189" office:value-type="string" calcext:value-type="string">
            <text:p>ms/ms/ms/ms/ADC/deg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ic:*:paraMicsF:200,100,200,100,5,10#</text:p>
          </table:table-cell>
          <table:table-cell table:style-name="ce189" office:value-type="string" calcext:value-type="string">
            <text:p>6 entiers CSV paramètres flux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F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Mic</text:p>
          </table:table-cell>
          <table:table-cell table:style-name="ce185" office:value-type="string" calcext:value-type="string">
            <text:p>paraMicsI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string</text:p>
          </table:table-cell>
          <table:table-cell table:style-name="ce189" office:value-type="string" calcext:value-type="string">
            <text:p>"s0,s1,s2,sP,dNuisce,dPresence,cooldown"</text:p>
          </table:table-cell>
          <table:table-cell table:style-name="ce189" office:value-type="string" calcext:value-type="string">
            <text:p>ADC×4/ms×3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Mic:*:paraMicsI:30,300,600,100,500,300,2000#</text:p>
          </table:table-cell>
          <table:table-cell table:style-name="ce189" office:value-type="string" calcext:value-type="string">
            <text:p>7 entiers CSV paramètres détection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I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Mo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Moy:512#</text:p>
          </table:table-cell>
          <table:table-cell office:value-type="string" calcext:value-type="string">
            <text:p>Niveau sonore moyen. Mode MOY requi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Ang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−18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Angle:45#</text:p>
          </table:table-cell>
          <table:table-cell office:value-type="string" calcext:value-type="string">
            <text:p>Angle d'arrivée du son. Mode ANGLE requi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P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PIC:820#</text:p>
          </table:table-cell>
          <table:table-cell office:value-type="string" calcext:value-type="string">
            <text:p>Niveau sonore pic. Mode PIC requi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1:310#</text:p>
          </table:table-cell>
          <table:table-cell office:value-type="string" calcext:value-type="string">
            <text:p>Bruit soutenu &gt; seuil1. Mode InfoNuisce requi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2:650#</text:p>
          </table:table-cell>
          <table:table-cell office:value-type="string" calcext:value-type="string">
            <text:p>Bruit soutenu &gt; seuil2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detectPresenceS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detectPresenceSon:120#</text:p>
          </table:table-cell>
          <table:table-cell office:value-type="string" calcext:value-type="string">
            <text:p>Présence sonore détectée. Mode DetectPresence requis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FS</text:p>
          </table:table-cell>
          <table:table-cell table:style-name="ce185" office:value-type="string" calcext:value-type="string">
            <text:p>rea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force|raw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FS:*:read:force#</text:p>
          </table:table-cell>
          <table:table-cell table:style-name="ce189" office:value-type="string" calcext:value-type="string">
            <text:p>Lecture immédiate force ou raw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lage calibra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FS:*:force:320#</text:p>
          </table:table-cell>
          <table:table-cell office:value-type="string" calcext:value-type="string">
            <text:p>Force normalisée. Périodique et réponse à read. (ne pas utiliser l’ancienne ref val imprécise)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lage HX7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FS:*:raw:1245600#</text:p>
          </table:table-cell>
          <table:table-cell office:value-type="string" calcext:value-type="string">
            <text:p>Valeur brute HX711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FS</text:p>
          </table:table-cell>
          <table:table-cell table:style-name="ce185" office:value-type="string" calcext:value-type="string">
            <text:p>tar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FS:*:tare:1#</text:p>
          </table:table-cell>
          <table:table-cell table:style-name="ce189" office:value-type="string" calcext:value-type="string">
            <text:p>Remise à zéro capteur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are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FS</text:p>
          </table:table-cell>
          <table:table-cell table:style-name="ce185" office:value-type="string" calcext:value-type="string">
            <text:p>cal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≠ 0</text:p>
          </table:table-cell>
          <table:table-cell table:style-name="ce189" office:value-type="string" calcext:value-type="string">
            <text:p>×1000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FS:*:cal:950#</text:p>
          </table:table-cell>
          <table:table-cell table:style-name="ce189" office:value-type="string" calcext:value-type="string">
            <text:p>Facteur calibration ×1000 (950=0.950). 0 interdi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cal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FS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FS:*:act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FS</text:p>
          </table:table-cell>
          <table:table-cell table:style-name="ce185" office:value-type="string" calcext:value-type="string">
            <text:p>freq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ms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FS:*:freq:200#</text:p>
          </table:table-cell>
          <table:table-cell table:style-name="ce189" office:value-type="string" calcext:value-type="string">
            <text:p>Fréquence publication ms. 0=désactiv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freq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FS</text:p>
          </table:table-cell>
          <table:table-cell table:style-name="ce185" office:value-type="string" calcext:value-type="string">
            <text:p>th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même unité force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FS:*:thd:80#</text:p>
          </table:table-cell>
          <table:table-cell table:style-name="ce189" office:value-type="string" calcext:value-type="string">
            <text:p>Seuil déclenchement alert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hd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lerte|acti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status:alerte#</text:p>
          </table:table-cell>
          <table:table-cell office:value-type="string" calcext:value-type="string">
            <text:p>État du module F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alerte:95#</text:p>
          </table:table-cell>
          <table:table-cell office:value-type="string" calcext:value-type="string">
            <text:p>Valeur force au dépassement seuil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ing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|0–11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ing:*:act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ing</text:p>
          </table:table-cell>
          <table:table-cell table:style-name="ce185" office:value-type="string" calcext:value-type="string">
            <text:p>expr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string</text:p>
          </table:table-cell>
          <table:table-cell table:style-name="ce189" office:value-type="string" calcext:value-type="string">
            <text:p>smile|angry|neutral|...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ing:*:expr:smile#</text:p>
          </table:table-cell>
          <table:table-cell table:style-name="ce189" office:value-type="string" calcext:value-type="string">
            <text:p>Expression prédéfini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 express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expr:smile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ing</text:p>
          </table:table-cell>
          <table:table-cell table:style-name="ce185" office:value-type="string" calcext:value-type="string">
            <text:p>rgb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string</text:p>
          </table:table-cell>
          <table:table-cell table:style-name="ce189" office:value-type="string" calcext:value-type="string">
            <text:p>"R,G,B"</text:p>
          </table:table-cell>
          <table:table-cell table:style-name="ce189" office:value-type="string" calcext:value-type="string">
            <text:p>ADC 0–255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|0–11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ing:3:rgb:255,0,0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3:rgb:255,0,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ing</text:p>
          </table:table-cell>
          <table:table-cell table:style-name="ce185" office:value-type="string" calcext:value-type="string">
            <text:p>clr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|0–11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ing:*:clr:1#</text:p>
          </table:table-cell>
          <table:table-cell table:style-name="ce189" office:value-type="string" calcext:value-type="string">
            <text:p>Éteint l'anneau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clr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ing</text:p>
          </table:table-cell>
          <table:table-cell table:style-name="ce185" office:value-type="string" calcext:value-type="string">
            <text:p>in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0–255</text:p>
          </table:table-cell>
          <table:table-cell table:style-name="ce189" office:value-type="string" calcext:value-type="string">
            <text:p>ADC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|0–11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ing:*:int:128#</text:p>
          </table:table-cell>
          <table:table-cell table:style-name="ce189" office:value-type="string" calcext:value-type="string">
            <text:p>Intensité global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t:128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ing</text:p>
          </table:table-cell>
          <table:table-cell table:style-name="ce185" office:value-type="string" calcext:value-type="string">
            <text:p>mod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expr|extern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ing:*:mode:extern#</text:p>
          </table:table-cell>
          <table:table-cell table:style-name="ce189" office:value-type="string" calcext:value-type="string">
            <text:p>'expr'=interne firmware, 'extern'=contrôle SP direc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mode:extern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ing</text:p>
          </table:table-cell>
          <table:table-cell table:style-name="ce185" office:value-type="string" calcext:value-type="string">
            <text:p>ini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_</text:p>
          </table:table-cell>
          <table:table-cell table:style-name="ce189" office:value-type="string" calcext:value-type="string">
            <text:p>$V:Lring:*:init:1#</text:p>
          </table:table-cell>
          <table:table-cell table:style-name="ce189" office:value-type="string" calcext:value-type="string">
            <text:p>Réinitialise l'anneau LED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i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état urg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urg:active_loop_slow#</text:p>
          </table:table-cell>
          <table:table-cell office:value-type="string" calcext:value-type="string">
            <text:p>Notification visuelle urgence via lring_emergencyTrigger()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ub</text:p>
          </table:table-cell>
          <table:table-cell table:style-name="ce185" office:value-type="string" calcext:value-type="string">
            <text:p>col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string</text:p>
          </table:table-cell>
          <table:table-cell table:style-name="ce189" office:value-type="string" calcext:value-type="string">
            <text:p>"R,G,B"</text:p>
          </table:table-cell>
          <table:table-cell table:style-name="ce189" office:value-type="string" calcext:value-type="string">
            <text:p>ADC 0–255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|0–N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ub:*:col:255,128,0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col:255,128,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ub</text:p>
          </table:table-cell>
          <table:table-cell table:style-name="ce185" office:value-type="string" calcext:value-type="string">
            <text:p>lumin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0–255</text:p>
          </table:table-cell>
          <table:table-cell table:style-name="ce189" office:value-type="string" calcext:value-type="string">
            <text:p>ADC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ub:*:lumin:128#</text:p>
          </table:table-cell>
          <table:table-cell table:style-name="ce189" office:value-type="string" calcext:value-type="string">
            <text:p>Intensité ruban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lumin:128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ub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ub:*:act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ub</text:p>
          </table:table-cell>
          <table:table-cell table:style-name="ce185" office:value-type="string" calcext:value-type="string">
            <text:p>timeou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ms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ub:*:timeout:5000#</text:p>
          </table:table-cell>
          <table:table-cell table:style-name="ce189" office:value-type="string" calcext:value-type="string">
            <text:p>Extinction auto. 0=annule timeout sans éteindr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urée ms ou annulé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timeout:500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ub</text:p>
          </table:table-cell>
          <table:table-cell table:style-name="ce185" office:value-type="string" calcext:value-type="string">
            <text:p>effetFuit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Lrub:*:effetFuite:1#</text:p>
          </table:table-cell>
          <table:table-cell table:style-name="ce189" office:value-type="string" calcext:value-type="string">
            <text:p>Effet visuel fuite alternance pairs/impair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effetFuite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rub</text:p>
          </table:table-cell>
          <table:table-cell table:style-name="ce185" office:value-type="string" calcext:value-type="string">
            <text:p>ini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_</text:p>
          </table:table-cell>
          <table:table-cell table:style-name="ce189" office:value-type="string" calcext:value-type="string">
            <text:p>$V:Lrub:*:init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ini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Srv</text:p>
          </table:table-cell>
          <table:table-cell table:style-name="ce185" office:value-type="string" calcext:value-type="string">
            <text:p>angl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0–180</text:p>
          </table:table-cell>
          <table:table-cell table:style-name="ce189" office:value-type="string" calcext:value-type="string">
            <text:p>deg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TGD|THB|BASE|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Srv:TGD:angle:90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rv:TGD:angle:9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Srv</text:p>
          </table:table-cell>
          <table:table-cell table:style-name="ce185" office:value-type="string" calcext:value-type="string">
            <text:p>spee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TGD|THB|BASE|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Srv:TGD:speed:10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speed:1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Srv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TGD|THB|BASE|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Srv:*:act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Srv</text:p>
          </table:table-cell>
          <table:table-cell table:style-name="ce185" office:value-type="string" calcext:value-type="string">
            <text:p>rea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TGD|THB|BASE|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_</text:p>
          </table:table-cell>
          <table:table-cell table:style-name="ce189" office:value-type="string" calcext:value-type="string">
            <text:p>$V:Srv:*:read:1#</text:p>
          </table:table-cell>
          <table:table-cell table:style-name="ce189" office:value-type="string" calcext:value-type="string">
            <text:p>Demande lecture angle courant par instanc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Ctrl_L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Ctrl_L:*:act:1#</text:p>
          </table:table-cell>
          <table:table-cell table:style-name="ce189" office:value-type="string" calcext:value-type="string">
            <text:p>Active/désactive contrôle laisse. Aussi activé par CfgS:typePtge=3|4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ac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Ctrl_L</text:p>
          </table:table-cell>
          <table:table-cell table:style-name="ce185" office:value-type="string" calcext:value-type="string">
            <text:p>dis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mm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Ctrl_L:*:dist:500#</text:p>
          </table:table-cell>
          <table:table-cell table:style-name="ce189" office:value-type="string" calcext:value-type="string">
            <text:p>Distance cible m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is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Ctrl_L</text:p>
          </table:table-cell>
          <table:table-cell table:style-name="ce185" office:value-type="string" calcext:value-type="string">
            <text:p>vmax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Ctrl_L:*:vmax:50#</text:p>
          </table:table-cell>
          <table:table-cell table:style-name="ce189" office:value-type="string" calcext:value-type="string">
            <text:p>Vitesse longitudinale max correction laiss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vmax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Ctrl_L</text:p>
          </table:table-cell>
          <table:table-cell table:style-name="ce185" office:value-type="string" calcext:value-type="string">
            <text:p>dea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mm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Ctrl_L:*:dead:100#</text:p>
          </table:table-cell>
          <table:table-cell table:style-name="ce189" office:value-type="string" calcext:value-type="string">
            <text:p>Zone morte mm. Pas de correction si delta &lt; dead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ead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Ctrl_L</text:p>
          </table:table-cell>
          <table:table-cell table:style-name="ce185" office:value-type="string" calcext:value-type="string">
            <text:p>status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_</text:p>
          </table:table-cell>
          <table:table-cell table:style-name="ce189" office:value-type="string" calcext:value-type="string">
            <text:p>$V:Ctrl_L:*:status:1#</text:p>
          </table:table-cell>
          <table:table-cell table:style-name="ce189" office:value-type="string" calcext:value-type="string">
            <text:p>Demande état couran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|OFF|FceKO|VtK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trl_L:*:status:OK#</text:p>
          </table:table-cell>
          <table:table-cell office:value-type="string" calcext:value-type="string">
            <text:p>État laisse. Anti-spam : publié seulement si changement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Odom</text:p>
          </table:table-cell>
          <table:table-cell table:style-name="ce185" office:value-type="string" calcext:value-type="string">
            <text:p>rea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pos|vel|all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N</text:p>
          </table:table-cell>
          <table:table-cell table:style-name="ce185" office:value-type="string" calcext:value-type="string">
            <text:p>—</text:p>
          </table:table-cell>
          <table:table-cell table:style-name="ce185" office:value-type="string" calcext:value-type="string">
            <text:p>cmd</text:p>
          </table:table-cell>
          <table:table-cell table:style-name="ce185" office:value-type="string" calcext:value-type="string">
            <text:p>VPIV+MQTT</text:p>
          </table:table-cell>
          <table:table-cell table:style-name="ce189" office:value-type="string" calcext:value-type="string">
            <text:p>$V:Odom:*:read:pos#</text:p>
          </table:table-cell>
          <table:table-cell table:style-name="ce189" office:value-type="string" calcext:value-type="string">
            <text:p>Lecture immédiate. pos=position, vel=vitesse, all=les deux. Réponse : $I:Odom:pos:*:...# ou $I:Odom:vel:*:...# ou $I:Odom:report:*:...#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_mm,y_mm,theta_mrad</text:p>
          </table:table-cell>
          <table:table-cell office:value-type="string" calcext:value-type="string">
            <text:p>mm;mm;mrad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os:*:1234,567,1570#</text:p>
          </table:table-cell>
          <table:table-cell office:value-type="string" calcext:value-type="string">
            <text:p>Position du robot. Entiers ×1000. x_mm=x×1000(mm), y_mm=y×1000(mm), theta_mrad=theta×1000(mrad). Envoi périodique selon freqPos_m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_mm_s,omega_mrad_s</text:p>
          </table:table-cell>
          <table:table-cell office:value-type="string" calcext:value-type="string">
            <text:p>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vel:*:250,12#</text:p>
          </table:table-cell>
          <table:table-cell office:value-type="string" calcext:value-type="string">
            <text:p>Vitesse robot. Entiers ×1000. v_mm_s=vitesse_linéaire×1000(mm/s), omega_mrad_s=vitesse_angulaire×1000(mrad/s). Envoi périodique selon freqVel_m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:x,y,t;vel:v,w</text:p>
          </table:table-cell>
          <table:table-cell office:value-type="string" calcext:value-type="string">
            <text:p>mm;mm;mrad;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port:*:pos:1234,567,1570;vel:250,12#</text:p>
          </table:table-cell>
          <table:table-cell office:value-type="string" calcext:value-type="string">
            <text:p>Rapport combiné one-shot (sur demande). Toutes valeurs en entiers ×1000. Déclenché par read:all, report, ou reset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Odom</text:p>
          </table:table-cell>
          <table:table-cell table:style-name="ce185" office:value-type="string" calcext:value-type="string">
            <text:p>rese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|true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N</text:p>
          </table:table-cell>
          <table:table-cell table:style-name="ce185" office:value-type="string" calcext:value-type="string">
            <text:p>—</text:p>
          </table:table-cell>
          <table:table-cell table:style-name="ce185" office:value-type="string" calcext:value-type="string">
            <text:p>cmd</text:p>
          </table:table-cell>
          <table:table-cell table:style-name="ce185" office:value-type="string" calcext:value-type="string">
            <text:p>VPIV+MQTT</text:p>
          </table:table-cell>
          <table:table-cell table:style-name="ce189" office:value-type="string" calcext:value-type="string">
            <text:p>$V:Odom:*:reset:1#</text:p>
          </table:table-cell>
          <table:table-cell table:style-name="ce189" office:value-type="string" calcext:value-type="string">
            <text:p>Remet pose à zéro (x=0,y=0,theta=0). Déclenche un report one-sho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set:*:OK#</text:p>
          </table:table-cell>
          <table:table-cell office:value-type="string" calcext:value-type="string">
            <text:p>Confirmation reset pos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Odom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N</text:p>
          </table:table-cell>
          <table:table-cell table:style-name="ce185" office:value-type="string" calcext:value-type="string">
            <text:p>—</text:p>
          </table:table-cell>
          <table:table-cell table:style-name="ce185" office:value-type="string" calcext:value-type="string">
            <text:p>cmd</text:p>
          </table:table-cell>
          <table:table-cell table:style-name="ce185" office:value-type="string" calcext:value-type="string">
            <text:p>VPIV+MQTT</text:p>
          </table:table-cell>
          <table:table-cell table:style-name="ce189" office:value-type="string" calcext:value-type="string">
            <text:p>$V:Odom:*:act:1#</text:p>
          </table:table-cell>
          <table:table-cell table:style-name="ce189" office:value-type="string" calcext:value-type="string">
            <text:p>Active (1) ou met en pause (0) le calcul odométriqu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act:*:1#</text:p>
          </table:table-cell>
          <table:table-cell office:value-type="string" calcext:value-type="string">
            <text:p>Confirmation état activation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Odom</text:p>
          </table:table-cell>
          <table:table-cell table:style-name="ce185" office:value-type="string" calcext:value-type="string">
            <text:p>paraOdom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string</text:p>
          </table:table-cell>
          <table:table-cell table:style-name="ce189" office:value-type="string" calcext:value-type="string">
            <text:p>wheel_mm,track_mm,cpr[,gainG,gainD,fCalc,fPos,fVel]</text:p>
          </table:table-cell>
          <table:table-cell table:style-name="ce189" office:value-type="string" calcext:value-type="string">
            <text:p>mm;mm;ticks;×1000;×1000;ms;ms;ms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O</text:p>
          </table:table-cell>
          <table:table-cell table:style-name="ce185" office:value-type="string" calcext:value-type="string">
            <text:p>—</text:p>
          </table:table-cell>
          <table:table-cell table:style-name="ce185" office:value-type="string" calcext:value-type="string">
            <text:p>param</text:p>
          </table:table-cell>
          <table:table-cell table:style-name="ce185" office:value-type="string" calcext:value-type="string">
            <text:p>VPIV+MQTT</text:p>
          </table:table-cell>
          <table:table-cell table:style-name="ce189" office:value-type="string" calcext:value-type="string">
            <text:p>$V:Odom:*:paraOdom:65,200,256,1000,1000,50,200,40#</text:p>
          </table:table-cell>
          <table:table-cell table:style-name="ce189" office:value-type="string" calcext:value-type="string">
            <text:p>Configuration physique complète. Les 3 premiers sont obligatoires. gainG/gainD×1000 (1000=neutre). fCalc=période calcul(ms), fPos=période envoi pos(ms), fVel=période envoi vel(ms). 0 pour un paramètre optionnel = garder valeur actuelle. Séquence recommandée : act:0 → paraOdom → reset:1 → act:1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el_mm,track_mm,cpr,gainG,gainD,fCalc,fPos,fVel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araOdom:*:65,200,256,1000,1000,50,200,40#</text:p>
          </table:table-cell>
          <table:table-cell office:value-type="string" calcext:value-type="string">
            <text:p>Echo de confirmation avec TOUTES les valeurs effectives après application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Odom</text:p>
          </table:table-cell>
          <table:table-cell table:style-name="ce185" office:value-type="string" calcext:value-type="string">
            <text:p>freq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1</text:p>
          </table:table-cell>
          <table:table-cell table:style-name="ce189" office:value-type="string" calcext:value-type="string">
            <text:p>ms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N</text:p>
          </table:table-cell>
          <table:table-cell table:style-name="ce185" office:value-type="string" calcext:value-type="string">
            <text:p>—</text:p>
          </table:table-cell>
          <table:table-cell table:style-name="ce185" office:value-type="string" calcext:value-type="string">
            <text:p>param</text:p>
          </table:table-cell>
          <table:table-cell table:style-name="ce185" office:value-type="string" calcext:value-type="string">
            <text:p>VPIV+MQTT</text:p>
          </table:table-cell>
          <table:table-cell table:style-name="ce189" office:value-type="string" calcext:value-type="string">
            <text:p>$V:Odom:*:freq:50#</text:p>
          </table:table-cell>
          <table:table-cell table:style-name="ce189" office:value-type="string" calcext:value-type="string">
            <text:p>Période de calcul odométrique (ms). 50=20Hz recommandé. Aussi configurable via paraOdo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:*:50#</text:p>
          </table:table-cell>
          <table:table-cell office:value-type="string" calcext:value-type="string">
            <text:p>Confirmation période calcul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Odom</text:p>
          </table:table-cell>
          <table:table-cell table:style-name="ce185" office:value-type="string" calcext:value-type="string">
            <text:p>freqPos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ms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N</text:p>
          </table:table-cell>
          <table:table-cell table:style-name="ce185" office:value-type="string" calcext:value-type="string">
            <text:p>—</text:p>
          </table:table-cell>
          <table:table-cell table:style-name="ce185" office:value-type="string" calcext:value-type="string">
            <text:p>param</text:p>
          </table:table-cell>
          <table:table-cell table:style-name="ce185" office:value-type="string" calcext:value-type="string">
            <text:p>VPIV+MQTT</text:p>
          </table:table-cell>
          <table:table-cell table:style-name="ce189" office:value-type="string" calcext:value-type="string">
            <text:p>$V:Odom:*:freqPos:200#</text:p>
          </table:table-cell>
          <table:table-cell table:style-name="ce189" office:value-type="string" calcext:value-type="string">
            <text:p>Période d'envoi automatique de la position (ms). 0=désactivé. 200ms=5Hz recommandé. Aussi configurable via paraOdo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Pos:*:200#</text:p>
          </table:table-cell>
          <table:table-cell office:value-type="string" calcext:value-type="string">
            <text:p>Confirmation période envoi position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Odom</text:p>
          </table:table-cell>
          <table:table-cell table:style-name="ce185" office:value-type="string" calcext:value-type="string">
            <text:p>freqVel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ms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N</text:p>
          </table:table-cell>
          <table:table-cell table:style-name="ce185" office:value-type="string" calcext:value-type="string">
            <text:p>—</text:p>
          </table:table-cell>
          <table:table-cell table:style-name="ce185" office:value-type="string" calcext:value-type="string">
            <text:p>param</text:p>
          </table:table-cell>
          <table:table-cell table:style-name="ce185" office:value-type="string" calcext:value-type="string">
            <text:p>VPIV+MQTT</text:p>
          </table:table-cell>
          <table:table-cell table:style-name="ce189" office:value-type="string" calcext:value-type="string">
            <text:p>$V:Odom:*:freqVel:40#</text:p>
          </table:table-cell>
          <table:table-cell table:style-name="ce189" office:value-type="string" calcext:value-type="string">
            <text:p>Période d'envoi automatique de la vitesse (ms). 0=désactivé. 40ms=25Hz recommandé. Aussi configurable via paraOdo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Vel:*:40#</text:p>
          </table:table-cell>
          <table:table-cell office:value-type="string" calcext:value-type="string">
            <text:p>Confirmation période envoi vitess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Odom</text:p>
          </table:table-cell>
          <table:table-cell table:style-name="ce186" office:value-type="string" calcext:value-type="string">
            <text:p>gyro</text:p>
          </table:table-cell>
          <table:table-cell table:style-name="ce186" office:value-type="string" calcext:value-type="string">
            <text:p>V</text:p>
          </table:table-cell>
          <table:table-cell table:style-name="ce186" office:value-type="string" calcext:value-type="string">
            <text:p>string</text:p>
          </table:table-cell>
          <table:table-cell table:style-name="ce190" office:value-type="string" calcext:value-type="string">
            <text:p>deg_s,ts_ms</text:p>
          </table:table-cell>
          <table:table-cell table:style-name="ce190" office:value-type="string" calcext:value-type="string">
            <text:p>deg/s;ms</text:p>
          </table:table-cell>
          <table:table-cell table:style-name="ce186" office:value-type="string" calcext:value-type="string">
            <text:p>SP→A</text:p>
          </table:table-cell>
          <table:table-cell table:style-name="ce186" office:value-type="string" calcext:value-type="string">
            <text:p>*</text:p>
          </table:table-cell>
          <table:table-cell table:style-name="ce186" office:value-type="string" calcext:value-type="string">
            <text:p>N</text:p>
          </table:table-cell>
          <table:table-cell table:style-name="ce186" office:value-type="string" calcext:value-type="string">
            <text:p>—</text:p>
          </table:table-cell>
          <table:table-cell table:style-name="ce186" office:value-type="string" calcext:value-type="string">
            <text:p>fusion</text:p>
          </table:table-cell>
          <table:table-cell table:style-name="ce186" office:value-type="string" calcext:value-type="string">
            <text:p>VPIV+MQTT</text:p>
          </table:table-cell>
          <table:table-cell table:style-name="ce190" office:value-type="string" calcext:value-type="string">
            <text:p>$V:Odom:*:gyro:12,170932#</text:p>
          </table:table-cell>
          <table:table-cell table:style-name="ce190" office:value-type="string" calcext:value-type="string">
            <text:p>Données gyroscope SE relayées par SP vers Arduino. deg_s=vitesse angulaire axe Z(deg/s), ts_ms=horodatage(ms). Source=SE, acheminé via SP (Node-RED relaie Gyro:dataContGyro)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gyro:*:OK#</text:p>
          </table:table-cell>
          <table:table-cell office:value-type="string" calcext:value-type="string">
            <text:p>Confirmation réception données gyro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6" office:value-type="string" calcext:value-type="string">
            <text:p>S</text:p>
          </table:table-cell>
          <table:table-cell table:style-name="ce186" office:value-type="string" calcext:value-type="string">
            <text:p>Odom</text:p>
          </table:table-cell>
          <table:table-cell table:style-name="ce186" office:value-type="string" calcext:value-type="string">
            <text:p>compass</text:p>
          </table:table-cell>
          <table:table-cell table:style-name="ce186" office:value-type="string" calcext:value-type="string">
            <text:p>V</text:p>
          </table:table-cell>
          <table:table-cell table:style-name="ce186" office:value-type="string" calcext:value-type="string">
            <text:p>string</text:p>
          </table:table-cell>
          <table:table-cell table:style-name="ce190" office:value-type="string" calcext:value-type="string">
            <text:p>deg,quality</text:p>
          </table:table-cell>
          <table:table-cell table:style-name="ce190" office:value-type="string" calcext:value-type="string">
            <text:p>deg;0-100</text:p>
          </table:table-cell>
          <table:table-cell table:style-name="ce186" office:value-type="string" calcext:value-type="string">
            <text:p>SP→A</text:p>
          </table:table-cell>
          <table:table-cell table:style-name="ce186" office:value-type="string" calcext:value-type="string">
            <text:p>*</text:p>
          </table:table-cell>
          <table:table-cell table:style-name="ce186" office:value-type="string" calcext:value-type="string">
            <text:p>N</text:p>
          </table:table-cell>
          <table:table-cell table:style-name="ce186" office:value-type="string" calcext:value-type="string">
            <text:p>—</text:p>
          </table:table-cell>
          <table:table-cell table:style-name="ce186" office:value-type="string" calcext:value-type="string">
            <text:p>fusion</text:p>
          </table:table-cell>
          <table:table-cell table:style-name="ce186" office:value-type="string" calcext:value-type="string">
            <text:p>VPIV+MQTT</text:p>
          </table:table-cell>
          <table:table-cell table:style-name="ce190" office:value-type="string" calcext:value-type="string">
            <text:p>$V:Odom:*:compass:125,85#</text:p>
          </table:table-cell>
          <table:table-cell table:style-name="ce190" office:value-type="string" calcext:value-type="string">
            <text:p>Cap boussole SE relayé par SP vers Arduino. deg=cap(0-360°,0=Nord), quality=fiabilité(0-100). Source=SE, acheminé via SP (Node-RED relaie Mag:DataContGeo)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compass:*:OK#</text:p>
          </table:table-cell>
          <table:table-cell office:value-type="string" calcext:value-type="string">
            <text:p>Confirmation réception données boussol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Odom</text:p>
          </table:table-cell>
          <table:table-cell table:style-name="ce185" office:value-type="string" calcext:value-type="string">
            <text:p>mod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idle|normal|surv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N</text:p>
          </table:table-cell>
          <table:table-cell table:style-name="ce185" office:value-type="string" calcext:value-type="string">
            <text:p>—</text:p>
          </table:table-cell>
          <table:table-cell table:style-name="ce185" office:value-type="string" calcext:value-type="string">
            <text:p>cmd</text:p>
          </table:table-cell>
          <table:table-cell table:style-name="ce185" office:value-type="string" calcext:value-type="string">
            <text:p>VPIV+MQTT</text:p>
          </table:table-cell>
          <table:table-cell table:style-name="ce189" office:value-type="string" calcext:value-type="string">
            <text:p>$V:Odom:*:mode:normal#</text:p>
          </table:table-cell>
          <table:table-cell table:style-name="ce189" office:value-type="string" calcext:value-type="string">
            <text:p>Preset. idle=arrêt calcul+report lent(1s). normal=reprend avec fréquences par défaut. surv=calcul et vel deux fois plus fréquent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mode:*:normal#</text:p>
          </table:table-cell>
          <table:table-cell office:value-type="string" calcext:value-type="string">
            <text:p>Confirmation mode appliqué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IRmvt</text:p>
          </table:table-cell>
          <table:table-cell table:style-name="ce185" office:value-type="string" calcext:value-type="string">
            <text:p>rea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_</text:p>
          </table:table-cell>
          <table:table-cell table:style-name="ce189" office:value-type="string" calcext:value-type="string">
            <text:p>$V:IRmvt:*:read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read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IRmvt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IRmvt:*:act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IRmvt</text:p>
          </table:table-cell>
          <table:table-cell table:style-name="ce185" office:value-type="string" calcext:value-type="string">
            <text:p>freq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ms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IRmvt:*:freq:500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freq:50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IRmvt</text:p>
          </table:table-cell>
          <table:table-cell table:style-name="ce185" office:value-type="string" calcext:value-type="string">
            <text:p>th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IRmvt:*:thd:10#</text:p>
          </table:table-cell>
          <table:table-cell table:style-name="ce189" office:value-type="string" calcext:value-type="string">
            <text:p>Réglage seuil (nombre d'impulsions consec.)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thd:1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IRmvt</text:p>
          </table:table-cell>
          <table:table-cell table:style-name="ce185" office:value-type="string" calcext:value-type="string">
            <text:p>mod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idle|monitor|surveillance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IRmvt:*:mode:monitor#</text:p>
          </table:table-cell>
          <table:table-cell table:style-name="ce189" office:value-type="string" calcext:value-type="string">
            <text:p>_ le mode IDLE (inactif) il induit sur A :  <text:span text:style-name="T1">cfg_mvtir_active = false et cfg_mvtir_freq_ms = 0 . le mode monitor  a une frequence plus faible mais ce déclenche avec un thd plus faible  et surveillance à une plus grande fréquence de mesure.</text:span>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mode:monitor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value:23#</text:p>
          </table:table-cell>
          <table:table-cell office:value-type="string" calcext:value-type="string">
            <text:p>Valeur capteur IR. Publié à cadence freq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alert:1#</text:p>
          </table:table-cell>
          <table:table-cell office:value-type="string" calcext:value-type="string">
            <text:p>Alerte mouvement détecté (dépassement seuil)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US</text:p>
          </table:table-cell>
          <table:table-cell table:style-name="ce185" office:value-type="string" calcext:value-type="string">
            <text:p>rea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|ArG|ArC|ArD|AvD|AvC|AvG|TtG|TtD|TtC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_</text:p>
          </table:table-cell>
          <table:table-cell table:style-name="ce189" office:value-type="string" calcext:value-type="string">
            <text:p>$V:US:AvC:read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rG|ArC|...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AvC:one:45#</text:p>
          </table:table-cell>
          <table:table-cell office:value-type="string" calcext:value-type="string">
            <text:p>Valeur d'un capteur US spécifique en cm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SV 9 valeur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*:val:120,45,80,200,35,90,150,60,110#</text:p>
          </table:table-cell>
          <table:table-cell office:value-type="string" calcext:value-type="string">
            <text:p>Toutes les valeurs US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2:alert:12#</text:p>
          </table:table-cell>
          <table:table-cell office:value-type="string" calcext:value-type="string">
            <text:p>Capteur sous seuil danger. Instance=index numérique.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US</text:p>
          </table:table-cell>
          <table:table-cell table:style-name="ce185" office:value-type="string" calcext:value-type="string">
            <text:p>th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cm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|0–8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US:*:thd:20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thd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US</text:p>
          </table:table-cell>
          <table:table-cell table:style-name="ce185" office:value-type="string" calcext:value-type="string">
            <text:p>freq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5</text:p>
          </table:table-cell>
          <table:table-cell table:style-name="ce189" office:value-type="string" calcext:value-type="string">
            <text:p>ms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US:*:freq:100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freq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US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US:*:act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act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US</text:p>
          </table:table-cell>
          <table:table-cell table:style-name="ce185" office:value-type="string" calcext:value-type="string">
            <text:p>sendall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US:*:sendall:0#</text:p>
          </table:table-cell>
          <table:table-cell table:style-name="ce189" office:value-type="string" calcext:value-type="string">
            <text:p>1=publie toutes valeurs, 0=seulement si variation &gt; delta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endall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US</text:p>
          </table:table-cell>
          <table:table-cell table:style-name="ce185" office:value-type="string" calcext:value-type="string">
            <text:p>delta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cm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US:*:delta:5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delta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US</text:p>
          </table:table-cell>
          <table:table-cell table:style-name="ce185" office:value-type="string" calcext:value-type="string">
            <text:p>suspect_ms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≥ 0</text:p>
          </table:table-cell>
          <table:table-cell table:style-name="ce189" office:value-type="string" calcext:value-type="string">
            <text:p>ms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_</text:p>
          </table:table-cell>
          <table:table-cell table:style-name="ce189" office:value-type="string" calcext:value-type="string">
            <text:p>$V:US:*:suspect_ms:500#</text:p>
          </table:table-cell>
          <table:table-cell table:style-name="ce189" office:value-type="string" calcext:value-type="string">
            <text:p>Délai sans réponse pour marquer capteur suspec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uspect_ms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US</text:p>
          </table:table-cell>
          <table:table-cell table:style-name="ce185" office:value-type="string" calcext:value-type="string">
            <text:p>mod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idle|normal|surv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US:*:mode:normal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mode:OK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SecMvt</text:p>
          </table:table-cell>
          <table:table-cell table:style-name="ce185" office:value-type="string" calcext:value-type="string">
            <text:p>act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boolean</text:p>
          </table:table-cell>
          <table:table-cell table:style-name="ce189" office:value-type="string" calcext:value-type="string">
            <text:p>0|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SecMvt:*:act:1#</text:p>
          </table:table-cell>
          <table:table-cell table:style-name="ce18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act:1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SecMvt</text:p>
          </table:table-cell>
          <table:table-cell table:style-name="ce185" office:value-type="string" calcext:value-type="string">
            <text:p>mod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soft|hard|idle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SecMvt:*:mode:soft#</text:p>
          </table:table-cell>
          <table:table-cell table:style-name="ce189" office:value-type="string" calcext:value-type="string">
            <text:p>soft=réduit vitesse, hard=arrêt comple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mode:soft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SecMvt</text:p>
          </table:table-cell>
          <table:table-cell table:style-name="ce185" office:value-type="string" calcext:value-type="string">
            <text:p>thd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string</text:p>
          </table:table-cell>
          <table:table-cell table:style-name="ce189" office:value-type="string" calcext:value-type="string">
            <text:p>"warn,danger"</text:p>
          </table:table-cell>
          <table:table-cell table:style-name="ce189" office:value-type="string" calcext:value-type="string">
            <text:p>cm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SecMvt:*:thd:40,20#</text:p>
          </table:table-cell>
          <table:table-cell table:style-name="ce189" office:value-type="string" calcext:value-type="string">
            <text:p>warn=ralentissement, danger=arrê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thd:40,2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SecMvt</text:p>
          </table:table-cell>
          <table:table-cell table:style-name="ce185" office:value-type="string" calcext:value-type="string">
            <text:p>scale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number</text:p>
          </table:table-cell>
          <table:table-cell table:style-name="ce189" office:value-type="string" calcext:value-type="string">
            <text:p>0–1000</text:p>
          </table:table-cell>
          <table:table-cell table:style-name="ce189" office:value-type="string" calcext:value-type="string">
            <text:p>×1000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Ini</text:p>
          </table:table-cell>
          <table:table-cell table:style-name="ce185" office:value-type="string" calcext:value-type="string">
            <text:p>Config</text:p>
          </table:table-cell>
          <table:table-cell table:style-name="ce185" office:value-type="string" calcext:value-type="string">
            <text:p>oui</text:p>
          </table:table-cell>
          <table:table-cell table:style-name="ce189" office:value-type="string" calcext:value-type="string">
            <text:p>$V:SecMvt:*:scale:500#</text:p>
          </table:table-cell>
          <table:table-cell table:style-name="ce189" office:value-type="string" calcext:value-type="string">
            <text:p>Facteur vitesse max mode soft ×1000. Même convention que Mtr:scale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scale:500#</text:p>
          </table:table-cell>
          <table:table-cell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 table:visibility="filter"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SecMvt</text:p>
          </table:table-cell>
          <table:table-cell table:style-name="ce185" office:value-type="string" calcext:value-type="string">
            <text:p>status</text:p>
          </table:table-cell>
          <table:table-cell table:style-name="ce185" office:value-type="string" calcext:value-type="string">
            <text:p>V</text:p>
          </table:table-cell>
          <table:table-cell table:style-name="ce185" office:value-type="string" calcext:value-type="string">
            <text:p>enum</text:p>
          </table:table-cell>
          <table:table-cell table:style-name="ce189" office:value-type="string" calcext:value-type="string">
            <text:p>1</text:p>
          </table:table-cell>
          <table:table-cell table:style-name="ce189" office:value-type="string" calcext:value-type="string">
            <text:p>_</text:p>
          </table:table-cell>
          <table:table-cell table:style-name="ce185" office:value-type="string" calcext:value-type="string">
            <text:p>SP→A</text:p>
          </table:table-cell>
          <table:table-cell table:style-name="ce185" office:value-type="string" calcext:value-type="string">
            <text:p>*</text:p>
          </table:table-cell>
          <table:table-cell table:style-name="ce185" office:value-type="string" calcext:value-type="string">
            <text:p>_</text:p>
          </table:table-cell>
          <table:table-cell table:style-name="ce185" office:value-type="string" calcext:value-type="string">
            <text:p>Dyn</text:p>
          </table:table-cell>
          <table:table-cell table:style-name="ce185" office:value-type="string" calcext:value-type="string">
            <text:p>Event</text:p>
          </table:table-cell>
          <table:table-cell table:style-name="ce185" office:value-type="string" calcext:value-type="string">
            <text:p>_</text:p>
          </table:table-cell>
          <table:table-cell table:style-name="ce189" office:value-type="string" calcext:value-type="string">
            <text:p>$V:SecMvt:*:status:1#</text:p>
          </table:table-cell>
          <table:table-cell table:style-name="ce189" office:value-type="string" calcext:value-type="string">
            <text:p>Demande état courant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status:1#</text:p>
          </table:table-cell>
          <table:table-cell office:value-type="string" calcext:value-type="string">
            <text:p>0=idle, 1=OK, 2=warn, 3=danger.</text:p>
          </table:table-cell>
          <table:table-cell table:style-name="Default" table:number-columns-repeated="16369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anger_sof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alert:danger_soft#</text:p>
          </table:table-cell>
          <table:table-cell office:value-type="string" calcext:value-type="string">
            <text:p>Alerte seuil danger en mode soft.</text:p>
          </table:table-cell>
          <table:table-cell table:style-name="Default" table:number-columns-repeated="16369"/>
        </table:table-row>
      </table:table>
      <table:table table:name="Audit_Cohérence" table:style-name="ta3">
        <table:table-column table:style-name="co21" table:default-cell-style-name="ce200"/>
        <table:table-column table:style-name="co8" table:default-cell-style-name="Default"/>
        <table:table-column table:style-name="co20" table:number-columns-repeated="3" table:default-cell-style-name="Default"/>
        <table:table-column table:style-name="co20" table:number-columns-repeated="16379"/>
        <table:table-row table:style-name="ro7">
          <table:table-cell table:style-name="ce191" office:value-type="string" calcext:value-type="string" table:number-columns-spanned="5" table:number-rows-spanned="1">
            <text:p>AUDIT DE COHÉRENCE SE ↔ Arduino</text:p>
          </table:table-cell>
          <table:covered-table-cell table:number-columns-repeated="4"/>
          <table:table-cell table:style-name="Default" table:number-columns-repeated="16379"/>
        </table:table-row>
        <table:table-row table:style-name="ro4">
          <table:table-cell table:style-name="ce192" office:value-type="string" calcext:value-type="string" table:number-columns-spanned="5" table:number-rows-spanned="1">
            <text:p>Lignes SE : 82 <text:s/>| <text:s/>Lignes Arduino : 164 <text:s/>| <text:s/>Fusion totale : 246</text:p>
          </table:table-cell>
          <table:covered-table-cell table:number-columns-repeated="4"/>
          <table:table-cell table:style-name="Default" table:number-columns-repeated="16379"/>
        </table:table-row>
        <table:table-row table:style-name="ro8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193" office:value-type="string" calcext:value-type="string" table:number-columns-spanned="5" table:number-rows-spanned="1">
            <text:p>── RÉSULTAT GLOBAL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194" office:value-type="string" calcext:value-type="string" table:number-columns-spanned="5" table:number-rows-spanned="1">
            <text:p>✅ AUCUNE INCOHÉRENCE DÉTECTÉE — Table_A_SE v3.0 + Table_A_Arduino v3.0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195" office:value-type="string" calcext:value-type="string" table:number-columns-spanned="5" table:number-rows-spanned="1">
            <text:p>── VARIABLES PARTAGÉES SE ↔ Arduino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<text:s text:c="2"/>✔ CfgS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<text:s text:c="2"/>✔ Urg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197" office:value-type="string" calcext:value-type="string" table:number-columns-spanned="5" table:number-rows-spanned="1">
            <text:p>── VARIABLES SE UNIQUEMENT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Appli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COM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CamS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Gyro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Mag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MicroS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STT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Sys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TorchS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8" office:value-type="string" calcext:value-type="string">
            <text:p><text:s text:c="2"/>• Voic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199" office:value-type="string" calcext:value-type="string" table:number-columns-spanned="5" table:number-rows-spanned="1">
            <text:p>── VARIABLES ARDUINO UNIQUEMENT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Ctrl_L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FS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IRmvt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Lring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Lrub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Mic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Mt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Odom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SecMvt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Srv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System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US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office:value-type="string" calcext:value-type="string">
            <text:p><text:s text:c="2"/>• VA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195" office:value-type="string" calcext:value-type="string" table:number-columns-spanned="5" table:number-rows-spanned="1">
            <text:p>── RÈGLES APPLIQUÉES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• modeRZ et typePtge : TYPE=enum dans SE ET Arduino (valeurs identiques 0-5)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• Urg:source et Urg:etat : instance 'SE' côté SE, 'A' côté Arduino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• COM : SE publie sous instance 'SE', Arduino sous instance 'A'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• Odom:gyro et Odom:compass : SOURCE=S (données fournies par SE, relayées par SP)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• scale (Mtr/SecMvt) et kturn : entiers ×1000, pas de float dans VPIV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• Odom:pos, vel, report : entiers ×1000 (mm, mrad, mm/s, mrad/s) — CORRIGÉ v3.0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• paraOdom : remplace geom (CPR codé en dur à 64 était un bug) — CORRIGÉ v3.0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196" office:value-type="string" calcext:value-type="string">
            <text:p>• Deux timers Odom indépendants pos/vel (5Hz/25Hz) — NOUVEAU v3.0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201" office:value-type="string" calcext:value-type="string" table:number-columns-spanned="5" table:number-rows-spanned="1">
            <text:p>── CORRECTIONS APPLIQUÉES SESSIONS PRÉCÉDENTES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"ctrl_L" → "Ctrl_L" dans ctrl_L.cpp et dispatch_Ctrl_L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"Odo" → "Odom" dans dispatch_Odom.cpp et odom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"Us" → "US" dans dispatch_Us.cpp et us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"Com" → "COM" dans com.h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String(ms/i) → snprintf() dans dispatch_Odom.cpp et us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SecMvt:scale atof() → atoi()/×1000 dans dispatch_SecMvt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Urg instance "*" → "A" dans urg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rz_camera_manager.sh : PROP mode→modeCam, snap, erro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rz_torch_manager.sh : VAR Torch→TorchS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rz_microSe_manager.sh : PROP (alerte)→alerte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2" office:value-type="string" calcext:value-type="string">
            <text:p>✓ rz_state-manager.sh : chemin FIFO_IN corrigé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4">
          <table:table-cell table:style-name="ce203" office:value-type="string" calcext:value-type="string" table:number-columns-spanned="5" table:number-rows-spanned="1">
            <text:p>── POINTS OUVERTS (à traiter) ──</text:p>
          </table:table-cell>
          <table:covered-table-cell table:number-columns-repeated="4"/>
          <table:table-cell table:style-name="Default" table:number-columns-repeated="16379"/>
        </table:table-row>
        <table:table-row table:style-name="ro9">
          <table:table-cell table:style-name="ce204" office:value-type="string" calcext:value-type="string">
            <text:p>⚠ main_Mega.cpp : #include "navigation/Odom.h" → doit être "navigation/odom.h" (casse Linux)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4" office:value-type="string" calcext:value-type="string">
            <text:p>⚠ main_Mega.cpp : Serial.begin() en double dans setup() — initConfig() le fait déjà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4" office:value-type="string" calcext:value-type="string">
            <text:p>⚠ MicroSE:direction : code émet deg entiers -90..+90, table dit ×10 (0-1800) — à aligne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4" office:value-type="string" calcext:value-type="string">
            <text:p>⚠ Double définition Com::dispatch dans com.h (inline) + dispatch_com.cpp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4" office:value-type="string" calcext:value-type="string">
            <text:p>⚠ dispatch_Lrub.cpp : include lrub_hardware.h inutile + lrub_dispatchVPIV() code mort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4" office:value-type="string" calcext:value-type="string">
            <text:p>⚠ Odom:coeff (prop expert) : float encore dans le format VPIV envoyé par le dispatcher</text:p>
          </table:table-cell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4" office:value-type="string" calcext:value-type="string">
            <text:p>⚠ courant_init.json : ancienne version — regénérer via original_init.sh</text:p>
          </table:table-cell>
          <table:table-cell table:number-columns-repeated="4"/>
          <table:table-cell table:style-name="Default" table:number-columns-repeated="16379"/>
        </table:table-row>
        <table:table-row table:style-name="ro9" table:number-rows-repeated="2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9">
          <table:table-cell table:style-name="ce205" office:value-type="string" calcext:value-type="string">
            <text:p>VERSION : Table_A_SE v3.0 + Table_A_Arduino v3.0 — Mars 2026 — Vincent Philippe</text:p>
          </table:table-cell>
          <table:table-cell table:number-columns-repeated="4"/>
          <table:table-cell table:style-name="Default" table:number-columns-repeated="16379"/>
        </table:table-row>
      </table:table>
      <table:table table:name="LégendeTableA" table:style-name="ta4">
        <table:table-column table:style-name="co6" table:default-cell-style-name="ce196"/>
        <table:table-column table:style-name="co22" table:default-cell-style-name="ce196"/>
        <table:table-column table:style-name="co12" table:default-cell-style-name="ce211"/>
        <table:table-column table:style-name="co20" table:number-columns-repeated="16381"/>
        <table:table-row table:style-name="ro5">
          <table:table-cell table:style-name="ce206" office:value-type="string" calcext:value-type="string" table:number-columns-spanned="3" table:number-rows-spanned="1">
            <text:p>LÉGENDE — Variables VPIV — Projet RZ — v3.0 — Mars 2026</text:p>
          </table:table-cell>
          <table:covered-table-cell table:number-columns-repeated="2" table:style-name="Default"/>
          <table:table-cell table:style-name="Default" table:number-columns-repeated="16381"/>
        </table:table-row>
        <table:table-row table:style-name="ro10">
          <table:table-cell table:style-name="ce207" office:value-type="string" calcext:value-type="string">
            <text:p>CHAMP</text:p>
          </table:table-cell>
          <table:table-cell table:style-name="ce207" office:value-type="string" calcext:value-type="string">
            <text:p>VALEUR / SIGNIFICATION</text:p>
          </table:table-cell>
          <table:table-cell table:style-name="ce207" office:value-type="string" calcext:value-type="string">
            <text:p>NOTES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SOUR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P (Node-RED) — seul émetteur possible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SOURCE</text:p>
          </table:table-cell>
          <table:table-cell table:style-name="ce208" office:value-type="string" calcext:value-type="string">
            <text:p>S</text:p>
          </table:table-cell>
          <table:table-cell table:style-name="ce212" office:value-type="string" calcext:value-type="string">
            <text:p>SE (smartphone embarqué) — seul émetteur possibl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SOUR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duino Mega — seul émetteur possible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SOURCE</text:p>
          </table:table-cell>
          <table:table-cell table:style-name="ce208" office:value-type="string" calcext:value-type="string">
            <text:p>E</text:p>
          </table:table-cell>
          <table:table-cell table:style-name="ce212" office:value-type="string" calcext:value-type="string">
            <text:p>SE ou Arduino selon qui détecte la situation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signe — ordre à exécuter par le destinataire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CAT</text:p>
          </table:table-cell>
          <table:table-cell table:style-name="ce208" office:value-type="string" calcext:value-type="string">
            <text:p>I</text:p>
          </table:table-cell>
          <table:table-cell table:style-name="ce212" office:value-type="string" calcext:value-type="string">
            <text:p>Information — retour d'état, ACK, publication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Événement critique — urgence, réaction automatique SP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CAT</text:p>
          </table:table-cell>
          <table:table-cell table:style-name="ce208" office:value-type="string" calcext:value-type="string">
            <text:p>F</text:p>
          </table:table-cell>
          <table:table-cell table:style-name="ce212" office:value-type="string" calcext:value-type="string">
            <text:p>Flux — données continues publiées à fréquence régulièr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mande applicative Android — Tasker, apps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TYPE</text:p>
          </table:table-cell>
          <table:table-cell table:style-name="ce208" office:value-type="string" calcext:value-type="string">
            <text:p>boolean</text:p>
          </table:table-cell>
          <table:table-cell table:style-name="ce212" office:value-type="string" calcext:value-type="string">
            <text:p>0 ou 1 dans le VPIV — jamais true/fals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ntier — pas de float dans le VPIV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TYPE</text:p>
          </table:table-cell>
          <table:table-cell table:style-name="ce208" office:value-type="string" calcext:value-type="string">
            <text:p>string</text:p>
          </table:table-cell>
          <table:table-cell table:style-name="ce212" office:value-type="string" calcext:value-type="string">
            <text:p>Chaîne libre ou structurée (ex: CSV entiers)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Valeur parmi liste exhaustive dans FORMAT_VALUE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TYPE</text:p>
          </table:table-cell>
          <table:table-cell table:style-name="ce208" office:value-type="string" calcext:value-type="string">
            <text:p>object</text:p>
          </table:table-cell>
          <table:table-cell table:style-name="ce212" office:value-type="string" calcext:value-type="string">
            <text:p>JSON sérialisé — uniquement pour configuration (pas temps réel)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itialisé par SP au boot (courant_init.json). Peut évoluer au runtime via CAT=V.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CYCLE</text:p>
          </table:table-cell>
          <table:table-cell table:style-name="ce208" office:value-type="string" calcext:value-type="string">
            <text:p>Dyn</text:p>
          </table:table-cell>
          <table:table-cell table:style-name="ce212" office:value-type="string" calcext:value-type="string">
            <text:p>Produit uniquement au runtime. Pas de valeur au boot.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stante en exécution — ne change pas sans réflash ou calibration.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NATURE</text:p>
          </table:table-cell>
          <table:table-cell table:style-name="ce208" office:value-type="string" calcext:value-type="string">
            <text:p>Config</text:p>
          </table:table-cell>
          <table:table-cell table:style-name="ce212" office:value-type="string" calcext:value-type="string">
            <text:p>Paramètre pilotable durable — CAT=V attendu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NATUR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Confirmation miroir d'une commande — même VAR/PROP, sens inverse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NATURE</text:p>
          </table:table-cell>
          <table:table-cell table:style-name="ce208" office:value-type="string" calcext:value-type="string">
            <text:p>Etat</text:p>
          </table:table-cell>
          <table:table-cell table:style-name="ce212" office:value-type="string" calcext:value-type="string">
            <text:p>État réel mesuré ou calculé — non directement commandabl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NATURE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Capsule d'intention STT envoyée à SP pour validation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NATURE</text:p>
          </table:table-cell>
          <table:table-cell table:style-name="ce208" office:value-type="string" calcext:value-type="string">
            <text:p>Event</text:p>
          </table:table-cell>
          <table:table-cell table:style-name="ce212" office:value-type="string" calcext:value-type="string">
            <text:p>Commande ponctuelle — effet immédiat, pas d'état persistant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NATURE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Donnée externe (SE) relayée par SP vers Arduino (ex: gyro, compass)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NATURE</text:p>
          </table:table-cell>
          <table:table-cell table:style-name="ce208" office:value-type="string" calcext:value-type="string">
            <text:p>param</text:p>
          </table:table-cell>
          <table:table-cell table:style-name="ce212" office:value-type="string" calcext:value-type="string">
            <text:p>Paramètre de configuration (ex: paraOdom)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NATU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s de qualification sémantique particulière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INTERFACE</text:p>
          </table:table-cell>
          <table:table-cell table:style-name="ce208" office:value-type="string" calcext:value-type="string">
            <text:p>oui</text:p>
          </table:table-cell>
          <table:table-cell table:style-name="ce212" office:value-type="string" calcext:value-type="string">
            <text:p>Propriété visible/pilotable dans le tableau de bord Node-RED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INTERFA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priété interne — pas d'élément UI dédié dans SP</text:p>
          </table:table-cell>
          <table:table-cell table:style-name="Default" table:number-columns-repeated="16381"/>
        </table:table-row>
        <table:table-row table:style-name="ro4">
          <table:table-cell table:style-name="ce209" office:value-type="string" calcext:value-type="string">
            <text:p>FORMAT VPIV</text:p>
          </table:table-cell>
          <table:table-cell table:style-name="ce208" office:value-type="string" calcext:value-type="string">
            <text:p>$CAT:VAR:INST:PROP:VAL#</text:p>
          </table:table-cell>
          <table:table-cell table:style-name="ce212" office:value-type="string" calcext:value-type="string">
            <text:p>⚠ INST avant PROP — ordre inhabituel mais convention projet</text:p>
          </table:table-cell>
          <table:table-cell table:style-name="Default" table:number-columns-repeated="16381"/>
        </table:table-row>
        <table:table-row table:style-name="ro4">
          <table:table-cell table:style-name="ce210" office:value-type="string" calcext:value-type="string">
            <text:p>VARS PARTAGÉES SE+A</text:p>
          </table:table-cell>
          <table:table-cell office:value-type="string" calcext:value-type="string">
            <text:p>CfgS, Urg, COM</text:p>
          </table:table-cell>
          <table:table-cell office:value-type="string" calcext:value-type="string">
            <text:p>Instances identifiées par SE ou A dans INSTANCE/NOTES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ENUM modeRZ</text:p>
          </table:table-cell>
          <table:table-cell table:style-name="ce208" office:value-type="string" calcext:value-type="string">
            <text:p>0=ARRET|1=VEILLE|2=FIXE|3=DEPLACEMENT|4=AUTONOME|5=ERREUR</text:p>
          </table:table-cell>
          <table:table-cell table:style-name="ce212" office:value-type="string" calcext:value-type="string">
            <text:p>Partagé SE et Arduino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ENUM typePtge</text:p>
          </table:table-cell>
          <table:table-cell office:value-type="string" calcext:value-type="string">
            <text:p>0=ECRAN|1=VOCALE|2=JOYSTICK|3=LAISSE|4=LAISSE+VOCALE</text:p>
          </table:table-cell>
          <table:table-cell office:value-type="string" calcext:value-type="string">
            <text:p>Partagé SE et Arduino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CODAGE ×1000</text:p>
          </table:table-cell>
          <table:table-cell table:style-name="ce208" office:value-type="string" calcext:value-type="string">
            <text:p>Entier ×1000</text:p>
          </table:table-cell>
          <table:table-cell table:style-name="ce212" office:value-type="string" calcext:value-type="string">
            <text:p>Ex: scale Mtr/SecMvt, kturn, Odom pos/vel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ODAGE Gyro/Mag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VPIV = rad/s × 100 → diviser par 100 pour rad/s réels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CODAGE Mag</text:p>
          </table:table-cell>
          <table:table-cell table:style-name="ce208" office:value-type="string" calcext:value-type="string">
            <text:p>µT × 100</text:p>
          </table:table-cell>
          <table:table-cell table:style-name="ce212" office:value-type="string" calcext:value-type="string">
            <text:p>VPIV = µT × 100 → diviser par 100 pour µT réels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ODAGE Odom pos</text:p>
          </table:table-cell>
          <table:table-cell office:value-type="string" calcext:value-type="string">
            <text:p>mm (×1000)</text:p>
          </table:table-cell>
          <table:table-cell office:value-type="string" calcext:value-type="string">
            <text:p>x_mm = x×1000, y_mm = y×1000, theta_mrad = theta×1000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CODAGE Odom vel</text:p>
          </table:table-cell>
          <table:table-cell table:style-name="ce208" office:value-type="string" calcext:value-type="string">
            <text:p>mm/s et mrad/s (×1000)</text:p>
          </table:table-cell>
          <table:table-cell table:style-name="ce212" office:value-type="string" calcext:value-type="string">
            <text:p>v_mm_s = v×1000, omega_mrad_s = omega×1000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ODAGE MicroSE</text:p>
          </table:table-cell>
          <table:table-cell office:value-type="string" calcext:value-type="string">
            <text:p>RMS × 10</text:p>
          </table:table-cell>
          <table:table-cell office:value-type="string" calcext:value-type="string">
            <text:p>VPIV = RMS × 10 → diviser par 10 pour RMS réel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CODAGE MicroSE dir</text:p>
          </table:table-cell>
          <table:table-cell table:style-name="ce208" office:value-type="string" calcext:value-type="string">
            <text:p>deg × 10</text:p>
          </table:table-cell>
          <table:table-cell table:style-name="ce212" office:value-type="string" calcext:value-type="string">
            <text:p>direction 450 = 45,0°. ⚠ à valider vs cod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UNITÉS FREQ — Gyro/Mag</text:p>
          </table:table-cell>
          <table:table-cell office:value-type="string" calcext:value-type="string">
            <text:p>freqCont en Hz</text:p>
          </table:table-cell>
          <table:table-cell office:value-type="string" calcext:value-type="string">
            <text:p>Plus GRAND = plus fréquent (ex: 5 = 5 mesures/s)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UNITÉS FREQ — Sys</text:p>
          </table:table-cell>
          <table:table-cell table:style-name="ce208" office:value-type="string" calcext:value-type="string">
            <text:p>freqCont en SECONDES</text:p>
          </table:table-cell>
          <table:table-cell table:style-name="ce212" office:value-type="string" calcext:value-type="string">
            <text:p>Plus PETIT = plus fréquent (ex: 10 = toutes les 10s)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UNITÉS FREQ — MicroSE</text:p>
          </table:table-cell>
          <table:table-cell office:value-type="string" calcext:value-type="string">
            <text:p>freqCont en ms</text:p>
          </table:table-cell>
          <table:table-cell office:value-type="string" calcext:value-type="string">
            <text:p>Plus PETIT = plus fréquent (ex: 300 = toutes les 300ms)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UNITÉS FREQ — Odom</text:p>
          </table:table-cell>
          <table:table-cell table:style-name="ce208" office:value-type="string" calcext:value-type="string">
            <text:p>freqCalc/freqPos/freqVel en ms</text:p>
          </table:table-cell>
          <table:table-cell table:style-name="ce212" office:value-type="string" calcext:value-type="string">
            <text:p>fCalc=50→20Hz, fPos=200→5Hz, fVel=40→25Hz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ALERTES — règle 10s</text:p>
          </table:table-cell>
          <table:table-cell office:value-type="string" calcext:value-type="string">
            <text:p>warn et urg déclenchés après 10s CONTINUS</text:p>
          </table:table-cell>
          <table:table-cell office:value-type="string" calcext:value-type="string">
            <text:p>alerts_sys.sh</text:p>
          </table:table-cell>
          <table:table-cell table:style-name="Default" table:number-columns-repeated="16381"/>
        </table:table-row>
        <table:table-row table:style-name="ro4">
          <table:table-cell table:style-name="ce208" office:value-type="string" calcext:value-type="string">
            <text:p>ALERTES — Sys batt</text:p>
          </table:table-cell>
          <table:table-cell table:style-name="ce208" office:value-type="string" calcext:value-type="string">
            <text:p>SENS INVERSÉ : alerte si INFÉRIEUR au seuil</text:p>
          </table:table-cell>
          <table:table-cell table:style-name="ce212" office:value-type="string" calcext:value-type="string">
            <text:p>urg &lt; warn pour batterie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ALERTES — Sys autres</text:p>
          </table:table-cell>
          <table:table-cell office:value-type="string" calcext:value-type="string">
            <text:p>SENS HAUT : alerte si SUPÉRIEUR au seuil</text:p>
          </table:table-cell>
          <table:table-cell office:value-type="string" calcext:value-type="string">
            <text:p>urg &gt; warn pour CPU/thermal/etc</text:p>
          </table:table-cell>
          <table:table-cell table:style-name="Default" table:number-columns-repeated="16381"/>
        </table:table-row>
        <table:table-row table:style-name="ro4">
          <table:table-cell table:style-name="ce209" office:value-type="string" calcext:value-type="string">
            <text:p>⚠ ATTENTION</text:p>
          </table:table-cell>
          <table:table-cell table:style-name="ce208" office:value-type="string" calcext:value-type="string">
            <text:p>TorchSE</text:p>
          </table:table-cell>
          <table:table-cell table:style-name="ce212" office:value-type="string" calcext:value-type="string">
            <text:p>rz_torch_manager.sh — bug var Torch→TorchSE corrigé v2.1</text:p>
          </table:table-cell>
          <table:table-cell table:style-name="Default" table:number-columns-repeated="16381"/>
        </table:table-row>
        <table:table-row table:style-name="ro4">
          <table:table-cell table:style-name="ce210" office:value-type="string" calcext:value-type="string">
            <text:p>⚠ ATTENTION</text:p>
          </table:table-cell>
          <table:table-cell office:value-type="string" calcext:value-type="string">
            <text:p>courant_init.json</text:p>
          </table:table-cell>
          <table:table-cell office:value-type="string" calcext:value-type="string">
            <text:p>Ancienne version dans /mnt/project — référence = courant_init.sh v5.1</text:p>
          </table:table-cell>
          <table:table-cell table:style-name="Default" table:number-columns-repeated="16381"/>
        </table:table-row>
        <table:table-row table:style-name="ro4">
          <table:table-cell table:style-name="ce209" office:value-type="string" calcext:value-type="string">
            <text:p>⚠ ATTENTION</text:p>
          </table:table-cell>
          <table:table-cell table:style-name="ce208" office:value-type="string" calcext:value-type="string">
            <text:p>Odom coeffs angulaires</text:p>
          </table:table-cell>
          <table:table-cell table:style-name="ce212" office:value-type="string" calcext:value-type="string">
            <text:p>Positifs (×1000). Soustraction dans processPeriodic — corrigé v3.0</text:p>
          </table:table-cell>
          <table:table-cell table:style-name="Default" table:number-columns-repeated="16381"/>
        </table:table-row>
      </table:table>
      <table:table table:name="CatalogueSTT-vtravail" table:style-name="ta5">
        <office:forms form:automatic-focus="false" form:apply-design-mode="false"/>
        <table:table-column table:style-name="co23" table:default-cell-style-name="ce213"/>
        <table:table-column table:style-name="co24" table:default-cell-style-name="ce213"/>
        <table:table-column table:style-name="co25" table:default-cell-style-name="ce213"/>
        <table:table-column table:style-name="co26" table:default-cell-style-name="ce213"/>
        <table:table-column table:style-name="co27" table:default-cell-style-name="ce213"/>
        <table:table-column table:style-name="co23" table:default-cell-style-name="ce213"/>
        <table:table-column table:style-name="co28" table:default-cell-style-name="ce213"/>
        <table:table-column table:style-name="co29" table:default-cell-style-name="ce213"/>
        <table:table-column table:style-name="co23" table:default-cell-style-name="ce213"/>
        <table:table-column table:style-name="co30" table:default-cell-style-name="ce213"/>
        <table:table-column table:style-name="co31" table:default-cell-style-name="ce213"/>
        <table:table-column table:style-name="co23" table:default-cell-style-name="ce213"/>
        <table:table-column table:style-name="co32" table:default-cell-style-name="ce213"/>
        <table:table-column table:style-name="co13" table:default-cell-style-name="ce213"/>
        <table:table-row table:style-name="ro11">
          <table:table-cell office:value-type="string" calcext:value-type="string">
            <text:p>ID</text:p>
          </table:table-cell>
          <table:table-cell office:value-type="string" calcext:value-type="string">
            <text:p>Traitemen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estinataire</text:p>
          </table:table-cell>
          <table:table-cell office:value-type="string" calcext:value-type="string">
            <text:p>moteurActif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ID_fils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Prepa_Encodage</text:p>
          </table:table-cell>
          <table:table-cell office:value-type="string" calcext:value-type="string">
            <text:p>Alias-TTS</text:p>
          </table:table-cell>
          <table:table-cell/>
        </table:table-row>
        <table:table-row table:style-name="ro12">
          <table:table-cell table:number-columns-repeated="12"/>
          <table:table-cell office:value-type="string" calcext:value-type="string">
            <text:p><text:s/>URGENCE — priorité absolue (toujours traité même modeRZ=0) </text:p>
          </table:table-cell>
          <table:table-cell/>
        </table:table-row>
        <table:table-row table:style-name="ro12">
          <table:table-cell office:value-type="string" calcext:value-type="string">
            <text:p>URGENCY_STO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p,arrête tout,urgence,frein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,0,0</text:p>
          </table:table-cell>
          <table:table-cell/>
          <table:table-cell office:value-type="string" calcext:value-type="string">
            <text:p>Je m'arrête.|Arrêt d'urgence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MOTEUR — déplacements simples </text:p>
          </table:table-cell>
          <table:table-cell/>
        </table:table-row>
        <table:table-row table:style-name="ro12">
          <table:table-cell office:value-type="string" calcext:value-type="string">
            <text:p>MTR_FORWAR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nce,tout droit,vas-y,en avant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0,0,2</text:p>
          </table:table-cell>
          <table:table-cell/>
          <table:table-cell office:value-type="string" calcext:value-type="string">
            <text:p>Je fonce.|C'est parti.</text:p>
          </table:table-cell>
          <table:table-cell/>
        </table:table-row>
        <table:table-row table:style-name="ro12">
          <table:table-cell office:value-type="string" calcext:value-type="string">
            <text:p>MTR_BACKWAR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ule,en arrière,marche arrièr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50,0,2</text:p>
          </table:table-cell>
          <table:table-cell/>
          <table:table-cell office:value-type="string" calcext:value-type="string">
            <text:p>Je recule.</text:p>
          </table:table-cell>
          <table:table-cell/>
        </table:table-row>
        <table:table-row table:style-name="ro11">
          <table:table-cell office:value-type="string" calcext:value-type="string">
            <text:p>MTR_STO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,arrête,freine,immobil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,0,0</text:p>
          </table:table-cell>
          <table:table-cell/>
          <table:table-cell office:value-type="string" calcext:value-type="string">
            <text:p>Arrêt.</text:p>
          </table:table-cell>
          <table:table-cell/>
        </table:table-row>
        <table:table-row table:style-name="ro11">
          <table:table-cell office:value-type="string" calcext:value-type="string">
            <text:p>MTR_SLOW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tement,doucement,ralentis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,0,1</text:p>
          </table:table-cell>
          <table:table-cell/>
          <table:table-cell office:value-type="string" calcext:value-type="string">
            <text:p>Je ralentis.</text:p>
          </table:table-cell>
          <table:table-cell/>
        </table:table-row>
        <table:table-row table:style-name="ro11">
          <table:table-cell office:value-type="string" calcext:value-type="string">
            <text:p>MTR_FAS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e,accélère,plus vite,rapid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0,0,3</text:p>
          </table:table-cell>
          <table:table-cell/>
          <table:table-cell office:value-type="string" calcext:value-type="string">
            <text:p>À toute vitesse !</text:p>
          </table:table-cell>
          <table:table-cell/>
        </table:table-row>
        <table:table-row table:style-name="ro12">
          <table:table-cell table:number-columns-repeated="12"/>
          <table:table-cell office:value-type="string" calcext:value-type="string">
            <text:p><text:s/>MOTEUR — déplacements dynamiques (PLAN) </text:p>
          </table:table-cell>
          <table:table-cell/>
        </table:table-row>
        <table:table-row table:style-name="ro13">
          <table:table-cell office:value-type="string" calcext:value-type="string">
            <text:p>MTR_TURN_RIGH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ne à droite,tourne droite,virage droit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ngle-&gt;NUM_DIR</text:p>
          </table:table-cell>
          <table:table-cell office:value-type="string" calcext:value-type="string">
            <text:p>Je tourne à droite.</text:p>
          </table:table-cell>
          <table:table-cell/>
        </table:table-row>
        <table:table-row table:style-name="ro13">
          <table:table-cell office:value-type="string" calcext:value-type="string">
            <text:p>MTR_TURN_LEF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ne à gauche,tourne gauche,virage gauch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ngle-&gt;NUM_DIR</text:p>
          </table:table-cell>
          <table:table-cell office:value-type="string" calcext:value-type="string">
            <text:p>Je tourne à gauche.</text:p>
          </table:table-cell>
          <table:table-cell/>
        </table:table-row>
        <table:table-row table:style-name="ro11">
          <table:table-cell office:value-type="string" calcext:value-type="string">
            <text:p>MTR_TURN_ANGLE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ne de,tourne à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ngle-&gt;NUM_DIR</text:p>
          </table:table-cell>
          <table:table-cell office:value-type="string" calcext:value-type="string">
            <text:p>Je tourne.</text:p>
          </table:table-cell>
          <table:table-cell/>
        </table:table-row>
        <table:table-row table:style-name="ro11">
          <table:table-cell office:value-type="string" calcext:value-type="string">
            <text:p>MTR_SPEED_SE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esse,à la vitesse d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peed-&gt;NUM</text:p>
          </table:table-cell>
          <table:table-cell office:value-type="string" calcext:value-type="string">
            <text:p>Je règle ma vitesse.</text:p>
          </table:table-cell>
          <table:table-cell/>
        </table:table-row>
        <table:table-row table:style-name="ro11">
          <table:table-cell office:value-type="string" calcext:value-type="string">
            <text:p>MTR_ADVANCE_DIS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nce de,avance jusqu'à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ngle+speed</text:p>
          </table:table-cell>
          <table:table-cell office:value-type="string" calcext:value-type="string">
            <text:p>Je me déplace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CONFIGURATION — modes globaux </text:p>
          </table:table-cell>
          <table:table-cell/>
        </table:table-row>
        <table:table-row table:style-name="ro12">
          <table:table-cell office:value-type="string" calcext:value-type="string">
            <text:p>CFG_VEIL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veille,veille,repos,mise en veill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e veille activé.</text:p>
          </table:table-cell>
          <table:table-cell/>
        </table:table-row>
        <table:table-row table:style-name="ro12">
          <table:table-cell office:value-type="string" calcext:value-type="string">
            <text:p>CFG_FIX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fixe,fixe,position fix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de fixe activé.</text:p>
          </table:table-cell>
          <table:table-cell/>
        </table:table-row>
        <table:table-row table:style-name="ro12">
          <table:table-cell office:value-type="string" calcext:value-type="string">
            <text:p>CFG_DEPLACEMEN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déplacement,déplacement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êt à me déplacer.</text:p>
          </table:table-cell>
          <table:table-cell/>
        </table:table-row>
        <table:table-row table:style-name="ro12">
          <table:table-cell office:value-type="string" calcext:value-type="string">
            <text:p>CFG_AUTONOM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autonome,autonome,auto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de autonome activé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CONFIGURATION — type de pilotage </text:p>
          </table:table-cell>
          <table:table-cell/>
        </table:table-row>
        <table:table-row table:style-name="ro12">
          <table:table-cell office:value-type="string" calcext:value-type="string">
            <text:p>CFG_PTGE_VOCAL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lotage vocal,commande vocal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lotage vocal activé.</text:p>
          </table:table-cell>
          <table:table-cell/>
        </table:table-row>
        <table:table-row table:style-name="ro11">
          <table:table-cell office:value-type="string" calcext:value-type="string">
            <text:p>CFG_PTGE_ECRA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lotage écran,écran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lotage écran activé.</text:p>
          </table:table-cell>
          <table:table-cell/>
        </table:table-row>
        <table:table-row table:style-name="ro11">
          <table:table-cell office:value-type="string" calcext:value-type="string">
            <text:p>CFG_PTGE_LAISS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laisse,laiss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e suis en mode laiss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CAMÉRA </text:p>
          </table:table-cell>
          <table:table-cell/>
        </table:table-row>
        <table:table-row table:style-name="ro13">
          <table:table-cell office:value-type="string" calcext:value-type="string">
            <text:p>CAM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marre la caméra,allume la caméra,caméra on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Caméra démarrée.</text:p>
          </table:table-cell>
          <table:table-cell/>
        </table:table-row>
        <table:table-row table:style-name="ro13">
          <table:table-cell office:value-type="string" calcext:value-type="string">
            <text:p>CAM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la caméra,éteins la caméra,caméra off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Caméra arrêtée.</text:p>
          </table:table-cell>
          <table:table-cell/>
        </table:table-row>
        <table:table-row table:style-name="ro11">
          <table:table-cell office:value-type="string" calcext:value-type="string">
            <text:p>CAM_FRON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éra avant,vue de face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Je bascule sur la caméra avant.</text:p>
          </table:table-cell>
          <table:table-cell/>
        </table:table-row>
        <table:table-row table:style-name="ro12">
          <table:table-cell office:value-type="string" calcext:value-type="string">
            <text:p>CAM_REAR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éra arrière,vue arrière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ar</text:p>
          </table:table-cell>
          <table:table-cell/>
          <table:table-cell office:value-type="string" calcext:value-type="string">
            <text:p>Je bascule sur la caméra arrière.</text:p>
          </table:table-cell>
          <table:table-cell/>
        </table:table-row>
        <table:table-row table:style-name="ro12">
          <table:table-cell office:value-type="string" calcext:value-type="string">
            <text:p>CAM_SNA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nds une photo,snapshot,capture</text:p>
          </table:table-cell>
          <table:table-cell/>
          <table:table-cell office:value-type="string" calcext:value-type="string">
            <text:p>CamSE</text:p>
          </table:table-cell>
          <table:table-cell office:value-type="string" calcext:value-type="string">
            <text:p>(snap)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oto pris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LEDS — anneau (LRing) </text:p>
          </table:table-cell>
          <table:table-cell/>
        </table:table-row>
        <table:table-row table:style-name="ro12">
          <table:table-cell office:value-type="string" calcext:value-type="string">
            <text:p>LRING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ume les leds,allume l'anneau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s allumées.</text:p>
          </table:table-cell>
          <table:table-cell/>
        </table:table-row>
        <table:table-row table:style-name="ro12">
          <table:table-cell office:value-type="string" calcext:value-type="string">
            <text:p>LRING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eins les leds,éteins l'anneau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ds éteintes.</text:p>
          </table:table-cell>
          <table:table-cell/>
        </table:table-row>
        <table:table-row table:style-name="ro12">
          <table:table-cell office:value-type="string" calcext:value-type="string">
            <text:p>LRING_SM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is,fais un sourire,expression sourire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ourire</text:p>
          </table:table-cell>
          <table:table-cell/>
          <table:table-cell office:value-type="string" calcext:value-type="string">
            <text:p>Voilà mon plus beau sourire.</text:p>
          </table:table-cell>
          <table:table-cell/>
        </table:table-row>
        <table:table-row table:style-name="ro12">
          <table:table-cell office:value-type="string" calcext:value-type="string">
            <text:p>LRING_SA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ste,sois triste,expression triste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riste</text:p>
          </table:table-cell>
          <table:table-cell/>
          <table:table-cell office:value-type="string" calcext:value-type="string">
            <text:p>Je suis triste.</text:p>
          </table:table-cell>
          <table:table-cell/>
        </table:table-row>
        <table:table-row table:style-name="ro12">
          <table:table-cell office:value-type="string" calcext:value-type="string">
            <text:p>LRING_NEUTRAL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e,expression neutre,visage neutre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utre</text:p>
          </table:table-cell>
          <table:table-cell/>
          <table:table-cell office:value-type="string" calcext:value-type="string">
            <text:p>Expression neutre.</text:p>
          </table:table-cell>
          <table:table-cell/>
        </table:table-row>
        <table:table-row table:style-name="ro12">
          <table:table-cell office:value-type="string" calcext:value-type="string">
            <text:p>LRING_SURPRIS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onné,surpris,expression étonnement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étonnement</text:p>
          </table:table-cell>
          <table:table-cell/>
          <table:table-cell office:value-type="string" calcext:value-type="string">
            <text:p>Oh !</text:p>
          </table:table-cell>
          <table:table-cell/>
        </table:table-row>
        <table:table-row table:style-name="ro12">
          <table:table-cell office:value-type="string" calcext:value-type="string">
            <text:p>LRING_ANGRY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 colère,fâché,expression colère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ère</text:p>
          </table:table-cell>
          <table:table-cell/>
          <table:table-cell office:value-type="string" calcext:value-type="string">
            <text:p>Grrr !</text:p>
          </table:table-cell>
          <table:table-cell/>
        </table:table-row>
        <table:table-row table:style-name="ro11">
          <table:table-cell office:value-type="string" calcext:value-type="string">
            <text:p>LRING_BRIGHTNESS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nsité,luminosité</text:p>
          </table:table-cell>
          <table:table-cell/>
          <table:table-cell office:value-type="string" calcext:value-type="string">
            <text:p>L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peed-&gt;NUM</text:p>
          </table:table-cell>
          <table:table-cell office:value-type="string" calcext:value-type="string">
            <text:p>Je règle la luminosité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SERVOS — orientation tête et base </text:p>
          </table:table-cell>
          <table:table-cell/>
        </table:table-row>
        <table:table-row table:style-name="ro12">
          <table:table-cell office:value-type="string" calcext:value-type="string">
            <text:p>SRV_HEAD_U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ève la tête,regarde en haut,haut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HB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Je lève la tête.</text:p>
          </table:table-cell>
          <table:table-cell/>
        </table:table-row>
        <table:table-row table:style-name="ro12">
          <table:table-cell office:value-type="string" calcext:value-type="string">
            <text:p>SRV_HEAD_DOW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sse la tête,regarde en bas,bas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HB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e baisse la tête.</text:p>
          </table:table-cell>
          <table:table-cell/>
        </table:table-row>
        <table:table-row table:style-name="ro12">
          <table:table-cell office:value-type="string" calcext:value-type="string">
            <text:p>SRV_HEAD_RIGH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rde à droite,tourne la tête à droite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G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Je regarde à droite.</text:p>
          </table:table-cell>
          <table:table-cell/>
        </table:table-row>
        <table:table-row table:style-name="ro12">
          <table:table-cell office:value-type="string" calcext:value-type="string">
            <text:p>SRV_HEAD_LEF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rde à gauche,tourne la tête à gauche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G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 regarde à gauche.</text:p>
          </table:table-cell>
          <table:table-cell/>
        </table:table-row>
        <table:table-row table:style-name="ro12">
          <table:table-cell office:value-type="string" calcext:value-type="string">
            <text:p>SRV_HEAD_CENTER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rde devant,tout droit,centre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GD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e regarde devant moi.</text:p>
          </table:table-cell>
          <table:table-cell/>
        </table:table-row>
        <table:table-row table:style-name="ro12">
          <table:table-cell office:value-type="string" calcext:value-type="string">
            <text:p>SRV_HEAD_ANGLE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rne la tête de,incline la tête de</text:p>
          </table:table-cell>
          <table:table-cell/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GD</text:p>
          </table:table-cell>
          <table:table-cell/>
          <table:table-cell office:value-type="string" calcext:value-type="string">
            <text:p>angle-&gt;NUM_DIR</text:p>
          </table:table-cell>
          <table:table-cell office:value-type="string" calcext:value-type="string">
            <text:p>Je tourne la têt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APPLICATIONS </text:p>
          </table:table-cell>
          <table:table-cell/>
        </table:table-row>
        <table:table-row table:style-name="ro12">
          <table:table-cell office:value-type="string" calcext:value-type="string">
            <text:p>APP_TASKER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tasker,démarre tasker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Tasker démarré.</text:p>
          </table:table-cell>
          <table:table-cell/>
        </table:table-row>
        <table:table-row table:style-name="ro12">
          <table:table-cell office:value-type="string" calcext:value-type="string">
            <text:p>APP_TASKER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tasker,ferme tasker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Tasker fermé.</text:p>
          </table:table-cell>
          <table:table-cell/>
        </table:table-row>
        <table:table-row table:style-name="ro13">
          <table:table-cell office:value-type="string" calcext:value-type="string">
            <text:p>APP_ZOOM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zoom,démarre zoom,réunion zoom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Je lance Zoom.</text:p>
          </table:table-cell>
          <table:table-cell/>
        </table:table-row>
        <table:table-row table:style-name="ro12">
          <table:table-cell office:value-type="string" calcext:value-type="string">
            <text:p>APP_ZOOM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zoom,ferme zoom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Zoom fermé.</text:p>
          </table:table-cell>
          <table:table-cell/>
        </table:table-row>
        <table:table-row table:style-name="ro12">
          <table:table-cell office:value-type="string" calcext:value-type="string">
            <text:p>APP_BABY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baby,surveillance bébé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Surveillance bébé démarrée.</text:p>
          </table:table-cell>
          <table:table-cell/>
        </table:table-row>
        <table:table-row table:style-name="ro11">
          <table:table-cell office:value-type="string" calcext:value-type="string">
            <text:p>APP_BABY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baby,stop bébé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Surveillance bébé arrêtée.</text:p>
          </table:table-cell>
          <table:table-cell/>
        </table:table-row>
        <table:table-row table:style-name="ro12">
          <table:table-cell office:value-type="string" calcext:value-type="string">
            <text:p>APP_GPS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la navigation,gps,navigation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Navigation démarrée.</text:p>
          </table:table-cell>
          <table:table-cell/>
        </table:table-row>
        <table:table-row table:style-name="ro12">
          <table:table-cell office:value-type="string" calcext:value-type="string">
            <text:p>APP_GPS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ête la navigation,stop gps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Navigation arrêté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EXPRESSIONS TASKER </text:p>
          </table:table-cell>
          <table:table-cell/>
        </table:table-row>
        <table:table-row table:style-name="ro12">
          <table:table-cell office:value-type="string" calcext:value-type="string">
            <text:p>EXPR_SM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s un sourire,souris tasker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sourire</text:p>
          </table:table-cell>
          <table:table-cell/>
          <table:table-cell office:value-type="string" calcext:value-type="string">
            <text:p>Voilà !</text:p>
          </table:table-cell>
          <table:table-cell/>
        </table:table-row>
        <table:table-row table:style-name="ro12">
          <table:table-cell office:value-type="string" calcext:value-type="string">
            <text:p>EXPR_NEUTRAL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our neutre,expression normale</text:p>
          </table:table-cell>
          <table:table-cell/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'accord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MICRO (smartphone) </text:p>
          </table:table-cell>
          <table:table-cell/>
        </table:table-row>
        <table:table-row table:style-name="ro12">
          <table:table-cell office:value-type="string" calcext:value-type="string">
            <text:p>MIC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 le micro,allume le micro</text:p>
          </table:table-cell>
          <table:table-cell/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tensite</text:p>
          </table:table-cell>
          <table:table-cell/>
          <table:table-cell office:value-type="string" calcext:value-type="string">
            <text:p>Micro activé.</text:p>
          </table:table-cell>
          <table:table-cell/>
        </table:table-row>
        <table:table-row table:style-name="ro12">
          <table:table-cell office:value-type="string" calcext:value-type="string">
            <text:p>MIC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pe le micro,désactive le micro</text:p>
          </table:table-cell>
          <table:table-cell/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Micro coupé.</text:p>
          </table:table-cell>
          <table:table-cell/>
        </table:table-row>
        <table:table-row table:style-name="ro12">
          <table:table-cell office:value-type="string" calcext:value-type="string">
            <text:p>MIC_ORIEN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coute d'où vient le son,localise le son</text:p>
          </table:table-cell>
          <table:table-cell/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rientation</text:p>
          </table:table-cell>
          <table:table-cell/>
          <table:table-cell office:value-type="string" calcext:value-type="string">
            <text:p>J'écoute d'où tu viens.</text:p>
          </table:table-cell>
          <table:table-cell/>
        </table:table-row>
        <table:table-row table:style-name="ro13">
          <table:table-cell office:value-type="string" calcext:value-type="string">
            <text:p>MIC_SURV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surveillance micro,surveillance sonore</text:p>
          </table:table-cell>
          <table:table-cell/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rveillance</text:p>
          </table:table-cell>
          <table:table-cell/>
          <table:table-cell office:value-type="string" calcext:value-type="string">
            <text:p>Surveillance sonore activée.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<text:s/>SYSTÈME — état et info </text:p>
          </table:table-cell>
          <table:table-cell/>
        </table:table-row>
        <table:table-row table:style-name="ro12">
          <table:table-cell office:value-type="string" calcext:value-type="string">
            <text:p>SYS_STATU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l est ton état,comment tu vas,état système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Je vais bien.|Je vérifie mon état.</text:p>
          </table:table-cell>
          <table:table-cell/>
        </table:table-row>
        <table:table-row table:style-name="ro13">
          <table:table-cell office:value-type="string" calcext:value-type="string">
            <text:p>SYS_BATTERY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terie,niveau de batterie,autonomie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Je vérifie ma batterie.</text:p>
          </table:table-cell>
          <table:table-cell/>
        </table:table-row>
        <table:table-row table:style-name="ro9">
          <table:table-cell office:value-type="string" calcext:value-type="string">
            <text:p>SYS_RESE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initialise,reset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(reset)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 me réinitialise.</text:p>
          </table:table-cell>
          <table:table-cell/>
        </table:table-row>
        <table:table-row table:style-name="ro12">
          <table:table-cell office:value-type="string" calcext:value-type="string">
            <text:p>SYS_URG_CLEAR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ace l'urgence,annule l'alerte</text:p>
          </table:table-cell>
          <table:table-cell/>
          <table:table-cell office:value-type="string" calcext:value-type="string">
            <text:p>Urg</text:p>
          </table:table-cell>
          <table:table-cell office:value-type="string" calcext:value-type="string">
            <text:p>(clear)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rgence effacée.</text:p>
          </table:table-cell>
          <table:table-cell/>
        </table:table-row>
        <table:table-row table:style-name="ro11">
          <table:table-cell table:number-columns-repeated="12"/>
          <table:table-cell office:value-type="string" calcext:value-type="string">
            <text:p><text:s/>MACROS — enchaînements </text:p>
          </table:table-cell>
          <table:table-cell/>
        </table:table-row>
        <table:table-row table:style-name="ro11">
          <table:table-cell office:value-type="string" calcext:value-type="string">
            <text:p>MACRO_PAUSE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se,fais une pause</text:p>
          </table:table-cell>
          <table:table-cell office:value-type="string" calcext:value-type="string">
            <text:p>MTR_STOP,LRING_NEUTRAL</text:p>
          </table:table-cell>
          <table:table-cell table:number-columns-repeated="6"/>
          <table:table-cell office:value-type="string" calcext:value-type="string">
            <text:p>Pause.</text:p>
          </table:table-cell>
        </table:table-row>
        <table:table-row table:style-name="ro11">
          <table:table-cell office:value-type="string" calcext:value-type="string">
            <text:p>MACRO_HELLO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njour,salut,coucou</text:p>
          </table:table-cell>
          <table:table-cell office:value-type="string" calcext:value-type="string">
            <text:p>LRING_SMILE,EXPR_SMILE</text:p>
          </table:table-cell>
          <table:table-cell table:number-columns-repeated="6"/>
          <table:table-cell office:value-type="string" calcext:value-type="string">
            <text:p>Bonjour ! Je suis RZ.</text:p>
          </table:table-cell>
        </table:table-row>
        <table:table-row table:style-name="ro12">
          <table:table-cell office:value-type="string" calcext:value-type="string">
            <text:p>MACRO_SLEEP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s,va dormir,mode nuit</text:p>
          </table:table-cell>
          <table:table-cell office:value-type="string" calcext:value-type="string">
            <text:p>MTR_STOP,LRING_OFF,CFG_VEILLE</text:p>
          </table:table-cell>
          <table:table-cell table:number-columns-repeated="6"/>
          <table:table-cell office:value-type="string" calcext:value-type="string">
            <text:p>Bonne nuit.</text:p>
          </table:table-cell>
        </table:table-row>
        <table:table-row table:style-name="ro12">
          <table:table-cell office:value-type="string" calcext:value-type="string">
            <text:p>MACRO_WAKE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veille-toi,debout,active-toi</text:p>
          </table:table-cell>
          <table:table-cell office:value-type="string" calcext:value-type="string">
            <text:p>CFG_DEPLACEMENT,LRING_ON,LRING_SMILE</text:p>
          </table:table-cell>
          <table:table-cell table:number-columns-repeated="6"/>
          <table:table-cell office:value-type="string" calcext:value-type="string">
            <text:p>Me revoilà !</text:p>
          </table:table-cell>
        </table:table-row>
        <table:table-row table:style-name="ro9" table:number-rows-repeated="1048502">
          <table:table-cell table:number-columns-repeated="14"/>
        </table:table-row>
        <table:table-row table:style-name="ro9">
          <table:table-cell table:number-columns-repeated="14"/>
        </table:table-row>
      </table:table>
      <table:table table:name="TableD_STT_Vdev" table:style-name="ta5">
        <office:forms form:automatic-focus="false" form:apply-design-mode="false"/>
        <table:table-column table:style-name="co13" table:number-columns-repeated="2" table:default-cell-style-name="ce214"/>
        <table:table-column table:style-name="co33" table:default-cell-style-name="ce214"/>
        <table:table-column table:style-name="co34" table:default-cell-style-name="ce214"/>
        <table:table-column table:style-name="co35" table:default-cell-style-name="ce214"/>
        <table:table-column table:style-name="co36" table:default-cell-style-name="ce214"/>
        <table:table-column table:style-name="co37" table:default-cell-style-name="ce214"/>
        <table:table-column table:style-name="co38" table:default-cell-style-name="ce214"/>
        <table:table-column table:style-name="co39" table:default-cell-style-name="ce214"/>
        <table:table-column table:style-name="co40" table:default-cell-style-name="ce214"/>
        <table:table-column table:style-name="co41" table:default-cell-style-name="ce214"/>
        <table:table-column table:style-name="co13" table:number-columns-repeated="2" table:default-cell-style-name="ce214"/>
        <table:table-column table:style-name="co41" table:default-cell-style-name="ce214"/>
        <table:table-column table:style-name="co42" table:default-cell-style-name="ce214"/>
        <table:table-row table:style-name="ro13">
          <table:table-cell table:style-name="ce67" office:value-type="string" calcext:value-type="string">
            <text:p>ID</text:p>
          </table:table-cell>
          <table:table-cell table:style-name="ce67" office:value-type="string" calcext:value-type="string">
            <text:p>Traitement</text:p>
          </table:table-cell>
          <table:table-cell table:style-name="ce67" office:value-type="string" calcext:value-type="string">
            <text:p>CAT</text:p>
          </table:table-cell>
          <table:table-cell table:style-name="ce67" office:value-type="string" calcext:value-type="string">
            <text:p>Destinataire</text:p>
          </table:table-cell>
          <table:table-cell table:style-name="ce67" office:value-type="string" calcext:value-type="string">
            <text:p>moteurActif</text:p>
          </table:table-cell>
          <table:table-cell table:style-name="ce67" office:value-type="string" calcext:value-type="string">
            <text:p>Alias</text:p>
          </table:table-cell>
          <table:table-cell table:style-name="ce67" office:value-type="string" calcext:value-type="string">
            <text:p>ID_fils</text:p>
          </table:table-cell>
          <table:table-cell table:style-name="ce67" office:value-type="string" calcext:value-type="string">
            <text:p>VAR</text:p>
          </table:table-cell>
          <table:table-cell table:style-name="ce67" office:value-type="string" calcext:value-type="string">
            <text:p>PROP</text:p>
          </table:table-cell>
          <table:table-cell table:style-name="ce67" office:value-type="string" calcext:value-type="string">
            <text:p>INSTANCE</text:p>
          </table:table-cell>
          <table:table-cell table:style-name="ce67" office:value-type="string" calcext:value-type="string">
            <text:p>VALEUR</text:p>
          </table:table-cell>
          <table:table-cell table:style-name="ce67" office:value-type="string" calcext:value-type="string">
            <text:p>Prepa_Encodage</text:p>
          </table:table-cell>
          <table:table-cell table:style-name="ce67" office:value-type="string" calcext:value-type="string">
            <text:p>Alias-TTS</text:p>
          </table:table-cell>
          <table:table-cell table:style-name="ce67" office:value-type="string" calcext:value-type="string">
            <text:p>Statut</text:p>
          </table:table-cell>
          <table:table-cell table:style-name="ce67" office:value-type="string" calcext:value-type="string">
            <text:p>Note Technique</text:p>
          </table:table-cell>
        </table:table-row>
        <table:table-row table:style-name="ro11">
          <table:table-cell office:value-type="string" calcext:value-type="string">
            <text:p>MTR_FORWAR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nce,tout droit,vas-y,en avant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 fonce.|C'est parti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mande de base. Vitesse 50 est un compromis sécurité/couple pour éviter les à-coups.</text:p>
          </table:table-cell>
        </table:table-row>
        <table:table-row table:style-name="ro13">
          <table:table-cell office:value-type="string" calcext:value-type="string">
            <text:p>MTR_STO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,arrête,halte,frein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 m'arrête.|Arrêt immédiat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iorité absolue. Doit être reconnu et traité instantanément par le handler peu importe le contexte.</text:p>
          </table:table-cell>
        </table:table-row>
        <table:table-row table:style-name="ro11">
          <table:table-cell office:value-type="string" calcext:value-type="string">
            <text:p>MTR_TURN_DIR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ne,pivote,oriente</text:p>
          </table:table-cell>
          <table:table-cell/>
          <table:table-cell office:value-type="string" calcext:value-type="string">
            <text:p>Mtr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gle-&gt;calc</text:p>
          </table:table-cell>
          <table:table-cell office:value-type="string" calcext:value-type="string">
            <text:p>Je tourne de X degrés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Extrait la valeur numérique et le sens (gauche/droite). Calcule l'angle relatif pour l'Arduino.</text:p>
          </table:table-cell>
        </table:table-row>
        <table:table-row table:style-name="ro12">
          <table:table-cell office:value-type="string" calcext:value-type="string">
            <text:p>LRUB_SET_RGB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de couleur,allume les leds,lumière leds</text:p>
          </table:table-cell>
          <table:table-cell/>
          <table:table-cell office:value-type="string" calcext:value-type="string">
            <text:p>Lrub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leur changée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asse le ruban en mode fixe (2). Améliore l'UX en donnant un feedback visuel immédiat à une commande vocale.</text:p>
          </table:table-cell>
        </table:table-row>
        <table:table-row table:style-name="ro12">
          <table:table-cell office:value-type="string" calcext:value-type="string">
            <text:p>SYS_RESET_URG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ace urgence,ràz,alerte fin,quitte urgence</text:p>
          </table:table-cell>
          <table:table-cell/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rgence acquittée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tilise Urg:clear (Table A). Crucial pour débloquer le robot après un incident sans passer par l'interface SP.</text:p>
          </table:table-cell>
        </table:table-row>
        <table:table-row table:style-name="ro11">
          <table:table-cell office:value-type="string" calcext:value-type="string">
            <text:p>SYS_SET_VEIL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 veille,repose-toi,dors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age en veille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Bascule le robot en modeRZ=1. Coupe les moteurs et réduit la consommation CPU des managers.</text:p>
          </table:table-cell>
        </table:table-row>
        <table:table-row table:style-name="ro11">
          <table:table-cell office:value-type="string" calcext:value-type="string">
            <text:p>VOICE_VOL_SE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ume,son,plus fort,moins fort</text:p>
          </table:table-cell>
          <table:table-cell/>
          <table:table-cell office:value-type="string" calcext:value-type="string">
            <text:p>Voic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l-&gt;calc</text:p>
          </table:table-cell>
          <table:table-cell office:value-type="string" calcext:value-type="string">
            <text:p>Volume réglé à X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juste dynamiquement le niveau du TTS. Le handler traduit les adverbes (fort, doux) en paliers numériques.</text:p>
          </table:table-cell>
        </table:table-row>
        <table:table-row table:style-name="ro12">
          <table:table-cell office:value-type="string" calcext:value-type="string">
            <text:p>SYS_GET_BA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terie,niveau d'énergie,ton énergie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batV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olt-&gt;pct</text:p>
          </table:table-cell>
          <table:table-cell office:value-type="string" calcext:value-type="string">
            <text:p>Ma batterie est à X pour cent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Lecture de Sys:batV dans le runtime. Le handler convertit la tension brute en pourcentage lisible par l'humain.</text:p>
          </table:table-cell>
        </table:table-row>
        <table:table-row table:style-name="ro11">
          <table:table-cell office:value-type="string" calcext:value-type="string">
            <text:p>SYS_GET_TEMP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érature,tu chauffes,fièvre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mp-&gt;check</text:p>
          </table:table-cell>
          <table:table-cell office:value-type="string" calcext:value-type="string">
            <text:p>Il fait X degrés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écurité préventive. Le TTS varie selon le seuil : rassurant si &lt; 50°C, alarmiste si &gt; 60°C.</text:p>
          </table:table-cell>
        </table:table-row>
        <table:table-row table:style-name="ro11">
          <table:table-cell office:value-type="string" calcext:value-type="string">
            <text:p>NAV_GET_HEADING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ù est le nord,ton cap,orientation</text:p>
          </table:table-cell>
          <table:table-cell/>
          <table:table-cell office:value-type="string" calcext:value-type="string">
            <text:p>Mag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g-&gt;cardinal</text:p>
          </table:table-cell>
          <table:table-cell office:value-type="string" calcext:value-type="string">
            <text:p>Je regarde vers le X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onversion sémantique. Le handler transforme les degrés (0-359) en points cardinaux (Nord, Est, etc.) pour le TTS.</text:p>
          </table:table-cell>
        </table:table-row>
        <table:table-row table:style-name="ro12">
          <table:table-cell office:value-type="string" calcext:value-type="string">
            <text:p>GYRO_GET_PITCH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linaison,tu es droit,équilibre</text:p>
          </table:table-cell>
          <table:table-cell/>
          <table:table-cell office:value-type="string" calcext:value-type="string">
            <text:p>Gyro</text:p>
          </table:table-cell>
          <table:table-cell office:value-type="string" calcext:value-type="string">
            <text:p>angV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g-&gt;pitch</text:p>
          </table:table-cell>
          <table:table-cell office:value-type="string" calcext:value-type="string">
            <text:p>Je suis incliné de X degrés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Diagnostic d'équilibre via Gyro:angV. Utile pour confirmer que le robot est bien à plat ou sur une rampe.</text:p>
          </table:table-cell>
        </table:table-row>
        <table:table-row table:style-name="ro12">
          <table:table-cell office:value-type="string" calcext:value-type="string">
            <text:p>CAM_TORCH_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ume la lumière,torche,phare,éclairage</text:p>
          </table:table-cell>
          <table:table-cell/>
          <table:table-cell office:value-type="string" calcext:value-type="string">
            <text:p>Ca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'y vois plus clair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ction directe sur la LED physique via Arduino. Note : à brider si la température CPU est déjà trop haute.</text:p>
          </table:table-cell>
        </table:table-row>
        <table:table-row table:style-name="ro12">
          <table:table-cell office:value-type="string" calcext:value-type="string">
            <text:p>CAM_TORCH_OFF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eins la lumière,coupe le phare</text:p>
          </table:table-cell>
          <table:table-cell/>
          <table:table-cell office:value-type="string" calcext:value-type="string">
            <text:p>Ca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retourne dans l'ombre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ymétrique de l'allumage. Assure l'économie d'énergie.</text:p>
          </table:table-cell>
        </table:table-row>
        <table:table-row table:style-name="ro12">
          <table:table-cell office:value-type="string" calcext:value-type="string">
            <text:p>SYS_SET_PILO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lote au,mode pilotage,change pilotage</text:p>
          </table:table-cell>
          <table:table-cell/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ge-&gt;calc</text:p>
          </table:table-cell>
          <table:table-cell office:value-type="string" calcext:value-type="string">
            <text:p>Mode de pilotage X activé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Modifie typePtge (Table A). Le handler traduit "vocal"-&gt;1, "manette"-&gt;2, "laisse"-&gt;3. Mise à jour immédiate de global.json.</text:p>
          </table:table-cell>
        </table:table-row>
        <table:table-row table:style-name="ro13">
          <table:table-cell office:value-type="string" calcext:value-type="string">
            <text:p>COM_GET_STAT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at connexion,es-tu connecté,réseau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ol-&gt;state</text:p>
          </table:table-cell>
          <table:table-cell office:value-type="string" calcext:value-type="string">
            <text:p>Le lien avec le superviseur est X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Diagnostic réseau via COM:state. Permet de savoir si le robot est en lien avec le SP ou en autonomie locale.</text:p>
          </table:table-cell>
        </table:table-row>
        <table:table-row table:style-name="ro13">
          <table:table-cell office:value-type="string" calcext:value-type="string">
            <text:p>AI_START_CONV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ute avec moi,on parle,mode discussion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witch-&gt;Conv</text:p>
          </table:table-cell>
          <table:table-cell office:value-type="string" calcext:value-type="string">
            <text:p>Je t'écoute, de quoi veux-tu parler ?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Bascule logicielle sans VPIV. Force rz_stt_manager.py en contexte "Conv" pour dialoguer avec Gemini (IA Cloud).</text:p>
          </table:table-cell>
        </table:table-row>
        <table:table-row table:style-name="ro13">
          <table:table-cell office:value-type="string" calcext:value-type="string">
            <text:p>MACRO_HELLO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 bonjour,accueille,salutation</text:p>
          </table:table-cell>
          <table:table-cell office:value-type="string" calcext:value-type="string">
            <text:p>MTR_STOP,LRUB_SET_RGB,VOICE_SAY_HI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équenceur d'actions. Déclenche l'arrêt moteur, un signal visuel LED et un message de bienvenue en cascade.</text:p>
          </table:table-cell>
        </table:table-row>
        <table:table-row table:style-name="ro13">
          <table:table-cell office:value-type="string" calcext:value-type="string">
            <text:p>VOICE_SAY_I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 es-tu,identité,ton nom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 suis le robot RZ, ton compagnon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Renforcement de l'identité. Utilise la variable Sys:name pour personnaliser la réponse vocale.</text:p>
          </table:table-cell>
        </table:table-row>
      </table:table>
      <table:table table:name="TableVarSyntheseV-Avril" table:style-name="ta5">
        <office:forms form:automatic-focus="false" form:apply-design-mode="false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ce215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row table:style-name="ro9">
          <table:table-cell office:value-type="string" calcext:value-type="string">
            <text:p>SOURCE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YPE</text:p>
          </table:table-cell>
          <table:table-cell table:style-name="ce69" office:value-type="string" calcext:value-type="string">
            <text:p>FORMAT_VALUE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COMPLEX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VPIV_EX</text:p>
          </table:table-cell>
          <table:table-cell office:value-type="string" calcext:value-type="string">
            <text:p>NOTES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emg: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cl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emg:clear#</text:p>
          </table:table-cell>
          <table:table-cell office:value-type="string" calcext:value-type="string">
            <text:p>Efface l'urgence active. Préférer Urg:clear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modeRZ:2#</text:p>
          </table:table-cell>
          <table:table-cell office:value-type="string" calcext:value-type="string">
            <text:p>Confirmation du mode appliqué. Même enum que SE pour cohérence.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|1|2|3|4|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modeRZ:*:3#</text:p>
          </table:table-cell>
          <table:table-cell office:value-type="string" calcext:value-type="string">
            <text:p>0=ARRET 1=VEILLE 2=FIXE 3=DEPLACEMENT 4=AUTONOME 5=ERREUR.</text:p>
            <text:p>Mis à jour dans global.json .CfgS.modeRZ.</text:p>
            <text:p>Déclenche recalcul STT.context via calculate_stt_context().</text:p>
            <text:p>Conditionne les autorisations vocales (filtrage modeRZ 0 et 5 dans stt_handler)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=ARRET|1=VEILLE|2=FIXE|3=DEPLACEMENT|4=AUTONOME|5=ERRE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modeRZ:2#</text:p>
          </table:table-cell>
          <table:table-cell office:value-type="string" calcext:value-type="string">
            <text:p>Mode global du robot. Côté Arduino : number interne mais les valeurs sont les mêmes que l'enum SE. Via SE→bridge→Arduino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|1|2|3|4|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modeRZ:*:3#</text:p>
          </table:table-cell>
          <table:table-cell office:value-type="string" calcext:value-type="string">
            <text:p>ACK publié par handle_state_transition() dans rz_state-manager.sh</text:p>
            <text:p>après mise à jour atomique de global.json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reset:true#</text:p>
          </table:table-cell>
          <table:table-cell office:value-type="string" calcext:value-type="string">
            <text:p>_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reset:*:1#</text:p>
          </table:table-cell>
          <table:table-cell office:value-type="string" calcext:value-type="string">
            <text:p>Réinitialisation complète. Refusé si urgence active.</text:p>
            <text:p>→ retour $I:COM:error:SE:"urgence active, clear first"#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reset:1#</text:p>
          </table:table-cell>
          <table:table-cell office:value-type="string" calcext:value-type="string">
            <text:p>Réinitialise Arduino via RZ_initAll(). Bloqué si urgence activ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fgS:*:typePtge:3#</text:p>
          </table:table-cell>
          <table:table-cell office:value-type="string" calcext:value-type="string">
            <text:p>Confirmation type de pilotage appliqué.</text:p>
          </table:table-cell>
        </table:table-row>
        <table:table-row table:style-name="ro12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|1|2|3|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typePtge:*:4#</text:p>
          </table:table-cell>
          <table:table-cell office:value-type="string" calcext:value-type="string">
            <text:p>0=Ecran 1=Vocal 2=Manette 3=Laisse 4=Laisse+Vocal.</text:p>
            <text:p>Conditionne : activation TTS (≠0), blocage cmdes motrices laisse (=3 ou 4),</text:p>
            <text:p>déclenchement URG_SENSOR_FAIL caméra (=0 ou 2), contexte STT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=ECRAN|1=VOCALE|2=JOYSTICK|3=LAISSE|4=LAISSE+VOCA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*:typePtge:3#</text:p>
          </table:table-cell>
          <table:table-cell office:value-type="string" calcext:value-type="string">
            <text:p>Mode de pilotage. Active ctrl_L automatiquement si 3 ou 4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0|1|2|3|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typePtge:*:4#</text:p>
          </table:table-cell>
          <table:table-cell office:value-type="string" calcext:value-type="string">
            <text:p>_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Resea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4K|Wifi4KSP|WifiSPSsI|WifiInternetBo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fgS:typeReseau:*:WifiInternetBox#</text:p>
          </table:table-cell>
          <table:table-cell office:value-type="string" calcext:value-type="string">
            <text:p>4K=SIM dédiée SE. Wifi4KSP=Wi-Fi sur partage SP.</text:p>
            <text:p>WifiSPSsI=Wi-Fi SP sans Internet. WifiInternetBox=box Internet.</text:p>
            <text:p>⚠️ Paradoxe d'amorçage : valeur doit être dans courant_init.json</text:p>
            <text:p>avant toute connexion MQTT. SP peut la mettre à jour ensuite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typeResea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4K|Wifi4KSP|WifiSPSsI|WifiInternetBo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typeReseau:*:WifiInternetBox#</text:p>
          </table:table-cell>
          <table:table-cell office:value-type="string" calcext:value-type="string">
            <text:p>_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rg:clear:*:1#</text:p>
          </table:table-cell>
          <table:table-cell office:value-type="string" calcext:value-type="string">
            <text:p>Efface l'état d'urgence (cleared). SE attend clear avant de reprendre.</text:p>
            <text:p>Après clear, SP renvoie modeSys et/ou modeRZ pour relancer les managers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rg:*:clear:1#</text:p>
          </table:table-cell>
          <table:table-cell office:value-type="string" calcext:value-type="string">
            <text:p>Efface l'urgence active Arduino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etat:A:active#</text:p>
          </table:table-cell>
          <table:table-cell office:value-type="string" calcext:value-type="string">
            <text:p>Urgence active côté Arduino. Instance=A. Publié simultanément avec sourc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*:etat:A:cleared#</text:p>
          </table:table-cell>
          <table:table-cell office:value-type="string" calcext:value-type="string">
            <text:p>Urgence effacée côté Arduino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warn|dan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niveau:SE:danger#</text:p>
          </table:table-cell>
          <table:table-cell office:value-type="string" calcext:value-type="string">
            <text:p>danger → rz_vpiv_parser.sh lance safety_stop.sh (Point C).</text:p>
            <text:p>warn → affichage SP, pas d'arrêt automatique.</text:p>
            <text:p>global.json : .Urg.niveau</text:p>
          </table:table-cell>
        </table:table-row>
        <table:table-row table:style-name="ro14" table:visibility="filter">
          <table:table-cell office:value-type="string" calcext:value-type="string">
            <text:p>A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ce216" office:value-type="string" calcext:value-type="string">
            <text:p>URG_LOW_BAT||URG_LOOP_TOO_SLOW_A|URG_MOTOR_STALL|URG_SENSOR_FAIL|URG_BUFFER_OVERFLOW|URG_PARSING_ERROR|URG_US_DANGER|URG_MVT_DANGER|URG_UNKN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*:source:A:loop_slow#</text:p>
          </table:table-cell>
          <table:table-cell office:value-type="string" calcext:value-type="string">
            <text:p>Cause de l'urgence détectée par Arduino. Instance=A. SP doit réagir automatiquement.</text:p>
          </table:table-cell>
        </table:table-row>
        <table:table-row table:style-name="ro14" table:visibility="filter">
          <table:table-cell office:value-type="string" calcext:value-type="string">
            <text:p>E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ce216" office:value-type="string" calcext:value-type="string">
            <text:p>URG_NONE|URG_LOW_BAT|URG_CPU_CHARGE|URG_OVERHEAT|URG_LOOP_TOO_SLOW_SE|URG_SENSOR_FAIL|URG_APPLI_FAIL||URG_DANGER|URG_UNKN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Urg:source:SE:URG_CPU_CHARGE#</text:p>
          </table:table-cell>
          <table:table-cell office:value-type="string" calcext:value-type="string">
            <text:p>Émis par trigger_urgence() (urgence.sh) ou safety_stop.sh (URG_DANGER).</text:p>
            <text:p>Codes validés dans URG_CODES_VALIDES[] — fallback URG_UNKNOWN si inconnu.</text:p>
            <text:p>SP décide du niveau (warn/danger) et orchestre la réponse.</text:p>
            <text:p>global.json : .Urg.source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eared|a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rg:statut:SE:active#</text:p>
          </table:table-cell>
          <table:table-cell office:value-type="string" calcext:value-type="string">
            <text:p>Reflète l'état courant urgence côté SE.</text:p>
            <text:p>global.json : .Urg.statut</text:p>
          </table:table-cell>
        </table:table-row>
        <table:table-row table:style-name="ro11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debug:SE:"gyro init OK"#</text:p>
          </table:table-cell>
          <table:table-cell office:value-type="string" calcext:value-type="string">
            <text:p>global.json : .COM.debug</text:p>
            <text:p>Réservé au débogage — ne pas activer en production.</text:p>
          </table:table-cell>
        </table:table-row>
        <table:table-row table:style-name="ro13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error:SE:"CamSE rear : CAM_START_FAIL"#</text:p>
          </table:table-cell>
          <table:table-cell office:value-type="string" calcext:value-type="string">
            <text:p>Erreur non critique — SP affiche, pas d'arrêt automatique.</text:p>
            <text:p>Émis par tous les managers sur erreur récupérable.</text:p>
            <text:p>global.json : .COM.error</text:p>
            <text:p>TTS si typePtge ≠ 0 (retour vocal activé dans rz_vpiv_parser.sh).</text:p>
          </table:table-cell>
        </table:table-row>
        <table:table-row table:style-name="ro12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info:SE:"CAMERA_START_PRIORITY"#</text:p>
          </table:table-cell>
          <table:table-cell office:value-type="string" calcext:value-type="string">
            <text:p>Information de fonctionnement — ACK, notifications.</text:p>
            <text:p>TTS si typePtge ≠ 0.</text:p>
            <text:p>global.json : .COM.info</text:p>
          </table:table-cell>
        </table:table-row>
        <table:table-row table:style-name="ro12" table:visibility="filter">
          <table:table-cell office:value-type="string" calcext:value-type="string">
            <text:p>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|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$I:COM:warn:SE:"CPU 85% depuis 10s"#</text:p>
          </table:table-cell>
          <table:table-cell office:value-type="string" calcext:value-type="string">
            <text:p>Avertissement non bloquant.</text:p>
            <text:p>Déclenché par alerts_sys.sh quand seuil warn franchi 10s.</text:p>
            <text:p>global.json : .COM.warn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Ba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Batt:SE:65#</text:p>
          </table:table-cell>
          <table:table-cell office:value-type="string" calcext:value-type="string">
            <text:p>Niveau batterie via termux-battery-status (pkg install termux-api requis).</text:p>
            <text:p>⚠️ SENS INVERSÉ : &lt;warn(30%) → COM:warn | &lt;urg(15%) → URG_LOW_BAT</text:p>
            <text:p>global.json .Sys.batt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Cp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Cpu:SE:45#</text:p>
          </table:table-cell>
          <table:table-cell office:value-type="string" calcext:value-type="string">
            <text:p>Charge CPU via top. Publié à freqCont s (mode FLOW).</text:p>
            <text:p>&gt;warn(80%) depuis 10s → $I:COM:warn | &gt;urg(90%) depuis 10s → $E:Urg:source:SE:URG_CPU_CHARGE</text:p>
            <text:p>global.json .Sys.cpu — lu par rz_stt_handler.sh (filtre CPU&gt;90%)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M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Mem:SE:58#</text:p>
          </table:table-cell>
          <table:table-cell office:value-type="string" calcext:value-type="string">
            <text:p>RAM utilisée via /proc/meminfo — (MemTotal−MemAvailable)/MemTotal.</text:p>
            <text:p>&gt;warn(80%) → COM:warn | &gt;urg(90%) → URG_SENSOR_FAIL</text:p>
            <text:p>global.json .Sys.mem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Stor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ContStorage:SE:72#</text:p>
          </table:table-cell>
          <table:table-cell office:value-type="string" calcext:value-type="string">
            <text:p>% espace utilisé /sdcard via df.</text:p>
            <text:p>&gt;warn(85%) → COM:warn | &gt;urg(95%) → URG_SENSOR_FAIL</text:p>
            <text:p>global.json .Sys.storage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ContThe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Sys:dataContThermal:SE:38#</text:p>
          </table:table-cell>
          <table:table-cell office:value-type="string" calcext:value-type="string">
            <text:p>Température via termux-sensor puis fallback /sys/thermal_zone0.</text:p>
            <text:p>&gt;warn(70°C) → COM:warn | &gt;urg(85°C) → URG_OVERHEAT</text:p>
            <text:p>global.json .Sys.thermal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Ba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Batt:SE:63#</text:p>
          </table:table-cell>
          <table:table-cell office:value-type="string" calcext:value-type="string">
            <text:p>Moyenne batt sur nbCycles (mode MOY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Cp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Cpu:SE:42#</text:p>
          </table:table-cell>
          <table:table-cell office:value-type="string" calcext:value-type="string">
            <text:p>Moyenne CPU sur nbCycles mesures. Publié à freqMoy s (mode MOY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M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Mem:SE:56#</text:p>
          </table:table-cell>
          <table:table-cell office:value-type="string" calcext:value-type="string">
            <text:p>Moyenne mem sur nbCycles (mode MOY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Stor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Storage:SE:71#</text:p>
          </table:table-cell>
          <table:table-cell office:value-type="string" calcext:value-type="string">
            <text:p>Moyenne storage sur nbCycles (mode MOY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ataMoyThe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–1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Sys:dataMoyThermal:SE:37#</text:p>
          </table:table-cell>
          <table:table-cell office:value-type="string" calcext:value-type="string">
            <text:p>Moyenne thermal sur nbCycles (mode MOY).</text:p>
          </table:table-cell>
        </table:table-row>
        <table:table-row table:style-name="ro15" table:visibility="filter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ys:modeSys:*:FLOW#</text:p>
          </table:table-cell>
          <table:table-cell office:value-type="string" calcext:value-type="string">
            <text:p>OFF=aucune surveillance.</text:p>
            <text:p>FLOW=dataCont* publiés à freqCont secondes.</text:p>
            <text:p>MOY=dataMoy* (moyenne nbCycles) publiés à freqMoy secondes.</text:p>
            <text:p>ALERTE=surveillance seuils uniquement, aucun flux.</text:p>
            <text:p>⚠️ Après urgence : SE arrête émissions et attend nouveau modeSys de SP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mode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FF|FLOW|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ys:modeSys:SE:FLOW#</text:p>
          </table:table-cell>
          <table:table-cell office:value-type="string" calcext:value-type="string">
            <text:p>ACK émis par load_config() dans rz_sys_monitor.sh.</text:p>
          </table:table-cell>
        </table:table-row>
        <table:table-row table:style-name="ro16" table:visibility="filter">
          <table:table-cell office:value-type="string" calcext:value-type="string">
            <text:p>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: number &gt;0  (secondes — plus petit = plus fréquent)</text:p>
            <text:p>freqMoy      : number &gt;=freqCont  (secondes)</text:p>
            <text:p>nbCycles     : number &gt;0</text:p>
            <text:p>thresholds.cpu.warn     : number 0–100  (%)</text:p>
            <text:p>thresholds.cpu.urg      : number &gt;warn  (%)</text:p>
            <text:p>thresholds.thermal.warn : number &gt;0  (°C)</text:p>
            <text:p>thresholds.thermal.urg  : number &gt;warn  (°C)</text:p>
            <text:p>thresholds.storage.warn : number 0–100  (%)</text:p>
            <text:p>thresholds.storage.urg  : number &gt;warn  (%)</text:p>
            <text:p>thresholds.mem.warn     : number 0–100  (%)</text:p>
            <text:p>thresholds.mem.urg      : number &gt;warn  (%)</text:p>
            <text:p>thresholds.batt.warn    : number 0–100  (%) ⚠️SENS INVERSÉ : alerte si &lt;warn</text:p>
            <text:p>thresholds.batt.urg     : number &lt;warn  (%) ⚠️SENS INVERSÉ : alerte si &lt;urg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ys:paraSys:*:{"freqCont":10,"freqMoy":60,"nbCycles":3,"thresholds":{"cpu":{"warn":80,"urg":90},"thermal":{"warn":70,"urg":85},"storage":{"warn":85,"urg":95},"mem":{"warn":80,"urg":90},"batt":{"warn":30,"urg":15}}}#</text:p>
          </table:table-cell>
          <table:table-cell office:value-type="string" calcext:value-type="string">
            <text:p>⚠️ freqCont/freqMoy en SECONDES (≠ Gyro/Mag en Hz, ≠ MicroSE en ms).</text:p>
            <text:p>⚠️ Batterie SENS INVERSÉ : urg &lt; warn (15 &lt; 30).</text:p>
            <text:p>Alertes déclenchées après 10s de dépassement continu (règle alerts_sys.sh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araSy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paraSys:SE:{"freqCont":10,"thresholds":{...}}#</text:p>
          </table:table-cell>
          <table:table-cell office:value-type="string" calcext:value-type="string">
            <text:p>ACK émis par load_config() — image des paramètres réellement appliqués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ys:uptime:SE:3600#</text:p>
          </table:table-cell>
          <table:table-cell office:value-type="string" calcext:value-type="string">
            <text:p>Publié UNE SEULE FOIS au démarrage via send_uptime().</text:p>
            <text:p>Lu depuis /proc/uptime. Valeur ponctuelle (pas de flux).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angleVSEBa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Gyro:angleVSEBase:*:150#</text:p>
          </table:table-cell>
          <table:table-cell office:value-type="string" calcext:value-type="string">
            <text:p>Angle combiné BASE+THB pour correction tangage (mode ALERTE).</text:p>
            <text:p>150 = 15,0°. Calculé lors de la calibration. Ne change pas au runtime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angleVSEBa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Gyro:angleVSEBase:*:150#</text:p>
          </table:table-cell>
          <table:table-cell office:value-type="string" calcext:value-type="string">
            <text:p>_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dataContGy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[gx,gy,gz]"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Gyro:dataContGyro:*:[1200,-450,9800]#</text:p>
          </table:table-cell>
          <table:table-cell office:value-type="string" calcext:value-type="string">
            <text:p>Flux vitesses angulaires 3 axes. Diviser par 100 pour rad/s réels.</text:p>
            <text:p>Filtré par seuilMesure (valeurs sous seuil mises à 0).</text:p>
            <text:p>Publié à freqCont Hz (mode DATACont)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dataMoyGy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[gx,gy,gz]"</text:p>
          </table:table-cell>
          <table:table-cell office:value-type="string" calcext:value-type="string">
            <text:p>rad/s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Gyro:dataMoyGyro:*:[1150,-420,9750]#</text:p>
          </table:table-cell>
          <table:table-cell office:value-type="string" calcext:value-type="string">
            <text:p>Moyenne glissante sur nbValPourMoy mesures.</text:p>
            <text:p>Publié à freqMoy Hz (mode DATAMoy).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mode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DATACont|DATA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Gyro:modeGyro:*:DATACont#</text:p>
          </table:table-cell>
          <table:table-cell office:value-type="string" calcext:value-type="string">
            <text:p>OFF=capteur inactif.</text:p>
            <text:p>DATACont=flux brut dataContGyro à freqCont Hz.</text:p>
            <text:p>DATAMoy=flux moyenné dataMoyGyro à freqMoy Hz.</text:p>
            <text:p>ALERTE=surveillance seuilAlerte uniquement → statusGyro si changement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mode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DATACont|DATAMoy|ALER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Gyro:modeGyro:*:DATACont#</text:p>
          </table:table-cell>
          <table:table-cell office:value-type="string" calcext:value-type="string">
            <text:p>ACK réception du mode envoyé par load_config().</text:p>
          </table:table-cell>
        </table:table-row>
        <table:table-row table:style-name="ro17" table:visibility="filter">
          <table:table-cell office:value-type="string" calcext:value-type="string">
            <text:p>P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para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: number &gt;0  (Hz — plus grand = plus fréquent)</text:p>
            <text:p>freqMoy        : number &gt;0  (Hz)</text:p>
            <text:p>nbValPourMoy   : number &gt;0</text:p>
            <text:p>seuilMesure.x  : number &gt;=0  (rad/s × 100) filtrage bruit axe x</text:p>
            <text:p>seuilMesure.y  : number &gt;=0  (rad/s × 100) filtrage bruit axe y</text:p>
            <text:p>seuilMesure.z  : number &gt;=0  (rad/s × 100) filtrage bruit axe z</text:p>
            <text:p>seuilAlerte.x  : number &gt;0  (rad/s × 100) seuil chute axe x</text:p>
            <text:p>seuilAlerte.y  : number &gt;0  (rad/s × 100) seuil chute axe y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Gyro:paraGyro:*:{"freqCont":20,"freqMoy":2,"nbValPourMoy":5,"seuilMesure":{"x":10,"y":10,"z":5},"seuilAlerte":{"x":300,"y":300}}#</text:p>
          </table:table-cell>
          <table:table-cell office:value-type="string" calcext:value-type="string">
            <text:p>⚠️ freqCont/freqMoy en Hz (≠ Sys en secondes, ≠ MicroSE en ms).</text:p>
            <text:p>seuilAlerte &gt; seuilMesure recommandé (vérifié par check_config.sh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para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Gyro:paraGyro:*:{"freqCont":20,"nbValPourMoy":5,...}#</text:p>
          </table:table-cell>
          <table:table-cell office:value-type="string" calcext:value-type="string">
            <text:p>ACK réception — image des paramètres réellement appliqués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statusGy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OK|ALERTE|ERR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Gyro:statusGyro:*:ALERTE#</text:p>
          </table:table-cell>
          <table:table-cell office:value-type="string" calcext:value-type="string">
            <text:p>Publié UNIQUEMENT si changement d'état ou dépassement seuilAlerte.</text:p>
            <text:p>ALERTE = axe x ou y dépasse seuilAlerte → risque chute détecté.</text:p>
            <text:p>ERROR = capteur inaccessible (termux-sensor absent ou erreur critique)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Ge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ag:DataContGeo:*:1830#</text:p>
          </table:table-cell>
          <table:table-cell office:value-type="string" calcext:value-type="string">
            <text:p>Cap géographique continu. Mode DATAGeoCont.</text:p>
            <text:p>⚠️ Correction déclinaison magnétique non implémentée en v1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M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ag:DataContMg:*:1850#</text:p>
          </table:table-cell>
          <table:table-cell office:value-type="string" calcext:value-type="string">
            <text:p>Cap magnétique continu. 1850 = 185,0°. Nord=0°.</text:p>
            <text:p>Calculé via atan2(y,x) sur les axes magnétomètre.</text:p>
            <text:p>Mode DATAMgCont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MoyGe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MoyGeo:*:1820#</text:p>
          </table:table-cell>
          <table:table-cell office:value-type="string" calcext:value-type="string">
            <text:p>Moyenne cap géographique. Mode DATAGeoMoy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MoyM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6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MoyMg:*:1840#</text:p>
          </table:table-cell>
          <table:table-cell office:value-type="string" calcext:value-type="string">
            <text:p>Moyenne cap magnétique sur nbValPourMoy mesures.</text:p>
            <text:p>Mode DATAMgMoy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ataContBru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[mx,my,mz]"</text:p>
          </table:table-cell>
          <table:table-cell office:value-type="string" calcext:value-type="string">
            <text:p>µT × 10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ag:dataContBrut:*:[4520,-1230,5800]#</text:p>
          </table:table-cell>
          <table:table-cell office:value-type="string" calcext:value-type="string">
            <text:p>Champ magnétique brut 3 axes. Diviser par 100 pour µT réels.</text:p>
            <text:p>Publié en mode DATABrutCont à freqCont Hz.</text:p>
            <text:p>Filtré par seuilMesure.</text:p>
          </table:table-cell>
        </table:table-row>
        <table:table-row table:style-name="ro15" table:visibility="filter">
          <table:table-cell office:value-type="string" calcext:value-type="string">
            <text:p>P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ode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DATABrutCont|DATAGeoCont|DATAGeoMoy|DATAMgCont|DATAMgM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ag:modeMg:*:DATAMgCont#</text:p>
          </table:table-cell>
          <table:table-cell office:value-type="string" calcext:value-type="string">
            <text:p>OFF=capteur inactif.</text:p>
            <text:p>DATABrutCont=champ magnétique brut [x,y,z] µT×100.</text:p>
            <text:p>DATAMgCont/Moy=cap magnétique continu/moyenné.</text:p>
            <text:p>DATAGeoCont/Moy=cap géographique continu/moyenné.</text:p>
            <text:p>⚠️ Pas de correction déclinaison magnétique en v1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ode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DATABrutCont|DATAGeoCont|DATAGeoMoy|DATAMgCont|DATAMgM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ag:modeMg:*:DATAMgCont#</text:p>
          </table:table-cell>
          <table:table-cell office:value-type="string" calcext:value-type="string">
            <text:p>ACK réception du mode.</text:p>
          </table:table-cell>
        </table:table-row>
        <table:table-row table:style-name="ro18" table:visibility="filter">
          <table:table-cell office:value-type="string" calcext:value-type="string">
            <text:p>P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ara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: number &gt;0  (Hz)</text:p>
            <text:p>freqMoy        : number &gt;0  (Hz)</text:p>
            <text:p>nbValPourMoy   : number &gt;0</text:p>
            <text:p>seuilMesure.x  : number &gt;=0  (µT × 100) filtrage bruit axe x</text:p>
            <text:p>seuilMesure.y  : number &gt;=0  (µT × 100) filtrage bruit axe y</text:p>
            <text:p>seuilMesure.z  : number &gt;=0  (µT × 100) filtrage bruit axe z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ag:paraMg:*:{"freqCont":5,"freqMoy":1,"nbValPourMoy":5,"seuilMesure":{"x":50,"y":50,"z":50}}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araM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ag:paraMg:*:{"freqCont":5,...}#</text:p>
          </table:table-cell>
          <table:table-cell office:value-type="string" calcext:value-type="string">
            <text:p>_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StreamUR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URL HTT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amSE:StreamURL:rear:http://192.168.1.10:8080/video#</text:p>
          </table:table-cell>
          <table:table-cell office:value-type="string" calcext:value-type="string">
            <text:p>URL du flux ou du snapshot, publiée après démarrage réussi.</text:p>
            <text:p>IP récupérée dynamiquement via ifconfig wlan0 (fallback ip addr).</text:p>
            <text:p>Mise à jour dans cam_config.json .status.last_ip.</text:p>
          </table:table-cell>
        </table:table-row>
        <table:table-row table:style-name="ro18" table:visibility="filter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CAM_START_FAIL|CAM_IP_FAIL|CAM_CONFIG_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E:CamSE:error:rear:CAM_START_FAIL#</text:p>
          </table:table-cell>
          <table:table-cell office:value-type="string" calcext:value-type="string">
            <text:p>Événement erreur caméra non récupérable.</text:p>
            <text:p>CAM_START_FAIL = IP Webcam ne répond pas sur 8080 après démarrage.</text:p>
            <text:p>CAM_IP_FAIL = IP wlan0 non lisible.</text:p>
            <text:p>CAM_CONFIG_FAIL = cam_config.json absent ou illisible.</text:p>
            <text:p>Si typePtge=0 ou 2 : déclenche URG_SENSOR_FAIL après urgDelay secondes.</text:p>
            <text:p>⚠️ Ancienne notation (error) remplacée par error + NATURE=Event.</text:p>
          </table:table-cell>
        </table:table-row>
        <table:table-row table:style-name="ro15" table:visibility="filter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stream|snapsh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amSE:modeCam:rear:stream#</text:p>
          </table:table-cell>
          <table:table-cell office:value-type="string" calcext:value-type="string">
            <text:p>Commande principale caméra.</text:p>
            <text:p>off → am force-stop IP Webcam.</text:p>
            <text:p>stream → démarrage flux vidéo continu (IP Webcam port 8080/video).</text:p>
            <text:p>snapshot → démarrage mode photo (shot.jpg).</text:p>
            <text:p>Profil CPU adapté automatiquement : normal (&lt;70%) ou optimized (&gt;70%)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stream|snapshot|err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amSE:modeCam:rear:stream#</text:p>
          </table:table-cell>
          <table:table-cell office:value-type="string" calcext:value-type="string">
            <text:p>ACK mode appliqué, émis par send_mode_state().</text:p>
            <text:p>error = mode positionné automatiquement sur erreur non critique.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paraC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res       : enum  (low|720p|1080p|1920x1080|1280x720)</text:p>
            <text:p>fps       : number &gt;0  (images/s)</text:p>
            <text:p>quality   : number 0–100  (compression JPEG)</text:p>
            <text:p>urgDelay  : number &gt;0  (secondes avant URG si perte cam avec typePtge 0 ou 2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CamSE:paraCam:rear:{"res":"1080p","fps":30,"quality":80,"urgDelay":5}#</text:p>
          </table:table-cell>
          <table:table-cell office:value-type="string" calcext:value-type="string">
            <text:p>Paramètres mémorisés dans cam_config.json par instance.</text:p>
            <text:p>Le profil CPU (normal/optimized) prend le dessus sur res/fps en cas de surcharge.</text:p>
            <text:p>Mise à jour sélective : seuls les champs présents sont modifiés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paraC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rear|fro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amSE:paraCam:rear:{"res":"1080p","fps":30,"quality":80,"urgDelay":5}#</text:p>
          </table:table-cell>
          <table:table-cell office:value-type="string" calcext:value-type="string">
            <text:p>ACK avec valeurs finales réellement appliquées à l'instance.</text:p>
          </table:table-cell>
        </table:table-row>
        <table:table-row table:style-name="ro12" table:visibility="filter">
          <table:table-cell office:value-type="string" calcext:value-type="string">
            <text:p>P</text:p>
          </table:table-cell>
          <table:table-cell office:value-type="string" calcext:value-type="string">
            <text:p>CamSE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rear|front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amSE:snap:rear:1#</text:p>
          </table:table-cell>
          <table:table-cell office:value-type="string" calcext:value-type="string">
            <text:p>Déclenche un snapshot immédiat via IP Webcam.</text:p>
            <text:p>L'URL de la photo est retournée via StreamURL.</text:p>
            <text:p>⚠️ Ancienne notation (snap) remplacée par snap + NATURE=Event.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Torch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TorchSE:active:*:On#</text:p>
          </table:table-cell>
          <table:table-cell office:value-type="string" calcext:value-type="string">
            <text:p>Si caméra active → HTTP /enablels ou /disablels (API IP Webcam).</text:p>
            <text:p>Si caméra inactive → termux-torch on/off (natif Android).</text:p>
            <text:p>Bascule automatique selon cam_config.json .status.active.</text:p>
            <text:p>⚠️ Incohérence code actuel : rz_torch_manager.sh envoie $I:Torch:..., le parser route TorchSE. Corriger VAR dans torch_manager.sh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Torch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TorchSE:active:SE:On#</text:p>
          </table:table-cell>
          <table:table-cell office:value-type="string" calcext:value-type="string">
            <text:p>ACK émis après exécution de set_torch().</text:p>
            <text:p>⚠️ Code actuel émet $I:Torch:... — à corriger en $I:TorchSE:..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faible|moyen|fort|sil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E:MicroSE:alerte:*:fort#</text:p>
          </table:table-cell>
          <table:table-cell office:value-type="string" calcext:value-type="string">
            <text:p>Envoyé à chaque CHANGEMENT de niveau d'intensité (montée ET retour silence).</text:p>
            <text:p>Seuil franchi seulement si maintenu &gt;= holdTime ms (anti-faux positifs).</text:p>
            <text:p>⚠️ Le code émet encore la notation alerte — à normaliser en alerte + NATURE=Event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dataContR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RMS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icroSE:dataContRMS:*:342#</text:p>
          </table:table-cell>
          <table:table-cell office:value-type="string" calcext:value-type="string">
            <text:p>Niveau sonore RMS × 10 (entier). Diviser par 10 pour valeur réelle.</text:p>
            <text:p>Enregistrement winSize ms via termux-microphone-record.</text:p>
            <text:p>Analyse RMS via ffmpeg/astats. Filtre delta : envoyé si |moy−dernière| &gt; seuilDelta.</text:p>
          </table:table-cell>
        </table:table-row>
        <table:table-row table:style-name="ro12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800</text:p>
          </table:table-cell>
          <table:table-cell office:value-type="string" calcext:value-type="string">
            <text:p>deg × 10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MicroSE:direction:*:450#</text:p>
          </table:table-cell>
          <table:table-cell office:value-type="string" calcext:value-type="string">
            <text:p>Direction estimée de la source sonore dominante. 450 = 45,0°.</text:p>
            <text:p>Calculé par rz_balayage_sonore.sh : balayage servo TGD, angle à max RMS.</text:p>
            <text:p>Publié en modes orientation et surveillance.</text:p>
          </table:table-cell>
        </table:table-row>
        <table:table-row table:style-name="ro15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normal|intensite|orientation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icroSE:modeMicro:*:intensite#</text:p>
          </table:table-cell>
          <table:table-cell office:value-type="string" calcext:value-type="string">
            <text:p>off=micro coupé, aucun flux.</text:p>
            <text:p>normal=dataContRMS publié à chaque mesure.</text:p>
            <text:p>intensite=dataContRMS si delta&gt;seuilDelta + alerte si seuil franchi holdTime ms.</text:p>
            <text:p>orientation=balayage servo TGD → angle direction sonore.</text:p>
            <text:p>surveillance=intensite + balayage auto si RMS&gt;seuilMoyen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normal|intensite|orientation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roSE:modeMicro:*:intensite#</text:p>
          </table:table-cell>
          <table:table-cell office:value-type="string" calcext:value-type="string">
            <text:p>_</text:p>
          </table:table-cell>
        </table:table-row>
        <table:table-row table:style-name="ro14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paraMi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reqCont           : number &gt;0  (ms — plus petit = plus fréquent)</text:p>
            <text:p>winSize            : number &gt;=freqCont  (ms) fenêtre glissante</text:p>
            <text:p>seuilDelta         : number 0–1000  (RMS × 10) variation min pour envoi</text:p>
            <text:p>holdTime           : number &gt;0  (ms) durée maintien seuil avant alerte</text:p>
            <text:p>seuilFaible        : number 0–1000  (RMS × 10)</text:p>
            <text:p>seuilMoyen         : number &gt;seuilFaible  (RMS × 10)</text:p>
            <text:p>seuilFort          : number &gt;seuilMoyen  (RMS × 10)</text:p>
            <text:p>pasBalayage        : number &gt;0  (degrés/étape)</text:p>
            <text:p>timeoutOrientation : number &gt;0  (secondes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icroSE:paraMicro:*:{"freqCont":300,"winSize":300,"seuilDelta":30,"holdTime":500,"seuilFaible":100,"seuilMoyen":400,"seuilFort":700,"pasBalayage":10,"timeoutOrientation":15}#</text:p>
          </table:table-cell>
          <table:table-cell office:value-type="string" calcext:value-type="string">
            <text:p>⚠️ freqCont/winSize en MILLISECONDES (≠ Gyro/Mag en Hz, ≠ Sys en s).</text:p>
            <text:p>seuilFaible &lt; seuilMoyen &lt; seuilFort obligatoire (vérifié par check_config.sh).</text:p>
            <text:p>N fenêtre glissante = winSize/freqCont (min 2 → winSize &gt;= 2×freqCont recommandé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MicroSE</text:p>
          </table:table-cell>
          <table:table-cell office:value-type="string" calcext:value-type="string">
            <text:p>paraMic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roSE:paraMicro:*:{"freqCont":300,...}#</text:p>
          </table:table-cell>
          <table:table-cell office:value-type="string" calcext:value-type="string">
            <text:p>_</text:p>
          </table:table-cell>
        </table:table-row>
        <table:table-row table:style-name="ro18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nactif|Cmde|Conv|Mix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TT:context:*:Cmde#</text:p>
          </table:table-cell>
          <table:table-cell office:value-type="string" calcext:value-type="string">
            <text:p>Calculé par calculate_stt_context() dans rz_state-manager.sh.</text:p>
            <text:p>Inactif : modeRZ=0 ou 5, ou typePtge ≠ 1 et ≠ 4.</text:p>
            <text:p>Cmde    : speed ≠ 0 (robot en mouvement) → PocketSphinx uniquement.</text:p>
            <text:p>Conv    : modeRZ=1 (VEILLE) → Gemini prioritaire.</text:p>
            <text:p>Mixte   : modeRZ=2/3/4 à l'arrêt → PocketSphinx puis Gemini si exit 1.</text:p>
            <text:p>global.json : .STT.context</text:p>
          </table:table-cell>
        </table:table-row>
        <table:table-row table:style-name="ro15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"{CAT:VAR:PROP:INST:VAL}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T  : enum  (V|I|E|F|A) — catégorie de la commande encapsulée</text:p>
            <text:p>VAR  : string  — variable VPIV cible</text:p>
            <text:p>PROP : string  — propriété VPIV cible</text:p>
            <text:p>INST : string  — instance VPIV cible</text:p>
            <text:p>VAL  : string  — valeur de la commande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STT:intent:*:{V:Gyro:modeGyro:*:DATACont}#</text:p>
          </table:table-cell>
          <table:table-cell office:value-type="string" calcext:value-type="string">
            <text:p>Capsule d'intention vocale construite par rz_stt_handler.sh.</text:p>
            <text:p>Inner VPIV encapsulé entre {} (sans $ ni #).</text:p>
            <text:p>SP reçoit, valide la commande, puis l'exécute ou la refuse.</text:p>
            <text:p>Permet un contrôle SP sur toutes les commandes vocales (validation sécurité).</text:p>
          </table:table-cell>
        </table:table-row>
        <table:table-row table:style-name="ro12">
          <table:table-cell office:value-type="string" calcext:value-type="string">
            <text:p>P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modeS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KWS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TT:modeSTT:*:KWS#</text:p>
          </table:table-cell>
          <table:table-cell office:value-type="string" calcext:value-type="string">
            <text:p>KWS=Keyword Spotting PocketSphinx (wake word + catalogue 45 commandes).</text:p>
            <text:p>OFF=STT désactivé.</text:p>
            <text:p>Repli automatique vers Gemini si PocketSphinx exit 1 (non reconnu).</text:p>
          </table:table-cell>
        </table:table-row>
        <table:table-row table:style-name="ro9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modeST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KWS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TT:modeSTT:*:KWS#</text:p>
          </table:table-cell>
          <table:table-cell office:value-type="string" calcext:value-type="string">
            <text:p>_</text:p>
          </table:table-cell>
        </table:table-row>
        <table:table-row table:style-name="ro13">
          <table:table-cell office:value-type="string" calcext:value-type="string">
            <text:p>P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paraS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ject</text:p>
          </table:table-cell>
          <table:table-cell table:style-name="Default" office:value-type="string" calcext:value-type="string">
            <text:p>voir COMPLEXE</text:p>
          </table:table-cell>
          <table:table-cell office:value-type="string" calcext:value-type="string">
            <text:p>voir COMPLEXE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eyphrase : string  (mot de réveil, ex: "rz" — doit être dans fr.dict)</text:p>
            <text:p>lang      : enum  (fr|en)</text:p>
            <text:p>threshold : number  (notation scientifique, ex: 1e-20 — plus petit = plus exigeant)</text:p>
            <text:p>lib_path  : string  (chemin relatif vers dossier lib_pocketsphinx/)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TT:paraSTT:*:{"keyphrase":"rz","lang":"fr","threshold":1e-20,"lib_path":"lib_pocketsphinx"}#</text:p>
          </table:table-cell>
          <table:table-cell office:value-type="string" calcext:value-type="string">
            <text:p>keyphrase doit être dans fr.dict (regénérable via rz_build_dict.py).</text:p>
            <text:p>⚠️ model-fr/ et lexique_referent.dict : fichiers lourds (~50–200 Mo),</text:p>
            <text:p>hors Git, à installer manuellement une seule fois. original_init.sh vérifie leur présence.</text:p>
          </table:table-cell>
        </table:table-row>
        <table:table-row table:style-name="ro11">
          <table:table-cell office:value-type="string" calcext:value-type="string">
            <text:p>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TT : state :*:0#</text:p>
          </table:table-cell>
          <table:table-cell table:style-name="ce72" office:value-type="string" calcext:value-type="string">
            <text:p>État du processus PocketSphinx : 1=démarré, 0=arrêté. Publié une seule fois à chaque changement d'état.</text:p>
          </table:table-cell>
        </table:table-row>
        <table:table-row table:style-name="ro12">
          <table:table-cell office:value-type="string" calcext:value-type="string">
            <text:p>P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texte lib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Voice:tts:*:"Démarrage terminé"#</text:p>
          </table:table-cell>
          <table:table-cell office:value-type="string" calcext:value-type="string">
            <text:p>SP demande à SE de prononcer un texte via termux-tts-speak.</text:p>
            <text:p>Géré directement dans rz_vpiv_parser.sh (case A / MODULE=Voice).</text:p>
            <text:p>Les guillemets sont retirés avant envoi au moteur TTS.</text:p>
          </table:table-cell>
        </table:table-row>
        <table:table-row table:style-name="ro12">
          <table:table-cell office:value-type="string" calcext:value-type="string">
            <text:p>P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-1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Volume (%) - Config utile pour voice, mais peut être utilisé plus globalement pour le réglage du son du smartphone.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Baby:*:On#</text:p>
          </table:table-cell>
          <table:table-cell office:value-type="string" calcext:value-type="string">
            <text:p>Démarre/arrête app Baby via Tasker (tâche RZ_Baby).</text:p>
            <text:p>⚠️ Tasker doit être actif (bloquant si Tasker OFF).</text:p>
          </table:table-cell>
        </table:table-row>
        <table:table-row table:style-name="ro11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Baby:*:OK#</text:p>
          </table:table-cell>
          <table:table-cell office:value-type="string" calcext:value-type="string">
            <text:p>FAIL si : Tasker OFF, urgence active, ou erreur bridge.</text:p>
            <text:p>État mis à jour dans appli_config.json (state, last_change).</text:p>
          </table:table-cell>
        </table:table-row>
        <table:table-row table:style-name="ro12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Moni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BabyMonitor:*:On#</text:p>
          </table:table-cell>
          <table:table-cell office:value-type="string" calcext:value-type="string">
            <text:p>Via RZ_BabyMonitor (Tasker).</text:p>
            <text:p>warn si cam active, modeMicro=off, ou modeRZ=3.</text:p>
            <text:p>⚠️ Tasker requis (bloquant si Tasker OFF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BabyMoni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BabyMonitor:*:OK#</text:p>
          </table:table-cell>
          <table:table-cell office:value-type="string" calcext:value-type="string">
            <text:p>_</text:p>
          </table:table-cell>
        </table:table-row>
        <table:table-row table:style-name="ro15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voir INST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Expression (nom expression) | Info (texte) | Off (*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A:Appli:ExprTasker:Expression:sourire#</text:p>
          </table:table-cell>
          <table:table-cell office:value-type="string" calcext:value-type="string">
            <text:p>Expression → tâche RZ_Expression (expressions faciales robot).</text:p>
            <text:p>Info → tâche RZ_Info (affichage message sur écran SE).</text:p>
            <text:p>Off → arrêt ExprTasker.</text:p>
            <text:p>⚠️ L'INSTANCE porte le type d'action (≠ autres Appli où INSTANCE=*).</text:p>
            <text:p>La VALUE porte l'argument (nom expression ou texte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ExprTask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Expression|Info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Appli:ExprTasker:Expression:OK#</text:p>
          </table:table-cell>
          <table:table-cell office:value-type="string" calcext:value-type="string">
            <text:p>L'instance de l'ACK reprend l'instance de la commande reçue.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NavGPS:*:On#</text:p>
          </table:table-cell>
          <table:table-cell office:value-type="string" calcext:value-type="string">
            <text:p>Via RZ_NavGPS (Tasker) ou Maps am start (com.google.android.apps.maps).</text:p>
            <text:p>warn si modeRZ=3 (robot en déplacement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NavGP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NavGPS:*:OK#</text:p>
          </table:table-cell>
          <table:table-cell office:value-type="string" calcext:value-type="string">
            <text:p>_</text:p>
          </table:table-cell>
        </table:table-row>
        <table:table-row table:style-name="ro11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tasker:*:On#</text:p>
          </table:table-cell>
          <table:table-cell office:value-type="string" calcext:value-type="string">
            <text:p>Démarre Tasker lui-même via am start (net.dinglisch.android.taskerm).</text:p>
            <text:p>Pas de dépendance Tasker pour cette app (am start direct)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tasker:*:OK#</text:p>
          </table:table-cell>
          <table:table-cell office:value-type="string" calcext:value-type="string">
            <text:p>_</text:p>
          </table:table-cell>
        </table:table-row>
        <table:table-row table:style-name="ro12" table:visibility="filter">
          <table:table-cell office:value-type="string" calcext:value-type="string">
            <text:p>P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n|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A:Appli:zoom:*:On#</text:p>
          </table:table-cell>
          <table:table-cell office:value-type="string" calcext:value-type="string">
            <text:p>Via RZ_Zoom (Tasker) ou am start fallback (us.zoom.videomeetings).</text:p>
            <text:p>warn si cam active ou modeRZ=3.</text:p>
            <text:p>bloquant si CPU &gt; seuil urgence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Appli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FA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Appli:zoom:*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f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1|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fgS:*:boot:OK#</text:p>
          </table:table-cell>
          <table:table-cell office:value-type="string" calcext:value-type="string">
            <text:p>Publié par RZ_initAll() à la fin de l'initialisation Arduino. Indique à SP que le firmware est opérationnel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act:1#</text:p>
          </table:table-cell>
          <table:table-cell office:value-type="string" calcext:value-type="string">
            <text:p>Active (1) ou désactive (0) l'envoi vers l'UNO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v,omega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cmd:80,0,2#</text:p>
          </table:table-cell>
          <table:table-cell office:value-type="string" calcext:value-type="string">
            <text:p>v∈[-100..100], omega∈[-100..100], a∈[0..4]. Bloqué si urgence activ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kturn:800#</text:p>
          </table:table-cell>
          <table:table-cell office:value-type="string" calcext:value-type="string">
            <text:p>Confirmation kturn appliqué, en entier ×1000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000</text:p>
          </table:table-cell>
          <table:table-cell office:value-type="string" calcext:value-type="string">
            <text:p>×1000 (1000=standard)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kturn:800#</text:p>
          </table:table-cell>
          <table:table-cell office:value-type="string" calcext:value-type="string">
            <text:p>Coefficient rotation encodé ×1000. 500=doux, 800=confort, 1000=standard, 1500=franc. Converti en float intern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stop|cl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override:stop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stop|cl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override:stop#</text:p>
          </table:table-cell>
          <table:table-cell office:value-type="string" calcext:value-type="string">
            <text:p>Arrêt forcé (stop) ou lever override (clear)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Mtr:*:read:1#</text:p>
          </table:table-cell>
          <table:table-cell office:value-type="string" calcext:value-type="string">
            <text:p>Demande l'état courant L,R,A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cale:750#</text:p>
          </table:table-cell>
          <table:table-cell office:value-type="string" calcext:value-type="string">
            <text:p>Confirmation facteur scale appliqué, en entier ×1000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×1000 (0=arrêt 1000=normal)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scale:750#</text:p>
          </table:table-cell>
          <table:table-cell office:value-type="string" calcext:value-type="string">
            <text:p>Facteur réduction vitesses encodé ×1000. 750=0.750, 1000=pleine vitesse. Converti en float interne par dispatch_Mtr.cpp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ate:80,-80,2#</text:p>
          </table:table-cell>
          <table:table-cell office:value-type="string" calcext:value-type="string">
            <text:p>Consignes actuelles en réponse à read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tr:*:stop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tr:*:stop:1#</text:p>
          </table:table-cell>
          <table:table-cell office:value-type="string" calcext:value-type="string">
            <text:p>Arrêt propre : v=0, omega=0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L,R,A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tr:*:targets:80,-80,2#</text:p>
          </table:table-cell>
          <table:table-cell office:value-type="string" calcext:value-type="string">
            <text:p>Consignes différentielles calculées envoyées à l'UNO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act:*:1#</text:p>
          </table:table-cell>
          <table:table-cell office:value-type="string" calcext:value-type="string">
            <text:p>Confirmation état activation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act:1#</text:p>
          </table:table-cell>
          <table:table-cell office:value-type="string" calcext:value-type="string">
            <text:p>Active (1) ou met en pause (0) le calcul odométriqu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compass:*:OK#</text:p>
          </table:table-cell>
          <table:table-cell office:value-type="string" calcext:value-type="string">
            <text:p>Confirmation réception données boussole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deg,quality</text:p>
          </table:table-cell>
          <table:table-cell office:value-type="string" calcext:value-type="string">
            <text:p>deg;0-1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compass:125,85#</text:p>
          </table:table-cell>
          <table:table-cell office:value-type="string" calcext:value-type="string">
            <text:p>Cap boussole SE relayé par SP vers Arduino. deg=cap(0-360°,0=Nord), quality=fiabilité(0-100). Source=SE, acheminé via SP (Node-RED relaie Mag:DataContGeo)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:*:50#</text:p>
          </table:table-cell>
          <table:table-cell office:value-type="string" calcext:value-type="string">
            <text:p>Confirmation période calcul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:50#</text:p>
          </table:table-cell>
          <table:table-cell office:value-type="string" calcext:value-type="string">
            <text:p>Période de calcul odométrique (ms). 50=20Hz recommandé. Aussi configurable via paraOdom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Pos:*:200#</text:p>
          </table:table-cell>
          <table:table-cell office:value-type="string" calcext:value-type="string">
            <text:p>Confirmation période envoi position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P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Pos:200#</text:p>
          </table:table-cell>
          <table:table-cell office:value-type="string" calcext:value-type="string">
            <text:p>Période d'envoi automatique de la position (ms). 0=désactivé. 200ms=5Hz recommandé. Aussi configurable via paraOdom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freqVel:*:40#</text:p>
          </table:table-cell>
          <table:table-cell office:value-type="string" calcext:value-type="string">
            <text:p>Confirmation période envoi vitesse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V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freqVel:40#</text:p>
          </table:table-cell>
          <table:table-cell office:value-type="string" calcext:value-type="string">
            <text:p>Période d'envoi automatique de la vitesse (ms). 0=désactivé. 40ms=25Hz recommandé. Aussi configurable via paraOdom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gyro:*:OK#</text:p>
          </table:table-cell>
          <table:table-cell office:value-type="string" calcext:value-type="string">
            <text:p>Confirmation réception données gyro.</text:p>
          </table:table-cell>
        </table:table-row>
        <table:table-row table:style-name="ro9" table:visibility="filter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deg_s,ts_ms</text:p>
          </table:table-cell>
          <table:table-cell office:value-type="string" calcext:value-type="string">
            <text:p>deg/s;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gyro:12,170932#</text:p>
          </table:table-cell>
          <table:table-cell office:value-type="string" calcext:value-type="string">
            <text:p>Données gyroscope SE relayées par SP vers Arduino. deg_s=vitesse angulaire axe Z(deg/s), ts_ms=horodatage(ms). Source=SE, acheminé via SP (Node-RED relaie Gyro:dataContGyro)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mode:*:normal#</text:p>
          </table:table-cell>
          <table:table-cell office:value-type="string" calcext:value-type="string">
            <text:p>Confirmation mode appliqué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mode:normal#</text:p>
          </table:table-cell>
          <table:table-cell office:value-type="string" calcext:value-type="string">
            <text:p>Preset. idle=arrêt calcul+report lent(1s). normal=reprend avec fréquences par défaut. surv=calcul et vel deux fois plus fréquent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wheel_mm,track_mm,cpr,gainG,gainD,fCalc,fPos,fVel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araOdom:*:65,200,256,1000,1000,50,200,40#</text:p>
          </table:table-cell>
          <table:table-cell office:value-type="string" calcext:value-type="string">
            <text:p>Echo de confirmation avec TOUTES les valeurs effectives après application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wheel_mm,track_mm,cpr[,gainG,gainD,fCalc,fPos,fVel]</text:p>
          </table:table-cell>
          <table:table-cell office:value-type="string" calcext:value-type="string">
            <text:p>mm;mm;ticks;×1000;×1000;ms;ms;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paraOdom:65,200,256,1000,1000,50,200,40#</text:p>
          </table:table-cell>
          <table:table-cell office:value-type="string" calcext:value-type="string">
            <text:p>Configuration physique complète. Les 3 premiers sont obligatoires. gainG/gainD×1000 (1000=neutre). fCalc=période calcul(ms), fPos=période envoi pos(ms), fVel=période envoi vel(ms). 0 pour un paramètre optionnel = garder valeur actuelle. Séquence recommandée : act:0 → paraOdom → reset:1 → act:1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x_mm,y_mm,theta_mrad</text:p>
          </table:table-cell>
          <table:table-cell office:value-type="string" calcext:value-type="string">
            <text:p>mm;mm;mrad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pos:*:1234,567,1570#</text:p>
          </table:table-cell>
          <table:table-cell office:value-type="string" calcext:value-type="string">
            <text:p>Position du robot. Entiers ×1000. x_mm=x×1000(mm), y_mm=y×1000(mm), theta_mrad=theta×1000(mrad). Envoi périodique selon freqPos_ms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pos|vel|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read:pos#</text:p>
          </table:table-cell>
          <table:table-cell office:value-type="string" calcext:value-type="string">
            <text:p>Lecture immédiate. pos=position, vel=vitesse, all=les deux. Réponse : $I:Odom:pos:*:...# ou $I:Odom:vel:*:...# ou $I:Odom:report:*:...#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pos:x,y,t;vel:v,w</text:p>
          </table:table-cell>
          <table:table-cell office:value-type="string" calcext:value-type="string">
            <text:p>mm;mm;mrad;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port:*:pos:1234,567,1570;vel:250,12#</text:p>
          </table:table-cell>
          <table:table-cell office:value-type="string" calcext:value-type="string">
            <text:p>Rapport combiné one-shot (sur demande). Toutes valeurs en entiers ×1000. Déclenché par read:all, report, ou rese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reset:*:OK#</text:p>
          </table:table-cell>
          <table:table-cell office:value-type="string" calcext:value-type="string">
            <text:p>Confirmation reset pose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1|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V:Odom:*:reset:1#</text:p>
          </table:table-cell>
          <table:table-cell office:value-type="string" calcext:value-type="string">
            <text:p>Remet pose à zéro (x=0,y=0,theta=0). Déclenche un report one-sho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v_mm_s,omega_mrad_s</text:p>
          </table:table-cell>
          <table:table-cell office:value-type="string" calcext:value-type="string">
            <text:p>mm/s;mrad/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PIV+MQTT</text:p>
          </table:table-cell>
          <table:table-cell office:value-type="string" calcext:value-type="string">
            <text:p>$I:Odom:vel:*:250,12#</text:p>
          </table:table-cell>
          <table:table-cell office:value-type="string" calcext:value-type="string">
            <text:p>Vitesse robot. Entiers ×1000. v_mm_s=vitesse_linéaire×1000(mm/s), omega_mrad_s=vitesse_angulaire×1000(mrad/s). Envoi périodique selon freqVel_m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1:310#</text:p>
          </table:table-cell>
          <table:table-cell office:value-type="string" calcext:value-type="string">
            <text:p>Bruit soutenu &gt; seuil1. Mode InfoNuisce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ruitNiv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bruitNiv2:650#</text:p>
          </table:table-cell>
          <table:table-cell office:value-type="string" calcext:value-type="string">
            <text:p>Bruit soutenu &gt; seuil2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detectPresenceS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Mic:*:detectPresenceSon:120#</text:p>
          </table:table-cell>
          <table:table-cell office:value-type="string" calcext:value-type="string">
            <text:p>Présence sonore détectée. Mode DetectPresence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Ang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+90 à -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Angle:45#</text:p>
          </table:table-cell>
          <table:table-cell office:value-type="string" calcext:value-type="string">
            <text:p>Angle d'arrivée du son. Mode ANGLE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Mo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Moy:512#</text:p>
          </table:table-cell>
          <table:table-cell office:value-type="string" calcext:value-type="string">
            <text:p>Niveau sonore moyen. Mode MOY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P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Mic:*:micPIC:820#</text:p>
          </table:table-cell>
          <table:table-cell office:value-type="string" calcext:value-type="string">
            <text:p>Niveau sonore pic. Mode PIC requi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F:MOY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MOY|ANGLE|P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modeMicsF:MOY#</text:p>
          </table:table-cell>
          <table:table-cell office:value-type="string" calcext:value-type="string">
            <text:p>Mode flux microphone Arduino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modeMicsI:InfoNuisce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odeMic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FF|InfoNuisce|DetectPres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modeMicsI:InfoNuisce#</text:p>
          </table:table-cell>
          <table:table-cell office:value-type="string" calcext:value-type="string">
            <text:p>Mode détection événements sonores Arduino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F:OK#</text:p>
          </table:table-cell>
          <table:table-cell office:value-type="string" calcext:value-type="string">
            <text:p>_</text:p>
          </table:table-cell>
        </table:table-row>
        <table:table-row table:style-name="ro19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fMoy,fPic,wMoy,wPic,dSeuil,dAngle"</text:p>
          </table:table-cell>
          <table:table-cell office:value-type="string" calcext:value-type="string">
            <text:p>ms/ms/ms/ms/ADC/deg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paraMicsF:200,100,200,100,5,10#</text:p>
          </table:table-cell>
          <table:table-cell office:value-type="string" calcext:value-type="string">
            <text:p> * paraMicsF  — paramètres du mode flux (FORMAT_VALUE objet CSV)</text:p>
            <text:p> * ---------------------------------------------------------------</text:p>
            <text:p> *   Format strict : 6 valeurs entières séparées par virgules, sans espace</text:p>
            <text:p> *   "freqMoy,freqPic,winMoy,winPic,deltaSeuil,deltaAngle"</text:p>
            <text:p> *</text:p>
            <text:p> *   freqMoy     (ms) : cadence publication micMoy et micAngle</text:p>
            <text:p> *   freqPic     (ms) : cadence publication micPIC</text:p>
            <text:p> *   winMoy      (ms) : fenêtre hardware pour MOY et ANGLE</text:p>
            <text:p> *   winPic      (ms) : fenêtre hardware pour PIC</text:p>
            <text:p> *   deltaSeuil       : variation min (unités ADC) pour publier MOY ou PIC</text:p>
            <text:p> *                      0 = toujours publier (pas d'anti-bruit)</text:p>
            <text:p> *   deltaAngle  (°)  : variation min d'angle pour publier micAngle</text:p>
            <text:p> *                      0 = toujours publier</text:p>
            <text:p> *   Ex : $V:Mic:*:paraMicsF:200,100,200,100,5,10#</text:p>
            <text:p> *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Mic:*:paraMicsI:OK#</text:p>
          </table:table-cell>
          <table:table-cell office:value-type="string" calcext:value-type="string">
            <text:p>_</text:p>
          </table:table-cell>
        </table:table-row>
        <table:table-row table:style-name="ro20" table:visibility="filter">
          <table:table-cell office:value-type="string" calcext:value-type="string">
            <text:p>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araMic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s0,s1,s2,sP,dNuisce,dPresence,cooldown"</text:p>
          </table:table-cell>
          <table:table-cell office:value-type="string" calcext:value-type="string">
            <text:p>ADC×4/ms×3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Mic:*:paraMicsI:30,300,600,100,500,300,2000#</text:p>
          </table:table-cell>
          <table:table-cell table:style-name="ce213" office:value-type="string" calcext:value-type="string">
            <text:p>7 entiers CSV paramètres détection : seuil0Parasite,seuil1Bruit,seuil2Bruit,seuilPresence,dureeNuisce,dureePresence,cooldown.  *   dureeNuisce (ms) : durée soutenue avant signalement InfoNuisce</text:p>
            <text:p> *   dureePresence(ms): durée soutenue avant signalement DetectPresence</text:p>
            <text:p> *   cooldown    (ms) : délai min entre deux signalements du même type</text:p>
            <text:p> *                      (bruitNiv1, bruitNiv2 et detectPresenceSon</text:p>
            <text:p> *                       ont chacun leur propre compteur cooldown)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ac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2:alert:12#</text:p>
          </table:table-cell>
          <table:table-cell office:value-type="string" calcext:value-type="string">
            <text:p>Capteur sous seuil danger. Instance=index numériqu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delta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delta:5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freq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freq:1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mode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mode:normal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6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ArG|ArC|...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AvC:one:45#</text:p>
          </table:table-cell>
          <table:table-cell office:value-type="string" calcext:value-type="string">
            <text:p>Valeur d'un capteur US spécifique en cm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ArG|ArC|ArD|AvD|AvC|AvG|TtG|TtD|Tt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US:AvC:read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endall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ndal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sendall:0#</text:p>
          </table:table-cell>
          <table:table-cell office:value-type="string" calcext:value-type="string">
            <text:p>1=publie toutes valeurs, 0=seulement si variation &gt; delta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suspect_ms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spect_m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US:*:suspect_ms:500#</text:p>
          </table:table-cell>
          <table:table-cell office:value-type="string" calcext:value-type="string">
            <text:p>Délai sans réponse pour marquer capteur suspec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US:*:thd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US:*:thd:2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CSV 9 valeur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US:*:val:120,45,80,200,35,90,150,60,110#</text:p>
          </table:table-cell>
          <table:table-cell office:value-type="string" calcext:value-type="string">
            <text:p>Toutes les valeurs U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danger_sof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alert:danger_soft#</text:p>
          </table:table-cell>
          <table:table-cell office:value-type="string" calcext:value-type="string">
            <text:p>Alerte seuil danger en mode sof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mode:soft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soft|hard|i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mode:soft#</text:p>
          </table:table-cell>
          <table:table-cell office:value-type="string" calcext:value-type="string">
            <text:p>soft=réduit vitesse, hard=arrêt comple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scale:5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00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scale:500#</text:p>
          </table:table-cell>
          <table:table-cell office:value-type="string" calcext:value-type="string">
            <text:p>Facteur vitesse max mode soft ×1000. Même convention que Mtr:scal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ecMvt:*:status:1#</text:p>
          </table:table-cell>
          <table:table-cell office:value-type="string" calcext:value-type="string">
            <text:p>0=idle, 1=OK, 2=warn, 3=danger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ecMvt:*:status:1#</text:p>
          </table:table-cell>
          <table:table-cell office:value-type="string" calcext:value-type="string">
            <text:p>Demande état couran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ecMvt:*:thd:40,2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ec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warn,danger"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ecMvt:*:thd:40,20#</text:p>
          </table:table-cell>
          <table:table-cell office:value-type="string" calcext:value-type="string">
            <text:p>warn=ralentissement, danger=arrê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act:1#</text:p>
          </table:table-cell>
          <table:table-cell table:style-name="ce217" office:value-type="string" calcext:value-type="string">
            <text:p>Etat d’activation servo 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*:act:1#</text:p>
          </table:table-cell>
          <table:table-cell table:style-name="ce217" office:value-type="string" calcext:value-type="string">
            <text:p>Active/désactive un servo 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Srv:TGD:angle:90#</text:p>
          </table:table-cell>
          <table:table-cell table:style-name="ce217" office:value-type="string" calcext:value-type="string">
            <text:p>Position actuelle du servo 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18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TGD:angle:90#</text:p>
          </table:table-cell>
          <table:table-cell table:style-name="ce217" office:value-type="string" calcext:value-type="string">
            <text:p>Commande de position 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Srv:*:read:1#</text:p>
          </table:table-cell>
          <table:table-cell table:style-name="ce218" office:value-type="string" calcext:value-type="string">
            <text:p>Demande lecture angle courant par instance. Demande snapshot complet (angle/speed/act) 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TGD|THB|BA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Srv:TGD:speed:10#</text:p>
          </table:table-cell>
          <table:table-cell table:style-name="ce217" office:value-type="string" calcext:value-type="string">
            <text:p>Vitesse de déplacement actuelle 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TGD|THB|BASE|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Srv:TGD:speed:10#</text:p>
          </table:table-cell>
          <table:table-cell table:style-name="ce217" office:value-type="string" calcext:value-type="string">
            <text:p>Réglage vitesse 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alert:1#</text:p>
          </table:table-cell>
          <table:table-cell office:value-type="string" calcext:value-type="string">
            <text:p>Alerte mouvement détecté (dépassement seuil)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freq:5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freq:5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mode:monitor#</text:p>
          </table:table-cell>
          <table:table-cell office:value-type="string" calcext:value-type="string">
            <text:p>_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idle|monitor|surveilla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mode:monitor#</text:p>
          </table:table-cell>
          <table:table-cell table:style-name="ce67" office:value-type="string" calcext:value-type="string">
            <text:p><text:span text:style-name="T2"> le mode IDLE (inactif) il induit sur A :  </text:span><text:span text:style-name="T3">cfg_mvtir_active = false et cfg_mvtir_freq_ms = 0 . le mode monitor  a une frequence plus faible mais ce déclenche avec un thd plus faible  et surveillance à une plus grande fréquence de mesure.</text:span>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read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IRmvt:*:read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IRmvt:*:thd:1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IRmvt:*:thd:10#</text:p>
          </table:table-cell>
          <table:table-cell office:value-type="string" calcext:value-type="string">
            <text:p>Réglage seuil (nombre d'impulsions consec.)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IRmv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IRmvt:*:value:23#</text:p>
          </table:table-cell>
          <table:table-cell office:value-type="string" calcext:value-type="string">
            <text:p>Valeur capteur IR. Publié à cadence freq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ler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alerte:95#</text:p>
          </table:table-cell>
          <table:table-cell office:value-type="string" calcext:value-type="string">
            <text:p>Valeur force au dépassement seuil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cal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≠ 0</text:p>
          </table:table-cell>
          <table:table-cell office:value-type="string" calcext:value-type="string">
            <text:p>×10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cal:950#</text:p>
          </table:table-cell>
          <table:table-cell office:value-type="string" calcext:value-type="string">
            <text:p>Facteur calibration ×1000 (950=0.950). 0 interdi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plage calibra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F:FS:*:force:320#</text:p>
          </table:table-cell>
          <table:table-cell office:value-type="string" calcext:value-type="string">
            <text:p>Force normalisée. Périodique et réponse à read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freq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freq:200#</text:p>
          </table:table-cell>
          <table:table-cell office:value-type="string" calcext:value-type="string">
            <text:p>Fréquence publication ms. 0=désactiv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plage HX7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F:FS:*:raw:1245600#</text:p>
          </table:table-cell>
          <table:table-cell office:value-type="string" calcext:value-type="string">
            <text:p>Valeur brute HX711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force|ra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read:force#</text:p>
          </table:table-cell>
          <table:table-cell office:value-type="string" calcext:value-type="string">
            <text:p>Lecture immédiate permet de choisir d’envoyer les valeurs de force ou raw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alerte|acti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FS:*:status:alerte#</text:p>
          </table:table-cell>
          <table:table-cell office:value-type="string" calcext:value-type="string">
            <text:p>État du module F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are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tare:1#</text:p>
          </table:table-cell>
          <table:table-cell office:value-type="string" calcext:value-type="string">
            <text:p>Remise à zéro capteur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FS:*:thd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ême unité force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FS:*:thd:80#</text:p>
          </table:table-cell>
          <table:table-cell office:value-type="string" calcext:value-type="string">
            <text:p>Seuil déclenchement alert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act:1#</text:p>
          </table:table-cell>
          <table:table-cell office:value-type="string" calcext:value-type="string">
            <text:p>act : activation si 1 initialise EXPR à voyant sinon à EXPR neutre (ne réinitialise pas les variables internes)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clr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clr:1#</text:p>
          </table:table-cell>
          <table:table-cell table:style-name="ce218" office:value-type="string" calcext:value-type="string">
            <text:p>clr efface les pixels mais maintient le mode EXTERN et ne réinitialise pas l’état interne du module (par exemple, un timeout d’expression en cours reste actif) 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om express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expr:smile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smile|angry|neutral|...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expr:smile#</text:p>
          </table:table-cell>
          <table:table-cell office:value-type="string" calcext:value-type="string">
            <text:p>Expression prédéfinie(Mode=EXPR)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ini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Lring:*:init:1#</text:p>
          </table:table-cell>
          <table:table-cell table:style-name="ce218" office:value-type="string" calcext:value-type="string">
            <text:p>Réinitialise l'anneau LED. init annule tout timeout, toute urgence, et repart sur un état propre 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lumin:128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lumin:128#</text:p>
          </table:table-cell>
          <table:table-cell office:value-type="string" calcext:value-type="string">
            <text:p>Intensité global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_</text:p>
          </table:table-cell>
        </table:table-row>
        <table:table-row table:style-name="ro13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expr|exte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*:mode:extern#</text:p>
          </table:table-cell>
          <table:table-cell table:style-name="ce213" office:value-type="string" calcext:value-type="string">
            <text:p>'expr'=interne firmware, 'extern'=contrôle SP direct. Toute commande expr bascule en mode EXPR. Toute commande rgb/clr bascule en EXTERN. Urg neutralise toute interne et extern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3:rgb:255,0,0#</text:p>
          </table:table-cell>
          <table:table-cell office:value-type="string" calcext:value-type="string">
            <text:p>Couleur en RGB (mode=EXTERN)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ing:3:rgb:255,0,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ing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état urgen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ing:*:urg:active_loop_slow#</text:p>
          </table:table-cell>
          <table:table-cell office:value-type="string" calcext:value-type="string">
            <text:p>Notification visuelle urgence via lring_emergencyTrigger()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act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col:255,128,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"R,G,B"</text:p>
          </table:table-cell>
          <table:table-cell office:value-type="string" calcext:value-type="string">
            <text:p>ADC 0–255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|0–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col:255,128,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effetFuite:1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effetFui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effetFuite:1#</text:p>
          </table:table-cell>
          <table:table-cell office:value-type="string" calcext:value-type="string">
            <text:p>Effet visuel fuite alternance pairs/impairs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ini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Lrub:*:init:1#</text:p>
          </table:table-cell>
          <table:table-cell office:value-type="string" calcext:value-type="string">
            <text:p>Réinitialisation du ruban a un état propre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lumin:128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0–25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lumin:128#</text:p>
          </table:table-cell>
          <table:table-cell office:value-type="string" calcext:value-type="string">
            <text:p>Intensité ruban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durée ms ou annulé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Lrub:*:timeout:5000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Lr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Lrub:*:timeout:5000#</text:p>
          </table:table-cell>
          <table:table-cell office:value-type="string" calcext:value-type="string">
            <text:p>Extinction auto. 0=annule timeout sans éteindre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ac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table:style-name="Default"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act:1#</text:p>
          </table:table-cell>
          <table:table-cell office:value-type="string" calcext:value-type="string">
            <text:p>Active/désactive contrôle laisse. Aussi activé par CfgS:typePtge=3|4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ead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dead:100#</text:p>
          </table:table-cell>
          <table:table-cell office:value-type="string" calcext:value-type="string">
            <text:p>Zone morte mm. Pas de correction si delta &lt; dead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dist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dist:500#</text:p>
          </table:table-cell>
          <table:table-cell office:value-type="string" calcext:value-type="string">
            <text:p>Distance cible mm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|OFF|FceKO|VtK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Ctrl_L:*:status:OK#</text:p>
          </table:table-cell>
          <table:table-cell office:value-type="string" calcext:value-type="string">
            <text:p>État laisse. Anti-spam : publié seulement si changement.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Ctrl_L:*:status:1#</text:p>
          </table:table-cell>
          <table:table-cell office:value-type="string" calcext:value-type="string">
            <text:p>Demande état courant.</text:p>
          </table:table-cell>
        </table:table-row>
        <table:table-row table:style-name="ro9" table:visibility="filter">
          <table:table-cell office:value-type="string" calcext:value-type="string">
            <text:p>A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Ctrl_L:*:vmax:OK#</text:p>
          </table:table-cell>
          <table:table-cell office:value-type="string" calcext:value-type="string">
            <text:p>_</text:p>
          </table:table-cell>
        </table:table-row>
        <table:table-row table:style-name="ro9" table:visibility="filter">
          <table:table-cell office:value-type="string" calcext:value-type="string">
            <text:p>P</text:p>
          </table:table-cell>
          <table:table-cell office:value-type="string" calcext:value-type="string">
            <text:p>Ctrl_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≥ 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Ctrl_L:*:vmax:50#</text:p>
          </table:table-cell>
          <table:table-cell office:value-type="string" calcext:value-type="string">
            <text:p>Vitesse longitudinale max correction laisse.</text:p>
          </table:table-cell>
        </table:table-row>
        <table:table-row table:style-name="ro9" table:number-rows-repeated="1048325">
          <table:table-cell table:number-columns-repeated="15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TableC-vdev" table:style-name="ta5">
        <office:forms form:automatic-focus="false" form:apply-design-mode="false"/>
        <table:table-column table:style-name="co13" table:default-cell-style-name="Default"/>
        <table:table-column table:style-name="co56" table:default-cell-style-name="ce220"/>
        <table:table-column table:style-name="co57" table:default-cell-style-name="ce220"/>
        <table:table-column table:style-name="co58" table:default-cell-style-name="ce220"/>
        <table:table-column table:style-name="co59" table:default-cell-style-name="ce220"/>
        <table:table-column table:style-name="co60" table:default-cell-style-name="ce220"/>
        <table:table-row table:style-name="ro9">
          <table:table-cell table:style-name="ce79" office:value-type="string" calcext:value-type="string">
            <text:p>nomVarG</text:p>
          </table:table-cell>
          <table:table-cell table:style-name="ce79" office:value-type="string" calcext:value-type="string">
            <text:p>descriptionVarG</text:p>
          </table:table-cell>
          <table:table-cell table:style-name="ce79" office:value-type="string" calcext:value-type="string">
            <text:p>nomP</text:p>
          </table:table-cell>
          <table:table-cell table:style-name="ce79" office:value-type="string" calcext:value-type="string">
            <text:p>typeP</text:p>
          </table:table-cell>
          <table:table-cell table:style-name="ce79" office:value-type="string" calcext:value-type="string">
            <text:p>descriptionP</text:p>
          </table:table-cell>
          <table:table-cell table:style-name="ce79" office:value-type="string" calcext:value-type="string">
            <text:p>valeurs</text:p>
          </table:table-cell>
        </table:table-row>
        <table:table-row table:style-name="ro9">
          <table:table-cell table:style-name="ce220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office:value-type="string" calcext:value-type="string">
            <text:p>modeRZ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de fonctionnement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office:value-type="string" calcext:value-type="string">
            <text:p>typePtg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Type de Pilotage - Config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set Logiciel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Urgence Logicielle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1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table:style-name="ce221" office:value-type="string" calcext:value-type="string">
            <text:p>typeReseau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Type de réseau - </text:p>
          </table:table-cell>
          <table:table-cell/>
        </table:table-row>
        <table:table-row table:style-name="ro9">
          <table:table-cell table:style-name="ce221" office:value-type="string" calcext:value-type="string">
            <text:p>CfgS</text:p>
          </table:table-cell>
          <table:table-cell office:value-type="string" calcext:value-type="string">
            <text:p>Configuration Système Global</text:p>
          </table:table-cell>
          <table:table-cell table:style-name="ce221" office:value-type="string" calcext:value-type="string">
            <text:p>boot</text:p>
          </table:table-cell>
          <table:table-cell/>
          <table:table-cell office:value-type="string" calcext:value-type="string">
            <text:p>Initialisation du signal de boot à false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État Urgence - Status</text:p>
          </table:table-cell>
          <table:table-cell office:value-type="string" calcext:value-type="string">
            <text:p>cleared</text:p>
          </table:table-cell>
        </table:table-row>
        <table:table-row table:style-name="ro9">
          <table:table-cell table:style-name="ce220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Niveau Alerte - Status</text:p>
          </table:table-cell>
          <table:table-cell office:value-type="string" calcext:value-type="string">
            <text:p>none</text:p>
          </table:table-cell>
        </table:table-row>
        <table:table-row table:style-name="ro9">
          <table:table-cell table:style-name="ce220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igine Alerte - Status</text:p>
          </table:table-cell>
          <table:table-cell office:value-type="string" calcext:value-type="string">
            <text:p>_</text:p>
          </table:table-cell>
        </table:table-row>
        <table:table-row table:style-name="ro9">
          <table:table-cell table:style-name="ce220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quitter Urgence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Urg</text:p>
          </table:table-cell>
          <table:table-cell office:value-type="string" calcext:value-type="string">
            <text:p>Superviseur Urgence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État Urgence - </text:p>
          </table:table-cell>
          <table:table-cell/>
        </table:table-row>
        <table:table-row table:style-name="ro9">
          <table:table-cell table:style-name="ce220" office:value-type="string" calcext:value-type="string">
            <text:p>Mtr</text:p>
          </table:table-cell>
          <table:table-cell office:value-type="string" calcext:value-type="string">
            <text:p>Moteurs Propulsion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signe (VitL,VitR,Acc) - Commande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220" office:value-type="string" calcext:value-type="string">
            <text:p>Mtr</text:p>
          </table:table-cell>
          <table:table-cell office:value-type="string" calcext:value-type="string">
            <text:p>Moteurs Propulsi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chelle Vitesse (x1000) - Config</text:p>
          </table:table-cell>
          <table:table-cell office:value-type="float" office:value="1000" calcext:value-type="float">
            <text:p>1000</text:p>
          </table:table-cell>
        </table:table-row>
        <table:table-row table:style-name="ro9">
          <table:table-cell table:style-name="ce220" office:value-type="string" calcext:value-type="string">
            <text:p>Mtr</text:p>
          </table:table-cell>
          <table:table-cell office:value-type="string" calcext:value-type="string">
            <text:p>Moteurs Propulsion</text:p>
          </table:table-cell>
          <table:table-cell office:value-type="string" calcext:value-type="string">
            <text:p>ktur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eff Rotation (x1000) - Config</text:p>
          </table:table-cell>
          <table:table-cell office:value-type="float" office:value="800" calcext:value-type="float">
            <text:p>800</text:p>
          </table:table-cell>
        </table:table-row>
        <table:table-row table:style-name="ro9">
          <table:table-cell table:style-name="ce220" office:value-type="string" calcext:value-type="string">
            <text:p>Mtr</text:p>
          </table:table-cell>
          <table:table-cell office:value-type="string" calcext:value-type="string">
            <text:p>Moteurs Propulsion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Mtr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tances (CSV) - Flux</text:p>
          </table:table-cell>
          <table:table-cell office:value-type="string" calcext:value-type="string">
            <text:p>0,0,0,0,0,0,0,0,0</text:p>
          </table:table-cell>
        </table:table-row>
        <table:table-row table:style-name="ro9">
          <table:table-cell table:style-name="ce220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euil Alerte (cm) - Config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table:style-name="ce220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équence Mesure (ms) - Config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table:style-name="ce220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euil Publication (cm) - Config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table:style-name="ce220" office:value-type="string" calcext:value-type="string">
            <text:p>US</text:p>
          </table:table-cell>
          <table:table-cell office:value-type="string" calcext:value-type="string">
            <text:p>Ultra-Sons (9 capteurs)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US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ition (mm/mrad) - Flux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220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itesse (mm/s)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Reset Odom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paraOd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amètres Physiques - Config</text:p>
          </table:table-cell>
          <table:table-cell office:value-type="string" calcext:value-type="string">
            <text:p>65,200,256,1000</text:p>
          </table:table-cell>
        </table:table-row>
        <table:table-row table:style-name="ro9">
          <table:table-cell table:style-name="ce220" office:value-type="string" calcext:value-type="string">
            <text:p>Odom</text:p>
          </table:table-cell>
          <table:table-cell office:value-type="string" calcext:value-type="string">
            <text:p>Odométrie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Odom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SecMvt</text:p>
          </table:table-cell>
          <table:table-cell office:value-type="string" calcext:value-type="string">
            <text:p>Sécurité Mouvemen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uils (warn,danger) - Config</text:p>
          </table:table-cell>
          <table:table-cell office:value-type="float" office:value="40.2" calcext:value-type="float">
            <text:p>40,2</text:p>
          </table:table-cell>
        </table:table-row>
        <table:table-row table:style-name="ro9">
          <table:table-cell table:style-name="ce220" office:value-type="string" calcext:value-type="string">
            <text:p>SecMvt</text:p>
          </table:table-cell>
          <table:table-cell office:value-type="string" calcext:value-type="string">
            <text:p>Sécurité Mouvem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Réaction - Config</text:p>
          </table:table-cell>
          <table:table-cell office:value-type="string" calcext:value-type="string">
            <text:p>soft</text:p>
          </table:table-cell>
        </table:table-row>
        <table:table-row table:style-name="ro9">
          <table:table-cell table:style-name="ce220" office:value-type="string" calcext:value-type="string">
            <text:p>SecMvt</text:p>
          </table:table-cell>
          <table:table-cell office:value-type="string" calcext:value-type="string">
            <text:p>Sécurité Mouveme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Vitesse Max Sécu - Config</text:p>
          </table:table-cell>
          <table:table-cell office:value-type="float" office:value="500" calcext:value-type="float">
            <text:p>500</text:p>
          </table:table-cell>
        </table:table-row>
        <table:table-row table:style-name="ro9">
          <table:table-cell table:style-name="ce220" office:value-type="string" calcext:value-type="string">
            <text:p>SecMvt</text:p>
          </table:table-cell>
          <table:table-cell office:value-type="string" calcext:value-type="string">
            <text:p>Sécurité Mouvemen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Sécu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uleur RGB - Commande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220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xpression Tasker - Commande</text:p>
          </table:table-cell>
          <table:table-cell office:value-type="string" calcext:value-type="string">
            <text:p>neutral</text:p>
          </table:table-cell>
        </table:table-row>
        <table:table-row table:style-name="ro9">
          <table:table-cell table:style-name="ce220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tensité (0-255) - Config</text:p>
          </table:table-cell>
          <table:table-cell office:value-type="float" office:value="128" calcext:value-type="float">
            <text:p>128</text:p>
          </table:table-cell>
        </table:table-row>
        <table:table-row table:style-name="ro9">
          <table:table-cell table:style-name="ce220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élai extinction (ms) - Config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20" office:value-type="string" calcext:value-type="string">
            <text:p>Lring</text:p>
          </table:table-cell>
          <table:table-cell office:value-type="string" calcext:value-type="string">
            <text:p>Anneau LED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Anneau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Lrub</text:p>
          </table:table-cell>
          <table:table-cell office:value-type="string" calcext:value-type="string">
            <text:p>Ruban LEDs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uleur RGB - Commande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220" office:value-type="string" calcext:value-type="string">
            <text:p>Lrub</text:p>
          </table:table-cell>
          <table:table-cell office:value-type="string" calcext:value-type="string">
            <text:p>Ruban LED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nitialisation - Event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Lrub</text:p>
          </table:table-cell>
          <table:table-cell office:value-type="string" calcext:value-type="string">
            <text:p>Ruban LEDs</text:p>
          </table:table-cell>
          <table:table-cell office:value-type="string" calcext:value-type="string">
            <text:p>lumi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uminosité - Config</text:p>
          </table:table-cell>
          <table:table-cell office:value-type="float" office:value="128" calcext:value-type="float">
            <text:p>128</text:p>
          </table:table-cell>
        </table:table-row>
        <table:table-row table:style-name="ro9">
          <table:table-cell table:style-name="ce220" office:value-type="string" calcext:value-type="string">
            <text:p>Lrub</text:p>
          </table:table-cell>
          <table:table-cell office:value-type="string" calcext:value-type="string">
            <text:p>Ruban LEDs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xtinction auto - Config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Ctrl_L</text:p>
          </table:table-cell>
          <table:table-cell office:value-type="string" calcext:value-type="string">
            <text:p>Contrôle Laisse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Laisse - Config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Ctrl_L</text:p>
          </table:table-cell>
          <table:table-cell office:value-type="string" calcext:value-type="string">
            <text:p>Contrôle Laiss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ion mesurée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Ctrl_L</text:p>
          </table:table-cell>
          <table:table-cell office:value-type="string" calcext:value-type="string">
            <text:p>Contrôle Laiss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Laisse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FS</text:p>
          </table:table-cell>
          <table:table-cell office:value-type="string" calcext:value-type="string">
            <text:p>Capteur de Force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euil Détection - Config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table:style-name="ce220" office:value-type="string" calcext:value-type="string">
            <text:p>FS</text:p>
          </table:table-cell>
          <table:table-cell office:value-type="string" calcext:value-type="string">
            <text:p>Capteur de Force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FS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IRmvt</text:p>
          </table:table-cell>
          <table:table-cell office:value-type="string" calcext:value-type="string">
            <text:p>Détecteur I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uvement Détecté - Status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IRmvt</text:p>
          </table:table-cell>
          <table:table-cell office:value-type="string" calcext:value-type="string">
            <text:p>Détecteur I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IR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Srv</text:p>
          </table:table-cell>
          <table:table-cell office:value-type="string" calcext:value-type="string">
            <text:p>Servomoteurs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ngle (degrés) - Commande</text:p>
          </table:table-cell>
          <table:table-cell office:value-type="float" office:value="90" calcext:value-type="float">
            <text:p>90</text:p>
          </table:table-cell>
        </table:table-row>
        <table:table-row table:style-name="ro9">
          <table:table-cell table:style-name="ce220" office:value-type="string" calcext:value-type="string">
            <text:p>Srv</text:p>
          </table:table-cell>
          <table:table-cell office:value-type="string" calcext:value-type="string">
            <text:p>Servomoteur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ation Servo - Config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220" office:value-type="string" calcext:value-type="string">
            <text:p>Sys</text:p>
          </table:table-cell>
          <table:table-cell office:value-type="string" calcext:value-type="string">
            <text:p>Monitoring SE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atterie SE (%) - Flux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table:style-name="ce220" office:value-type="string" calcext:value-type="string">
            <text:p>Sys</text:p>
          </table:table-cell>
          <table:table-cell office:value-type="string" calcext:value-type="string">
            <text:p>Monitoring S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mpérature CPU - Flux</text:p>
          </table:table-cell>
          <table:table-cell office:value-type="float" office:value="35" calcext:value-type="float">
            <text:p>35</text:p>
          </table:table-cell>
        </table:table-row>
        <table:table-row table:style-name="ro9">
          <table:table-cell table:style-name="ce220" office:value-type="string" calcext:value-type="string">
            <text:p>Sys</text:p>
          </table:table-cell>
          <table:table-cell office:value-type="string" calcext:value-type="string">
            <text:p>Monitoring S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rge CPU (%) - Flux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style-name="ce220" office:value-type="string" calcext:value-type="string">
            <text:p>Sys</text:p>
          </table:table-cell>
          <table:table-cell office:value-type="string" calcext:value-type="string">
            <text:p>Monitoring SE</text:p>
          </table:table-cell>
          <table:table-cell office:value-type="string" calcext:value-type="string">
            <text:p>freqCo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tervalle (sec) - Config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style-name="ce220" office:value-type="string" calcext:value-type="string">
            <text:p>STT</text:p>
          </table:table-cell>
          <table:table-cell office:value-type="string" calcext:value-type="string">
            <text:p>Module Vocal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ntention - Event</text:p>
          </table:table-cell>
          <table:table-cell office:value-type="string" calcext:value-type="string">
            <text:p>_</text:p>
          </table:table-cell>
        </table:table-row>
        <table:table-row table:style-name="ro9">
          <table:table-cell table:style-name="ce220" office:value-type="string" calcext:value-type="string">
            <text:p>STT</text:p>
          </table:table-cell>
          <table:table-cell office:value-type="string" calcext:value-type="string">
            <text:p>Module Vocal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ontexte Vocal - Status</text:p>
          </table:table-cell>
          <table:table-cell office:value-type="string" calcext:value-type="string">
            <text:p>Cmde</text:p>
          </table:table-cell>
        </table:table-row>
        <table:table-row table:style-name="ro12">
          <table:table-cell table:style-name="ce220" office:value-type="string" calcext:value-type="string">
            <text:p>STT</text:p>
          </table:table-cell>
          <table:table-cell office:value-type="string" calcext:value-type="string">
            <text:p>Module Vocal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boolean</text:p>
          </table:table-cell>
          <table:table-cell table:style-name="ce72" office:value-type="string" calcext:value-type="string">
            <text:p>État du processus PocketSphinx : 1=démarré, 0=arrêté. Publié une seule fois à chaque changement d'état.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Gyro</text:p>
          </table:table-cell>
          <table:table-cell office:value-type="string" calcext:value-type="string">
            <text:p>Gyroscope S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eurs (x,y,z) - Flux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220" office:value-type="string" calcext:value-type="string">
            <text:p>Gyro</text:p>
          </table:table-cell>
          <table:table-cell office:value-type="string" calcext:value-type="string">
            <text:p>Gyroscope 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Gyro - Config</text:p>
          </table:table-cell>
          <table:table-cell office:value-type="string" calcext:value-type="string">
            <text:p>OFF</text:p>
          </table:table-cell>
        </table:table-row>
        <table:table-row table:style-name="ro9">
          <table:table-cell table:style-name="ce220" office:value-type="string" calcext:value-type="string">
            <text:p>Gyro</text:p>
          </table:table-cell>
          <table:table-cell office:value-type="string" calcext:value-type="string">
            <text:p>Gyroscope SE</text:p>
          </table:table-cell>
          <table:table-cell office:value-type="string" calcext:value-type="string">
            <text:p>freqCo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équence (Hz) - Config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style-name="ce220" office:value-type="string" calcext:value-type="string">
            <text:p>Mag</text:p>
          </table:table-cell>
          <table:table-cell office:value-type="string" calcext:value-type="string">
            <text:p>Magnétomètre S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eurs (x,y,z) - Flux</text:p>
          </table:table-cell>
          <table:table-cell office:value-type="string" calcext:value-type="string">
            <text:p>0,0,0</text:p>
          </table:table-cell>
        </table:table-row>
        <table:table-row table:style-name="ro9">
          <table:table-cell table:style-name="ce220" office:value-type="string" calcext:value-type="string">
            <text:p>Mag</text:p>
          </table:table-cell>
          <table:table-cell office:value-type="string" calcext:value-type="string">
            <text:p>Magnétomètre 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Mag - Config</text:p>
          </table:table-cell>
          <table:table-cell office:value-type="string" calcext:value-type="string">
            <text:p>OFF</text:p>
          </table:table-cell>
        </table:table-row>
        <table:table-row table:style-name="ro9">
          <table:table-cell table:style-name="ce220" office:value-type="string" calcext:value-type="string">
            <text:p>CamSE</text:p>
          </table:table-cell>
          <table:table-cell office:value-type="string" calcext:value-type="string">
            <text:p>Caméra Smartphone</text:p>
          </table:table-cell>
          <table:table-cell office:value-type="string" calcext:value-type="string">
            <text:p>modeCam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Caméra - Config</text:p>
          </table:table-cell>
          <table:table-cell office:value-type="string" calcext:value-type="string">
            <text:p>OFF</text:p>
          </table:table-cell>
        </table:table-row>
        <table:table-row table:style-name="ro9">
          <table:table-cell table:style-name="ce220" office:value-type="string" calcext:value-type="string">
            <text:p>CamSE</text:p>
          </table:table-cell>
          <table:table-cell office:value-type="string" calcext:value-type="string">
            <text:p>Caméra Smartphone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apture Image - Event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CamSE</text:p>
          </table:table-cell>
          <table:table-cell office:value-type="string" calcext:value-type="string">
            <text:p>Caméra Smartphon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rreur Caméra - Status</text:p>
          </table:table-cell>
          <table:table-cell office:value-type="string" calcext:value-type="string">
            <text:p>none</text:p>
          </table:table-cell>
        </table:table-row>
        <table:table-row table:style-name="ro9">
          <table:table-cell table:style-name="ce220" office:value-type="string" calcext:value-type="string">
            <text:p>MicroSE</text:p>
          </table:table-cell>
          <table:table-cell office:value-type="string" calcext:value-type="string">
            <text:p>Microphone Ambianc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veau RMS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MicroSE</text:p>
          </table:table-cell>
          <table:table-cell office:value-type="string" calcext:value-type="string">
            <text:p>Microphone Ambianc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rection (deg x 10) - Flux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MicroSE</text:p>
          </table:table-cell>
          <table:table-cell office:value-type="string" calcext:value-type="string">
            <text:p>Microphone Ambiance</text:p>
          </table:table-cell>
          <table:table-cell office:value-type="string" calcext:value-type="string">
            <text:p>modeMicro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ode Micro - Config</text:p>
          </table:table-cell>
          <table:table-cell office:value-type="string" calcext:value-type="string">
            <text:p>OFF</text:p>
          </table:table-cell>
        </table:table-row>
        <table:table-row table:style-name="ro9">
          <table:table-cell table:style-name="ce220" office:value-type="string" calcext:value-type="string">
            <text:p>Voice</text:p>
          </table:table-cell>
          <table:table-cell office:value-type="string" calcext:value-type="string">
            <text:p>Synthèse Vocale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hrase - Commande</text:p>
          </table:table-cell>
          <table:table-cell/>
        </table:table-row>
        <table:table-row table:style-name="ro9">
          <table:table-cell table:style-name="ce220" office:value-type="string" calcext:value-type="string">
            <text:p>Voice</text:p>
          </table:table-cell>
          <table:table-cell office:value-type="string" calcext:value-type="string">
            <text:p>Synthèse Vocal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Volume (%) - Config</text:p>
          </table:table-cell>
          <table:table-cell office:value-type="float" office:value="80" calcext:value-type="float">
            <text:p>80</text:p>
          </table:table-cell>
        </table:table-row>
        <table:table-row table:style-name="ro9">
          <table:table-cell table:style-name="ce220" office:value-type="string" calcext:value-type="string">
            <text:p>Appli</text:p>
          </table:table-cell>
          <table:table-cell office:value-type="string" calcext:value-type="string">
            <text:p>Gestionnaire App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ancer App - Commande</text:p>
          </table:table-cell>
          <table:table-cell/>
        </table:table-row>
        <table:table-row table:style-name="ro9">
          <table:table-cell table:style-name="ce220" office:value-type="string" calcext:value-type="string">
            <text:p>Appli</text:p>
          </table:table-cell>
          <table:table-cell office:value-type="string" calcext:value-type="string">
            <text:p>Gestionnaire App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ermer App - Commande</text:p>
          </table:table-cell>
          <table:table-cell/>
        </table:table-row>
        <table:table-row table:style-name="ro9">
          <table:table-cell table:style-name="ce220" office:value-type="string" calcext:value-type="string">
            <text:p>TorchSE</text:p>
          </table:table-cell>
          <table:table-cell office:value-type="string" calcext:value-type="string">
            <text:p>Torche Smartphone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lash ON/OFF - Config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style-name="ce220" office:value-type="string" calcext:value-type="string">
            <text:p>TorchSE</text:p>
          </table:table-cell>
          <table:table-cell office:value-type="string" calcext:value-type="string">
            <text:p>Torche Smartphon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tensité Flash - Config</text:p>
          </table:table-cell>
          <table:table-cell office:value-type="float" office:value="50" calcext:value-type="float">
            <text:p>50</text:p>
          </table:table-cell>
        </table:table-row>
        <table:table-row table:style-name="ro9">
          <table:table-cell table:style-name="ce220" office:value-type="string" calcext:value-type="string">
            <text:p>COM</text:p>
          </table:table-cell>
          <table:table-cell office:value-type="string" calcext:value-type="string">
            <text:p>Communication Hub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bug Info - Status</text:p>
          </table:table-cell>
          <table:table-cell office:value-type="string" calcext:value-type="string">
            <text:p>_</text:p>
          </table:table-cell>
        </table:table-row>
        <table:table-row table:style-name="ro9">
          <table:table-cell table:style-name="ce220" office:value-type="string" calcext:value-type="string">
            <text:p>COM</text:p>
          </table:table-cell>
          <table:table-cell office:value-type="string" calcext:value-type="string">
            <text:p>Communication Hub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atence MQTT - Flux</text:p>
          </table:table-cell>
          <table:table-cell office:value-type="string" calcext:value-type="string">
            <text:p><text:s/>par nomVarG</text:p>
          </table:table-cell>
        </table:table-row>
        <table:table-row table:style-name="ro9" table:number-rows-repeated="1048501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tableA-legende" table:style-name="ta5">
        <office:forms form:automatic-focus="false" form:apply-design-mode="false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5">
          <table:table-cell table:style-name="ce76" office:value-type="string" calcext:value-type="string">
            <text:p>CHAMP</text:p>
          </table:table-cell>
          <table:table-cell table:style-name="ce76" office:value-type="string" calcext:value-type="string">
            <text:p>VALEUR</text:p>
          </table:table-cell>
          <table:table-cell table:style-name="ce76" office:value-type="string" calcext:value-type="string">
            <text:p>SIGNIFICATION</text:p>
          </table:table-cell>
        </table:table-row>
        <table:table-row table:style-name="ro21">
          <table:table-cell table:style-name="ce77" office:value-type="string" calcext:value-type="string">
            <text:p>SOURCE</text:p>
          </table:table-cell>
          <table:table-cell table:style-name="ce77" office:value-type="string" calcext:value-type="string">
            <text:p>P</text:p>
          </table:table-cell>
          <table:table-cell table:style-name="ce77" office:value-type="string" calcext:value-type="string">
            <text:p>SP (Node-RED) — seul émetteur possible</text:p>
          </table:table-cell>
        </table:table-row>
        <table:table-row table:style-name="ro21">
          <table:table-cell table:style-name="ce78" office:value-type="string" calcext:value-type="string">
            <text:p>SOURCE</text:p>
          </table:table-cell>
          <table:table-cell table:style-name="ce78" office:value-type="string" calcext:value-type="string">
            <text:p>S</text:p>
          </table:table-cell>
          <table:table-cell table:style-name="ce78" office:value-type="string" calcext:value-type="string">
            <text:p>SE (smartphone) — seul émetteur possible</text:p>
          </table:table-cell>
        </table:table-row>
        <table:table-row table:style-name="ro21">
          <table:table-cell table:style-name="ce77" office:value-type="string" calcext:value-type="string">
            <text:p>SOURCE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Arduino Mega — seul émetteur possible</text:p>
          </table:table-cell>
        </table:table-row>
        <table:table-row table:style-name="ro21">
          <table:table-cell table:style-name="ce78" office:value-type="string" calcext:value-type="string">
            <text:p>SOURCE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SE ou Arduino selon qui détecte la situation</text:p>
          </table:table-cell>
        </table:table-row>
        <table:table-row table:style-name="ro21">
          <table:table-cell table:style-name="ce77" office:value-type="string" calcext:value-type="string">
            <text:p>CAT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Consigne — ordre à exécuter par le destinataire</text:p>
          </table:table-cell>
        </table:table-row>
        <table:table-row table:style-name="ro21">
          <table:table-cell table:style-name="ce78" office:value-type="string" calcext:value-type="string">
            <text:p>CAT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Information — retour d'état, ACK, publication</text:p>
          </table:table-cell>
        </table:table-row>
        <table:table-row table:style-name="ro21">
          <table:table-cell table:style-name="ce77" office:value-type="string" calcext:value-type="string">
            <text:p>CAT</text:p>
          </table:table-cell>
          <table:table-cell table:style-name="ce77" office:value-type="string" calcext:value-type="string">
            <text:p>E</text:p>
          </table:table-cell>
          <table:table-cell table:style-name="ce77" office:value-type="string" calcext:value-type="string">
            <text:p>Événement critique — urgence, réaction automatique SP</text:p>
          </table:table-cell>
        </table:table-row>
        <table:table-row table:style-name="ro21">
          <table:table-cell table:style-name="ce78" office:value-type="string" calcext:value-type="string">
            <text:p>CAT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Flux — données continues publiées à fréquence régulière</text:p>
          </table:table-cell>
        </table:table-row>
        <table:table-row table:style-name="ro21">
          <table:table-cell table:style-name="ce77" office:value-type="string" calcext:value-type="string">
            <text:p>CAT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Commande applicative Android — Tasker, apps</text:p>
          </table:table-cell>
        </table:table-row>
        <table:table-row table:style-name="ro21">
          <table:table-cell table:style-name="ce78" office:value-type="string" calcext:value-type="string">
            <text:p>TYPE</text:p>
          </table:table-cell>
          <table:table-cell table:style-name="ce78" office:value-type="string" calcext:value-type="string">
            <text:p>boolean</text:p>
          </table:table-cell>
          <table:table-cell table:style-name="ce78" office:value-type="string" calcext:value-type="string">
            <text:p>0 ou 1 dans le VPIV — jamais true/false</text:p>
          </table:table-cell>
        </table:table-row>
        <table:table-row table:style-name="ro21">
          <table:table-cell table:style-name="ce77" office:value-type="string" calcext:value-type="string">
            <text:p>TYPE</text:p>
          </table:table-cell>
          <table:table-cell table:style-name="ce77" office:value-type="string" calcext:value-type="string">
            <text:p>number</text:p>
          </table:table-cell>
          <table:table-cell table:style-name="ce77" office:value-type="string" calcext:value-type="string">
            <text:p>Entier — pas de float dans le VPIV</text:p>
          </table:table-cell>
        </table:table-row>
        <table:table-row table:style-name="ro21">
          <table:table-cell table:style-name="ce78" office:value-type="string" calcext:value-type="string">
            <text:p>TYPE</text:p>
          </table:table-cell>
          <table:table-cell table:style-name="ce78" office:value-type="string" calcext:value-type="string">
            <text:p>string</text:p>
          </table:table-cell>
          <table:table-cell table:style-name="ce78" office:value-type="string" calcext:value-type="string">
            <text:p>Chaîne libre ou structurée</text:p>
          </table:table-cell>
        </table:table-row>
        <table:table-row table:style-name="ro21">
          <table:table-cell table:style-name="ce77" office:value-type="string" calcext:value-type="string">
            <text:p>TYPE</text:p>
          </table:table-cell>
          <table:table-cell table:style-name="ce77" office:value-type="string" calcext:value-type="string">
            <text:p>enum</text:p>
          </table:table-cell>
          <table:table-cell table:style-name="ce77" office:value-type="string" calcext:value-type="string">
            <text:p>Valeur parmi liste exhaustive dans FORMAT_VALUE</text:p>
          </table:table-cell>
        </table:table-row>
        <table:table-row table:style-name="ro21">
          <table:table-cell table:style-name="ce78" office:value-type="string" calcext:value-type="string">
            <text:p>TYPE</text:p>
          </table:table-cell>
          <table:table-cell table:style-name="ce78" office:value-type="string" calcext:value-type="string">
            <text:p>object</text:p>
          </table:table-cell>
          <table:table-cell table:style-name="ce78" office:value-type="string" calcext:value-type="string">
            <text:p>JSON sérialisé — uniquement pour configuration (pas temps réel)</text:p>
          </table:table-cell>
        </table:table-row>
        <table:table-row table:style-name="ro21">
          <table:table-cell table:style-name="ce77" office:value-type="string" calcext:value-type="string">
            <text:p>CYCLE</text:p>
          </table:table-cell>
          <table:table-cell table:style-name="ce77" office:value-type="string" calcext:value-type="string">
            <text:p>Ini</text:p>
          </table:table-cell>
          <table:table-cell table:style-name="ce77" office:value-type="string" calcext:value-type="string">
            <text:p>Initialisé par SP au boot (courant_init.json). Peut évoluer au runtime via CAT=V.</text:p>
          </table:table-cell>
        </table:table-row>
        <table:table-row table:style-name="ro21">
          <table:table-cell table:style-name="ce78" office:value-type="string" calcext:value-type="string">
            <text:p>CYCLE</text:p>
          </table:table-cell>
          <table:table-cell table:style-name="ce78" office:value-type="string" calcext:value-type="string">
            <text:p>Dyn</text:p>
          </table:table-cell>
          <table:table-cell table:style-name="ce78" office:value-type="string" calcext:value-type="string">
            <text:p>Produit uniquement au runtime. Pas de valeur au boot.</text:p>
          </table:table-cell>
        </table:table-row>
        <table:table-row table:style-name="ro21">
          <table:table-cell table:style-name="ce77" office:value-type="string" calcext:value-type="string">
            <text:p>CYCLE</text:p>
          </table:table-cell>
          <table:table-cell table:style-name="ce77" office:value-type="string" calcext:value-type="string">
            <text:p>Cste</text:p>
          </table:table-cell>
          <table:table-cell table:style-name="ce77" office:value-type="string" calcext:value-type="string">
            <text:p>Constante en exécution — ne change pas sans réflash ou calibration.</text:p>
          </table:table-cell>
        </table:table-row>
        <table:table-row table:style-name="ro21">
          <table:table-cell table:style-name="ce78" office:value-type="string" calcext:value-type="string">
            <text:p>NATURE</text:p>
          </table:table-cell>
          <table:table-cell table:style-name="ce78" office:value-type="string" calcext:value-type="string">
            <text:p>Config</text:p>
          </table:table-cell>
          <table:table-cell table:style-name="ce78" office:value-type="string" calcext:value-type="string">
            <text:p>Paramètre pilotable durable — CAT=V attendu</text:p>
          </table:table-cell>
        </table:table-row>
        <table:table-row table:style-name="ro21">
          <table:table-cell table:style-name="ce77" office:value-type="string" calcext:value-type="string">
            <text:p>NATURE</text:p>
          </table:table-cell>
          <table:table-cell table:style-name="ce77" office:value-type="string" calcext:value-type="string">
            <text:p>ACK</text:p>
          </table:table-cell>
          <table:table-cell table:style-name="ce77" office:value-type="string" calcext:value-type="string">
            <text:p>Confirmation miroir d'une commande — même VAR/PROP, sens inverse</text:p>
          </table:table-cell>
        </table:table-row>
        <table:table-row table:style-name="ro21">
          <table:table-cell table:style-name="ce78" office:value-type="string" calcext:value-type="string">
            <text:p>NATURE</text:p>
          </table:table-cell>
          <table:table-cell table:style-name="ce78" office:value-type="string" calcext:value-type="string">
            <text:p>Etat</text:p>
          </table:table-cell>
          <table:table-cell table:style-name="ce78" office:value-type="string" calcext:value-type="string">
            <text:p>État réel mesuré ou calculé — non directement commandable</text:p>
          </table:table-cell>
        </table:table-row>
        <table:table-row table:style-name="ro21">
          <table:table-cell table:style-name="ce77" office:value-type="string" calcext:value-type="string">
            <text:p>NATURE</text:p>
          </table:table-cell>
          <table:table-cell table:style-name="ce77" office:value-type="string" calcext:value-type="string">
            <text:p>Intent</text:p>
          </table:table-cell>
          <table:table-cell table:style-name="ce77" office:value-type="string" calcext:value-type="string">
            <text:p>Capsule d'intention STT envoyée à SP pour validation</text:p>
          </table:table-cell>
        </table:table-row>
        <table:table-row table:style-name="ro21">
          <table:table-cell table:style-name="ce78" office:value-type="string" calcext:value-type="string">
            <text:p>NATURE</text:p>
          </table:table-cell>
          <table:table-cell table:style-name="ce78" office:value-type="string" calcext:value-type="string">
            <text:p>Event</text:p>
          </table:table-cell>
          <table:table-cell table:style-name="ce78" office:value-type="string" calcext:value-type="string">
            <text:p>Commande ponctuelle — effet immédiat, pas d'état persistant</text:p>
          </table:table-cell>
        </table:table-row>
        <table:table-row table:style-name="ro21">
          <table:table-cell table:style-name="ce77" office:value-type="string" calcext:value-type="string">
            <text:p>NATURE</text:p>
          </table:table-cell>
          <table:table-cell table:style-name="ce77" office:value-type="string" calcext:value-type="string">
            <text:p>_</text:p>
          </table:table-cell>
          <table:table-cell table:style-name="ce77" office:value-type="string" calcext:value-type="string">
            <text:p>Pas de qualification sémantique particulière</text:p>
          </table:table-cell>
        </table:table-row>
        <table:table-row table:style-name="ro21">
          <table:table-cell table:style-name="ce78" office:value-type="string" calcext:value-type="string">
            <text:p>INTERFACE</text:p>
          </table:table-cell>
          <table:table-cell table:style-name="ce78" office:value-type="string" calcext:value-type="string">
            <text:p>oui</text:p>
          </table:table-cell>
          <table:table-cell table:style-name="ce78" office:value-type="string" calcext:value-type="string">
            <text:p>Propriété visible/pilotable dans le tableau de bord Node-RED</text:p>
          </table:table-cell>
        </table:table-row>
        <table:table-row table:style-name="ro21">
          <table:table-cell table:style-name="ce77" office:value-type="string" calcext:value-type="string">
            <text:p>INTERFACE</text:p>
          </table:table-cell>
          <table:table-cell table:style-name="ce77" office:value-type="string" calcext:value-type="string">
            <text:p>_</text:p>
          </table:table-cell>
          <table:table-cell table:style-name="ce77" office:value-type="string" calcext:value-type="string">
            <text:p>Propriété interne — pas d'élément UI dédié dans SP</text:p>
          </table:table-cell>
        </table:table-row>
        <table:table-row table:style-name="ro21">
          <table:table-cell table:style-name="ce78" office:value-type="string" calcext:value-type="string">
            <text:p>UNITÉS</text:p>
          </table:table-cell>
          <table:table-cell table:style-name="ce78" office:value-type="string" calcext:value-type="string">
            <text:p>Gyro/Mag freqCont</text:p>
          </table:table-cell>
          <table:table-cell table:style-name="ce78" office:value-type="string" calcext:value-type="string">
            <text:p>Hz — plus GRAND = plus fréquent</text:p>
          </table:table-cell>
        </table:table-row>
        <table:table-row table:style-name="ro21">
          <table:table-cell table:style-name="ce77" office:value-type="string" calcext:value-type="string">
            <text:p>UNITÉS</text:p>
          </table:table-cell>
          <table:table-cell table:style-name="ce77" office:value-type="string" calcext:value-type="string">
            <text:p>Sys freqCont</text:p>
          </table:table-cell>
          <table:table-cell table:style-name="ce77" office:value-type="string" calcext:value-type="string">
            <text:p>Secondes — plus PETIT = plus fréquent</text:p>
          </table:table-cell>
        </table:table-row>
        <table:table-row table:style-name="ro21">
          <table:table-cell table:style-name="ce78" office:value-type="string" calcext:value-type="string">
            <text:p>UNITÉS</text:p>
          </table:table-cell>
          <table:table-cell table:style-name="ce78" office:value-type="string" calcext:value-type="string">
            <text:p>MicroSE freqCont</text:p>
          </table:table-cell>
          <table:table-cell table:style-name="ce78" office:value-type="string" calcext:value-type="string">
            <text:p>Millisecondes — plus PETIT = plus fréquent</text:p>
          </table:table-cell>
        </table:table-row>
        <table:table-row table:style-name="ro21">
          <table:table-cell table:style-name="ce77" office:value-type="string" calcext:value-type="string">
            <text:p>UNITÉS</text:p>
          </table:table-cell>
          <table:table-cell table:style-name="ce77" office:value-type="string" calcext:value-type="string">
            <text:p>rad/s × 100</text:p>
          </table:table-cell>
          <table:table-cell table:style-name="ce77" office:value-type="string" calcext:value-type="string">
            <text:p>VPIV = rad/s × 100 → diviser par 100 pour rad/s réels</text:p>
          </table:table-cell>
        </table:table-row>
        <table:table-row table:style-name="ro21">
          <table:table-cell table:style-name="ce78" office:value-type="string" calcext:value-type="string">
            <text:p>UNITÉS</text:p>
          </table:table-cell>
          <table:table-cell table:style-name="ce78" office:value-type="string" calcext:value-type="string">
            <text:p>µT × 100</text:p>
          </table:table-cell>
          <table:table-cell table:style-name="ce78" office:value-type="string" calcext:value-type="string">
            <text:p>VPIV = µT × 100 → diviser par 100 pour µT réels</text:p>
          </table:table-cell>
        </table:table-row>
        <table:table-row table:style-name="ro21">
          <table:table-cell table:style-name="ce77" office:value-type="string" calcext:value-type="string">
            <text:p>UNITÉS</text:p>
          </table:table-cell>
          <table:table-cell table:style-name="ce77" office:value-type="string" calcext:value-type="string">
            <text:p>deg × 10</text:p>
          </table:table-cell>
          <table:table-cell table:style-name="ce77" office:value-type="string" calcext:value-type="string">
            <text:p>VPIV = degrés × 10 → diviser par 10 pour degrés réels</text:p>
          </table:table-cell>
        </table:table-row>
        <table:table-row table:style-name="ro21">
          <table:table-cell table:style-name="ce78" office:value-type="string" calcext:value-type="string">
            <text:p>UNITÉS</text:p>
          </table:table-cell>
          <table:table-cell table:style-name="ce78" office:value-type="string" calcext:value-type="string">
            <text:p>RMS × 10</text:p>
          </table:table-cell>
          <table:table-cell table:style-name="ce78" office:value-type="string" calcext:value-type="string">
            <text:p>VPIV = RMS × 10 → diviser par 10 pour RMS réel</text:p>
          </table:table-cell>
        </table:table-row>
        <table:table-row table:style-name="ro21">
          <table:table-cell table:style-name="ce77" office:value-type="string" calcext:value-type="string">
            <text:p>ALERTES</text:p>
          </table:table-cell>
          <table:table-cell table:style-name="ce77" office:value-type="string" calcext:value-type="string">
            <text:p>Règle 10s</text:p>
          </table:table-cell>
          <table:table-cell table:style-name="ce77" office:value-type="string" calcext:value-type="string">
            <text:p>warn et urg déclenchés après 10s CONTINUS de dépassement (alerts_sys.sh)</text:p>
          </table:table-cell>
        </table:table-row>
        <table:table-row table:style-name="ro21">
          <table:table-cell table:style-name="ce78" office:value-type="string" calcext:value-type="string">
            <text:p>ALERTES</text:p>
          </table:table-cell>
          <table:table-cell table:style-name="ce78" office:value-type="string" calcext:value-type="string">
            <text:p>Sys batt</text:p>
          </table:table-cell>
          <table:table-cell table:style-name="ce78" office:value-type="string" calcext:value-type="string">
            <text:p>SENS INVERSÉ : alerte si valeur INFÉRIEURE au seuil (urg &lt; warn)</text:p>
          </table:table-cell>
        </table:table-row>
        <table:table-row table:style-name="ro21">
          <table:table-cell table:style-name="ce77" office:value-type="string" calcext:value-type="string">
            <text:p>ALERTES</text:p>
          </table:table-cell>
          <table:table-cell table:style-name="ce77" office:value-type="string" calcext:value-type="string">
            <text:p>Sys autres</text:p>
          </table:table-cell>
          <table:table-cell table:style-name="ce77" office:value-type="string" calcext:value-type="string">
            <text:p>SENS HAUT : alerte si valeur SUPÉRIEURE au seuil (urg &gt; warn)</text:p>
          </table:table-cell>
        </table:table-row>
        <table:table-row table:style-name="ro21">
          <table:table-cell table:style-name="ce78" table:number-columns-repeated="3"/>
        </table:table-row>
        <table:table-row table:style-name="ro21">
          <table:table-cell table:style-name="ce77" table:number-columns-repeated="3"/>
        </table:table-row>
        <table:table-row table:style-name="ro21">
          <table:table-cell table:style-name="ce78" table:number-columns-repeated="3"/>
        </table:table-row>
        <table:table-row table:style-name="ro9" table:number-rows-repeated="1048536">
          <table:table-cell table:number-columns-repeated="3"/>
        </table:table-row>
        <table:table-row table:style-name="ro9">
          <table:table-cell table:number-columns-repeated="3"/>
        </table:table-row>
      </table:table>
      <table:table table:name="TableD - Legende" table:style-name="ta5">
        <office:forms form:automatic-focus="false" form:apply-design-mode="false"/>
        <table:table-column table:style-name="co64" table:default-cell-style-name="ce213"/>
        <table:table-column table:style-name="co65" table:default-cell-style-name="ce213"/>
        <table:table-row table:style-name="ro22">
          <table:table-cell table:style-name="ce85" office:value-type="string" calcext:value-type="string">
            <text:p>Champ</text:p>
          </table:table-cell>
          <table:table-cell table:style-name="ce85" office:value-type="string" calcext:value-type="string">
            <text:p>Signification &amp; règles de remplissage : <text:span text:style-name="T4">⚠ La Table D est générée depuis le fichier source via rz_build_system.py → stt_catalog.json. Toute modification doit être répercutée dans le fichier CSV source</text:span></text:p>
          </table:table-cell>
        </table:table-row>
        <table:table-row table:style-name="ro11">
          <table:table-cell table:style-name="ce86" office:value-type="string" calcext:value-type="string">
            <text:p>ID</text:p>
          </table:table-cell>
          <table:table-cell table:style-name="ce87" office:value-type="string" calcext:value-type="string">
            <text:p>Identifiant unique de la commande. Convention : SECTION_ACTION (ex: MTR_FORWARD, CAM_SNAP). Majuscules, underscores. Référencé dans ID_fils pour les macros.</text:p>
          </table:table-cell>
        </table:table-row>
        <table:table-row table:style-name="ro15">
          <table:table-cell table:style-name="ce86" office:value-type="string" calcext:value-type="string">
            <text:p>Traitement</text:p>
          </table:table-cell>
          <table:table-cell table:style-name="ce88" office:value-type="string" calcext:value-type="string">
            <text:p>Mode de traitement par rz_stt_handler.sh :</text:p>
            <text:p>• SIMPLE : une seule trame VPIV construite directement depuis VAR/PROP/INST/VALEUR.</text:p>
            <text:p>• PLAN : valeur extraite dynamiquement du discours (nombre, angle, distance). VALEUR=[calculé].</text:p>
            <text:p>• COMPLEXE : macro — appels successifs des commandes listées dans ID_fils (pas de VPIV direct).</text:p>
            <text:p>• LOCAL : traitement interne SE uniquement — pas de VPIV envoyé. Réponse TTS directe depuis global.json.</text:p>
          </table:table-cell>
        </table:table-row>
        <table:table-row table:style-name="ro18">
          <table:table-cell table:style-name="ce86" office:value-type="string" calcext:value-type="string">
            <text:p>CAT</text:p>
          </table:table-cell>
          <table:table-cell table:style-name="ce87" office:value-type="string" calcext:value-type="string">
            <text:p>Catégorie du message VPIV généré :</text:p>
            <text:p>• V = Consigne — ordre à exécuter (le plus courant).</text:p>
            <text:p>• I = Information — lecture d'un état (commandes LOCAL).</text:p>
            <text:p>• A = Application — intention encapsulée dans STT:intent (toutes les commandes passent par cette encapsulation).</text:p>
            <text:p>• E = Événement — urgence ou déclencheur ponctuel.</text:p>
            <text:p>Note : toutes les commandes non-LOCAL sont encapsulées dans $A:STT:intent:*:{CAT:VAR:PROP:INST:VAL}# avant envoi vers SP.</text:p>
          </table:table-cell>
        </table:table-row>
        <table:table-row table:style-name="ro15">
          <table:table-cell table:style-name="ce86" office:value-type="string" calcext:value-type="string">
            <text:p>Destinataire</text:p>
          </table:table-cell>
          <table:table-cell table:style-name="ce88" office:value-type="string" calcext:value-type="string">
            <text:p>Composant cible du VPIV interne :</text:p>
            <text:p>• A = Arduino Mega (firmware C++)</text:p>
            <text:p>• SE = Smartphone Embarqué (scripts Termux/Python)</text:p>
            <text:p>• P = SP Node-RED (rare, ex: acquittement)</text:p>
            <text:p>Pour les macros COMPLEXE, le destinataire est celui de la commande la plus contraignante.</text:p>
          </table:table-cell>
        </table:table-row>
        <table:table-row table:style-name="ro11">
          <table:table-cell table:style-name="ce86" office:value-type="string" calcext:value-type="string">
            <text:p>moteurActif</text:p>
          </table:table-cell>
          <table:table-cell table:style-name="ce87" office:value-type="string" calcext:value-type="string">
            <text:p>0 = commande sans déplacement — autorisée même si les moteurs sont actifs.</text:p>
            <text:p>1 = commande impliquant un mouvement moteur — bloquée si typePtge=4 (mode laisse) sauf si STOP.</text:p>
          </table:table-cell>
        </table:table-row>
        <table:table-row table:style-name="ro11">
          <table:table-cell table:style-name="ce86" office:value-type="string" calcext:value-type="string">
            <text:p>Alias</text:p>
          </table:table-cell>
          <table:table-cell table:style-name="ce88" office:value-type="string" calcext:value-type="string">
            <text:p>Mots-clés et expressions reconnues par PocketSphinx. Séparateur virgule. Chaque alias est une phrase complète ou un mot-clé. Tous les mots doivent être présents dans fr.dict (généré par rz_build_dict.py). À alimenter avec des variantes naturelles.</text:p>
          </table:table-cell>
        </table:table-row>
        <table:table-row table:style-name="ro11">
          <table:table-cell table:style-name="ce86" office:value-type="string" calcext:value-type="string">
            <text:p>ID_fils</text:p>
          </table:table-cell>
          <table:table-cell table:style-name="ce87" office:value-type="string" calcext:value-type="string">
            <text:p>Pour les commandes COMPLEXE uniquement. Liste des ID à exécuter séquentiellement, séparés par des virgules. Chaque fils est traité comme SIMPLE par process_simple(). Délai inter-commandes : 200ms.</text:p>
          </table:table-cell>
        </table:table-row>
        <table:table-row table:style-name="ro9">
          <table:table-cell table:style-name="ce86" office:value-type="string" calcext:value-type="string">
            <text:p>VAR</text:p>
          </table:table-cell>
          <table:table-cell table:style-name="ce88" office:value-type="string" calcext:value-type="string">
            <text:p>Variable VPIV (module concerné). Doit correspondre exactement à la Table A. Ex: Mtr, CamSE, Lring, CfgS. Vide pour les macros COMPLEXE (--).</text:p>
          </table:table-cell>
        </table:table-row>
        <table:table-row table:style-name="ro11">
          <table:table-cell table:style-name="ce86" office:value-type="string" calcext:value-type="string">
            <text:p>PROP</text:p>
          </table:table-cell>
          <table:table-cell table:style-name="ce87" office:value-type="string" calcext:value-type="string">
            <text:p>Propriété VPIV. Doit correspondre exactement à la Table A. Les commandes événements ponctuels s'écrivent (reset), (clear) avec parenthèses si présentes dans Table A. Vide pour COMPLEXE (--).</text:p>
          </table:table-cell>
        </table:table-row>
        <table:table-row table:style-name="ro11">
          <table:table-cell table:style-name="ce86" office:value-type="string" calcext:value-type="string">
            <text:p>INSTANCE</text:p>
          </table:table-cell>
          <table:table-cell table:style-name="ce88" office:value-type="string" calcext:value-type="string">
            <text:p>Instance cible. * = toutes/unique. Valeurs spécifiques : rear, front (caméra), THB, TGD (servos), SE (smartphone), A (arduino). Vide pour COMPLEXE (--).</text:p>
          </table:table-cell>
        </table:table-row>
        <table:table-row table:style-name="ro18">
          <table:table-cell table:style-name="ce86" office:value-type="string" calcext:value-type="string">
            <text:p>VALEUR</text:p>
          </table:table-cell>
          <table:table-cell table:style-name="ce87" office:value-type="string" calcext:value-type="string">
            <text:p>Valeur de la trame VPIV :</text:p>
            <text:p>• Fixe : valeur directement inscrite (ex: 50,0,2 pour Mtr:cmd).</text:p>
            <text:p>• [calculé] : pour les PLAN, valeur extraite du discours par le handler.</text:p>
            <text:p>• ? : pour les LOCAL, valeur lue dans global.json.</text:p>
            <text:p>• - : pour les COMPLEXE.</text:p>
            <text:p>Format Mtr:cmd → vitesse,angle,accélération (3 entiers, ex: 50,0,2).</text:p>
          </table:table-cell>
        </table:table-row>
        <table:table-row table:style-name="ro11">
          <table:table-cell table:style-name="ce86" office:value-type="string" calcext:value-type="string">
            <text:p>Alias-TTS</text:p>
          </table:table-cell>
          <table:table-cell table:style-name="ce88" office:value-type="string" calcext:value-type="string">
            <text:p>Phrases de réponse vocale (feedback). Séparateur | entre les variantes. Le handler choisit aléatoirement une variante à chaque exécution. Vide = pas de retour vocal. Garder court (1 phrase max) pour la fluidité.</text:p>
          </table:table-cell>
        </table:table-row>
        <table:table-row table:style-name="ro13">
          <table:table-cell table:style-name="ce86" office:value-type="string" calcext:value-type="string">
            <text:p>Statut</text:p>
          </table:table-cell>
          <table:table-cell table:style-name="ce87" office:value-type="string" calcext:value-type="string">
            <text:p>État de la commande :</text:p>
            <text:p>• OK = Implémenté, testé, cohérent avec Table A.</text:p>
            <text:p>• Pro = Proposé ou partiel — fonctionnel mais à valider / étoffer (issu de V2 ou non encore testé).</text:p>
            <text:p>• ⛔ = Problème détecté — ne pas utiliser avant correction.</text:p>
          </table:table-cell>
        </table:table-row>
        <table:table-row table:style-name="ro11">
          <table:table-cell table:style-name="ce86" office:value-type="string" calcext:value-type="string">
            <text:p>Note Technique</text:p>
          </table:table-cell>
          <table:table-cell table:style-name="ce88" office:value-type="string" calcext:value-type="string">
            <text:p>Remarques de développement : précisions sur le format de valeur, contraintes d'usage, historique de correction, dépendances. Lecture développeur uniquement.</text:p>
          </table:table-cell>
        </table:table-row>
        <table:table-row table:style-name="ro9" table:number-rows-repeated="1048560">
          <table:table-cell table:number-columns-repeated="2"/>
        </table:table-row>
        <table:table-row table:style-name="ro9">
          <table:table-cell table:number-columns-repeated="2"/>
        </table:table-row>
      </table:table>
      <table:named-expressions/>
      <table:database-ranges>
        <table:database-range table:name="__Anonymous_Sheet_DB__1" table:target-range-address="Table_A_Arduino.A2:Table_A_Arduino.O166" table:display-filter-buttons="true">
          <table:filter>
            <table:filter-and>
              <table:filter-condition table:value="Urg" table:operator="=" table:field-number="1"/>
            </table:filter-and>
          </table:filter>
        </table:database-range>
        <table:database-range table:name="__Anonymous_Sheet_DB__5" table:target-range-address="TableD_STT_Vdev.A1:TableD_STT_Vdev.O19" table:display-filter-buttons="true"/>
        <table:database-range table:name="__Anonymous_Sheet_DB__6" table:target-range-address="'TableVarSyntheseV-Avril'.A1:'TableVarSyntheseV-Avril'.O248" table:display-filter-buttons="true">
          <table:filter>
            <table:filter-and>
              <table:filter-condition table:value="STT" table:operator="=" table:field-number="1">
                <table:filter-set-item table:value="STT"/>
                <table:filter-set-item table:value="Voice"/>
              </table:filter-condition>
            </table:filter-and>
          </table:filter>
        </table:database-range>
        <table:database-range table:name="__Anonymous_Sheet_DB__7" table:target-range-address="'TableC-vdev'.A1:'TableC-vdev'.F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09:50:38.20105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5f_A_5f_Arduino" style:display-name="PageStyle_Table_A_Arduin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dit_5f_Cohérence" style:display-name="PageStyle_Audit_Cohére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égende" style:display-name="PageStyle_Légen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5f_A_5f_SE" style:display-name="PageStyle_Table_A_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5f_A_5f_Fusion" style:display-name="PageStyle_Table_A_Fu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3-13T13:55:30</meta:creation-date>
    <dc:date>2026-04-22T12:43:46.388975900</dc:date>
    <meta:generator>LibreOffice/26.2.0.3$Windows_X86_64 LibreOffice_project/620$Build-3</meta:generator>
    <meta:editing-duration>P12DT1H53M53S</meta:editing-duration>
    <meta:editing-cycles>26</meta:editing-cycles>
    <meta:document-statistic meta:table-count="10" meta:cell-count="9157" meta:object-count="0"/>
    <meta:user-defined meta:name="AppVersion">3.1</meta:user-defined>
  </office:meta>
</office:document-meta>
</file>